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70000018D7D599187E832221E.png" manifest:media-type="image/png"/>
  <manifest:file-entry manifest:full-path="Pictures/100002010000030B000001FB9174819D6881B7CB.png" manifest:media-type="image/png"/>
  <manifest:file-entry manifest:full-path="Pictures/100002010000030D0000028A4FCA11EE7D531BC8.png" manifest:media-type="image/png"/>
  <manifest:file-entry manifest:full-path="Pictures/100002010000037F0000018A4CB5F10016744CFB.png" manifest:media-type="image/png"/>
  <manifest:file-entry manifest:full-path="Pictures/100002010000037E00000105E462A04087F547DC.png" manifest:media-type="image/png"/>
  <manifest:file-entry manifest:full-path="Pictures/100002010000035B0000015A9256180AAB7B2287.png" manifest:media-type="image/png"/>
  <manifest:file-entry manifest:full-path="Pictures/10000201000003620000009543E9D3EFE4033681.png" manifest:media-type="image/png"/>
  <manifest:file-entry manifest:full-path="Pictures/100002010000037B000000A6B46FF93A13CEED47.png" manifest:media-type="image/png"/>
  <manifest:file-entry manifest:full-path="Pictures/10000201000003A900000260EDA2730F99116033.png" manifest:media-type="image/png"/>
  <manifest:file-entry manifest:full-path="Pictures/100002010000037D00000089E8610034CF936D58.png" manifest:media-type="image/png"/>
  <manifest:file-entry manifest:full-path="Pictures/100002010000037C00000035773B980EF4736E92.png" manifest:media-type="image/png"/>
  <manifest:file-entry manifest:full-path="Pictures/10000201000002EE00000065598BD2CA2ACF18BB.png" manifest:media-type="image/png"/>
  <manifest:file-entry manifest:full-path="Pictures/100002010000037C0000019B0CC64C131B4C34C1.png" manifest:media-type="image/png"/>
  <manifest:file-entry manifest:full-path="Pictures/1000020100000352000001A4469B4AC92E0A3BD7.png" manifest:media-type="image/png"/>
  <manifest:file-entry manifest:full-path="Pictures/100002010000032000000189231F48745E1D0043.png" manifest:media-type="image/png"/>
  <manifest:file-entry manifest:full-path="Pictures/100002010000037F0000006F6268031F190044AB.png" manifest:media-type="image/png"/>
  <manifest:file-entry manifest:full-path="Pictures/1000020100000352000001A44BE184AD675FC7C8.png" manifest:media-type="image/png"/>
  <manifest:file-entry manifest:full-path="Pictures/10000201000002C1000001780825492AC1599B4E.png" manifest:media-type="image/png"/>
  <manifest:file-entry manifest:full-path="Pictures/10000201000003810000018B28CECAE417CC3204.png" manifest:media-type="image/png"/>
  <manifest:file-entry manifest:full-path="Pictures/10000201000003F5000000812058B16DD7B09C3E.png" manifest:media-type="image/png"/>
  <manifest:file-entry manifest:full-path="Pictures/10000201000003ED00000094ED8F1D494305AF6E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0D10000008CEA3FC5F5175B33A8.png" manifest:media-type="image/png"/>
  <manifest:file-entry manifest:full-path="Pictures/1000020100000352000001A4398AEF52BA9C1736.png" manifest:media-type="image/png"/>
  <manifest:file-entry manifest:full-path="Pictures/100002010000037D0000004556BA510CCAD76C6B.png" manifest:media-type="image/png"/>
  <manifest:file-entry manifest:full-path="Pictures/100002010000037D0000019AD248BA8C8017804A.png" manifest:media-type="image/png"/>
  <manifest:file-entry manifest:full-path="Pictures/100002010000032B0000018D3F71B1D65D722F2A.png" manifest:media-type="image/png"/>
  <manifest:file-entry manifest:full-path="Pictures/100002010000035F0000018ACBB23094AF11098A.png" manifest:media-type="image/png"/>
  <manifest:file-entry manifest:full-path="Pictures/100002010000037D00000089D220BC486BCC98F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settings.xml" manifest:media-type="text/xml"/>
  <manifest:file-entry manifest:full-path="Object 164/settings.xml" manifest:media-type="text/xml"/>
  <manifest:file-entry manifest:full-path="Object 164/content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6" manifest:media-type="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686cm" fo:margin-left="0.069cm" fo:break-before="page" table:align="left" style:writing-mode="lr-tb"/>
    </style:style>
    <style:style style:name="Table3.A" style:family="table-column">
      <style:table-column-properties style:column-width="5.212cm"/>
    </style:style>
    <style:style style:name="Table3.B" style:family="table-column">
      <style:table-column-properties style:column-width="1.852cm"/>
    </style:style>
    <style:style style:name="Table3.C" style:family="table-column">
      <style:table-column-properties style:column-width="1.543cm"/>
    </style:style>
    <style:style style:name="Table3.D" style:family="table-column">
      <style:table-column-properties style:column-width="1.605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782cm"/>
    </style:style>
    <style:style style:name="Table3.G" style:family="table-column">
      <style:table-column-properties style:column-width="2.999cm"/>
    </style:style>
    <style:style style:name="Table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fo:break-before="page" table:align="margins" style:writing-mode="lr-tb"/>
    </style:style>
    <style:style style:name="Дивиденды.A" style:family="table-column">
      <style:table-column-properties style:column-width="7.114cm" style:rel-column-width="28255*"/>
    </style:style>
    <style:style style:name="Дивиденды.B" style:family="table-column">
      <style:table-column-properties style:column-width="3.067cm" style:rel-column-width="12183*"/>
    </style:style>
    <style:style style:name="Дивиденды.C" style:family="table-column">
      <style:table-column-properties style:column-width="3.313cm" style:rel-column-width="13157*"/>
    </style:style>
    <style:style style:name="Дивиденды.D" style:family="table-column">
      <style:table-column-properties style:column-width="3.006cm" style:rel-column-width="1194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fo:margin-left="0cm" table:align="left" style:writing-mode="lr-tb"/>
    </style:style>
    <style:style style:name="Table4.A" style:family="table-column">
      <style:table-column-properties style:column-width="3.704cm"/>
    </style:style>
    <style:style style:name="Table4.B" style:family="table-column">
      <style:table-column-properties style:column-width="2.895cm"/>
    </style:style>
    <style:style style:name="Table4.C" style:family="table-column">
      <style:table-column-properties style:column-width="3.3cm"/>
    </style:style>
    <style:style style:name="Table4.E" style:family="table-column">
      <style:table-column-properties style:column-width="3.311cm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1.905cm"/>
    </style:style>
    <style:style style:name="Table7.B" style:family="table-column">
      <style:table-column-properties style:column-width="5.009cm"/>
    </style:style>
    <style:style style:name="Table7.C" style:family="table-column">
      <style:table-column-properties style:column-width="3.986cm"/>
    </style:style>
    <style:style style:name="Table7.D" style:family="table-column">
      <style:table-column-properties style:column-width="3.21cm"/>
    </style:style>
    <style:style style:name="Table7.E" style:family="table-column">
      <style:table-column-properties style:column-width="2.796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8" style:family="paragraph" style:parent-style-name="Standard">
      <style:text-properties fo:font-size="14pt" style:font-size-asian="14pt" style:font-name-complex="Times New Roman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10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11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12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13" style:family="paragraph" style:parent-style-name="Standard">
      <style:text-properties fo:font-size="14pt" officeooo:rsid="0336257a" officeooo:paragraph-rsid="0336257a" style:font-size-asian="14pt" style:font-name-complex="Times New Roman" style:font-size-complex="14pt"/>
    </style:style>
    <style:style style:name="P14" style:family="paragraph" style:parent-style-name="Standard">
      <style:text-properties fo:font-size="14pt" officeooo:paragraph-rsid="02259a35" style:font-size-asian="14pt" style:font-size-complex="14pt"/>
    </style:style>
    <style:style style:name="P15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16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17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257d5d8" officeooo:paragraph-rsid="0224f617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1365f98" officeooo:paragraph-rsid="0224f617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22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23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25" style:family="paragraph" style:parent-style-name="Standard">
      <style:text-properties fo:font-size="14pt" officeooo:paragraph-rsid="0224f617" style:font-size-asian="14pt" style:font-size-complex="14pt"/>
    </style:style>
    <style:style style:name="P26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27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28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29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30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31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32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34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35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36" style:family="paragraph" style:parent-style-name="Standard">
      <style:text-properties fo:font-size="14pt" officeooo:paragraph-rsid="02f55d5c" style:font-size-asian="14pt" style:font-size-complex="14pt"/>
    </style:style>
    <style:style style:name="P37" style:family="paragraph" style:parent-style-name="Standard">
      <style:text-properties fo:font-size="14pt" officeooo:rsid="0307076a" officeooo:paragraph-rsid="0307076a" style:font-size-asian="14pt" style:font-size-complex="14pt"/>
    </style:style>
    <style:style style:name="P38" style:family="paragraph" style:parent-style-name="Standard">
      <style:text-properties fo:font-size="14pt" officeooo:rsid="0307076a" officeooo:paragraph-rsid="030bd878" style:font-size-asian="14pt" style:font-size-complex="14pt"/>
    </style:style>
    <style:style style:name="P39" style:family="paragraph" style:parent-style-name="Standard">
      <style:text-properties fo:font-size="14pt" officeooo:paragraph-rsid="031335da" style:font-size-asian="14pt" style:font-size-complex="14pt"/>
    </style:style>
    <style:style style:name="P40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rsid="0139677c" officeooo:paragraph-rsid="034e26e8" style:font-size-asian="14pt" style:font-size-complex="14pt"/>
    </style:style>
    <style:style style:name="P42" style:family="paragraph" style:parent-style-name="Standard">
      <style:text-properties fo:font-size="14pt" officeooo:rsid="013a4a8f" officeooo:paragraph-rsid="034e44ec" style:font-size-asian="14pt" style:font-size-complex="14pt"/>
    </style:style>
    <style:style style:name="P43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44" style:family="paragraph" style:parent-style-name="Standard">
      <style:text-properties fo:font-size="14pt" fo:font-style="normal" officeooo:rsid="00d1190c" officeooo:paragraph-rsid="027abb30" style:font-size-asian="14pt" style:font-style-asian="normal" style:font-size-complex="14pt" style:font-style-complex="normal"/>
    </style:style>
    <style:style style:name="P45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46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47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48" style:family="paragraph" style:parent-style-name="Standard"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49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50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51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52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53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54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55" style:family="paragraph" style:parent-style-name="Standard">
      <style:text-properties fo:font-size="14pt" officeooo:rsid="028e1c4f" officeooo:paragraph-rsid="033f6e87" style:font-size-asian="12.25pt" style:font-size-complex="14pt"/>
    </style:style>
    <style:style style:name="P56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57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58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59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60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61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officeooo:paragraph-rsid="02af8868" style:font-name-complex="Times New Roman"/>
    </style:style>
    <style:style style:name="P63" style:family="paragraph" style:parent-style-name="Standard">
      <style:text-properties officeooo:paragraph-rsid="0224f617"/>
    </style:style>
    <style:style style:name="P64" style:family="paragraph" style:parent-style-name="Standard">
      <style:text-properties officeooo:rsid="019fd2c4" officeooo:paragraph-rsid="02259a35"/>
    </style:style>
    <style:style style:name="P65" style:family="paragraph" style:parent-style-name="Standard">
      <style:text-properties officeooo:rsid="026a75b0" officeooo:paragraph-rsid="02259a35"/>
    </style:style>
    <style:style style:name="P66" style:family="paragraph" style:parent-style-name="Standard">
      <style:text-properties officeooo:paragraph-rsid="02259a35"/>
    </style:style>
    <style:style style:name="P67" style:family="paragraph" style:parent-style-name="Standard">
      <style:text-properties officeooo:paragraph-rsid="0238d2c4"/>
    </style:style>
    <style:style style:name="P68" style:family="paragraph" style:parent-style-name="Standard">
      <style:text-properties officeooo:rsid="0239d36f" officeooo:paragraph-rsid="0239d36f"/>
    </style:style>
    <style:style style:name="P69" style:family="paragraph" style:parent-style-name="Standard">
      <style:text-properties officeooo:paragraph-rsid="02641f55"/>
    </style:style>
    <style:style style:name="P70" style:family="paragraph" style:parent-style-name="Standard">
      <style:text-properties officeooo:paragraph-rsid="02646458"/>
    </style:style>
    <style:style style:name="P71" style:family="paragraph" style:parent-style-name="Standard">
      <style:text-properties officeooo:rsid="027a9143" officeooo:paragraph-rsid="027a9143"/>
    </style:style>
    <style:style style:name="P72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73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74" style:family="paragraph" style:parent-style-name="Standard">
      <style:paragraph-properties fo:line-height="100%"/>
      <style:text-properties officeooo:paragraph-rsid="02af8868"/>
    </style:style>
    <style:style style:name="P75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76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77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78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79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80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81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 style:font-weight-complex="bold"/>
    </style:style>
    <style:style style:name="P82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83" style:family="paragraph" style:parent-style-name="Standard">
      <style:text-properties officeooo:paragraph-rsid="02f92369"/>
    </style:style>
    <style:style style:name="P84" style:family="paragraph" style:parent-style-name="Standard">
      <style:text-properties officeooo:rsid="02320a48" officeooo:paragraph-rsid="03059daf"/>
    </style:style>
    <style:style style:name="P85" style:family="paragraph" style:parent-style-name="Standard">
      <style:text-properties officeooo:paragraph-rsid="0306cfbf"/>
    </style:style>
    <style:style style:name="P86" style:family="paragraph" style:parent-style-name="Standard">
      <style:text-properties officeooo:paragraph-rsid="023a5d35"/>
    </style:style>
    <style:style style:name="P87" style:family="paragraph" style:parent-style-name="Standard">
      <style:text-properties officeooo:rsid="0307076a" officeooo:paragraph-rsid="0307076a"/>
    </style:style>
    <style:style style:name="P88" style:family="paragraph" style:parent-style-name="Standard">
      <style:text-properties officeooo:rsid="0307076a" officeooo:paragraph-rsid="03082610"/>
    </style:style>
    <style:style style:name="P89" style:family="paragraph" style:parent-style-name="Standard">
      <style:text-properties officeooo:paragraph-rsid="030cccde"/>
    </style:style>
    <style:style style:name="P90" style:family="paragraph" style:parent-style-name="Standard">
      <style:text-properties officeooo:paragraph-rsid="02dca471"/>
    </style:style>
    <style:style style:name="P91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9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9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94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9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9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9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9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9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100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101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102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103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104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105" style:family="paragraph" style:parent-style-name="Standard" style:list-style-name="WW8Num4"/>
    <style:style style:name="P106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107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108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109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110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 style:font-weight-complex="bold"/>
    </style:style>
    <style:style style:name="P111" style:family="paragraph" style:parent-style-name="Standard" style:list-style-name="L1"/>
    <style:style style:name="P112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113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114" style:family="paragraph" style:parent-style-name="Standard">
      <style:text-properties fo:font-size="14pt" officeooo:paragraph-rsid="02259a35" style:font-size-asian="14pt" style:font-size-complex="14pt"/>
    </style:style>
    <style:style style:name="P115" style:family="paragraph" style:parent-style-name="Standard">
      <style:text-properties fo:font-size="14pt" officeooo:paragraph-rsid="031335da" style:font-size-asian="14pt" style:font-size-complex="14pt"/>
    </style:style>
    <style:style style:name="P116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117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118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119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120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121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122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123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124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25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126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127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128" style:family="paragraph" style:parent-style-name="Standard">
      <style:text-properties fo:font-size="14pt" fo:font-style="normal" officeooo:rsid="0299587c" officeooo:paragraph-rsid="032451d8" style:font-size-asian="14pt" style:font-style-asian="normal" style:font-size-complex="14pt" style:font-style-complex="normal"/>
    </style:style>
    <style:style style:name="P129" style:family="paragraph" style:parent-style-name="Standard">
      <style:paragraph-properties fo:text-align="justify" style:justify-single-word="false"/>
      <style:text-properties fo:font-size="14pt" officeooo:rsid="028da146" officeooo:paragraph-rsid="028da146" style:font-size-asian="12.25pt" style:font-size-complex="14pt"/>
    </style:style>
    <style:style style:name="P130" style:family="paragraph" style:parent-style-name="Standard" style:list-style-name="L2"/>
    <style:style style:name="P131" style:family="paragraph" style:parent-style-name="Standard" style:list-style-name="L3"/>
    <style:style style:name="P132" style:family="paragraph" style:parent-style-name="Standard" style:list-style-name="WW8Num6"/>
    <style:style style:name="P133" style:family="paragraph" style:parent-style-name="Standard" style:list-style-name="L4">
      <style:text-properties officeooo:paragraph-rsid="0224f617"/>
    </style:style>
    <style:style style:name="P134" style:family="paragraph" style:parent-style-name="Standard" style:list-style-name="L5"/>
    <style:style style:name="P135" style:family="paragraph" style:parent-style-name="Standard" style:list-style-name="L6"/>
    <style:style style:name="P136" style:family="paragraph" style:parent-style-name="Standard" style:list-style-name="WW8Num8"/>
    <style:style style:name="P137" style:family="paragraph" style:parent-style-name="Standard">
      <style:text-properties officeooo:paragraph-rsid="02259a35"/>
    </style:style>
    <style:style style:name="P138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139" style:family="paragraph" style:parent-style-name="Standard">
      <style:paragraph-properties fo:line-height="150%"/>
    </style:style>
    <style:style style:name="P140" style:family="paragraph" style:parent-style-name="Standard">
      <style:text-properties officeooo:paragraph-rsid="0224f617"/>
    </style:style>
    <style:style style:name="P141" style:family="paragraph" style:parent-style-name="Standard">
      <style:paragraph-properties fo:margin-left="0cm" fo:margin-right="0cm" fo:text-indent="0cm" style:auto-text-indent="false"/>
    </style:style>
    <style:style style:name="P142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143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144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145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8d1dd" style:font-size-asian="14pt" style:font-size-complex="14pt" fo:hyphenate="false" fo:hyphenation-remain-char-count="2" fo:hyphenation-push-char-count="2"/>
    </style:style>
    <style:style style:name="P146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47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148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149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cc0d2" fo:hyphenate="false" fo:hyphenation-remain-char-count="2" fo:hyphenation-push-char-count="2"/>
    </style:style>
    <style:style style:name="P150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151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152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153" style:family="paragraph" style:parent-style-name="Heading_20_1">
      <style:paragraph-properties fo:break-before="page"/>
    </style:style>
    <style:style style:name="P154" style:family="paragraph" style:parent-style-name="Heading_20_1">
      <style:paragraph-properties fo:break-before="page"/>
      <style:text-properties style:font-size-complex="16pt"/>
    </style:style>
    <style:style style:name="P155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156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157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158" style:family="paragraph" style:parent-style-name="Heading_20_3">
      <style:text-properties officeooo:paragraph-rsid="0224f617"/>
    </style:style>
    <style:style style:name="P159" style:family="paragraph" style:parent-style-name="Heading_20_3">
      <style:text-properties officeooo:paragraph-rsid="02259a35"/>
    </style:style>
    <style:style style:name="P160" style:family="paragraph" style:parent-style-name="Heading_20_3">
      <style:text-properties officeooo:paragraph-rsid="031335da"/>
    </style:style>
    <style:style style:name="P161" style:family="paragraph" style:parent-style-name="Heading_20_3">
      <style:text-properties officeooo:paragraph-rsid="02259a35" style:font-size-complex="16pt"/>
    </style:style>
    <style:style style:name="P162" style:family="paragraph" style:parent-style-name="Heading_20_3">
      <style:text-properties officeooo:paragraph-rsid="030171ad"/>
    </style:style>
    <style:style style:name="P163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164" style:family="paragraph" style:parent-style-name="Heading_20_2">
      <style:text-properties officeooo:paragraph-rsid="0224f617"/>
    </style:style>
    <style:style style:name="P165" style:family="paragraph" style:parent-style-name="Heading_20_2">
      <style:text-properties officeooo:rsid="01c932b5" officeooo:paragraph-rsid="0224f617"/>
    </style:style>
    <style:style style:name="P166" style:family="paragraph" style:parent-style-name="Heading_20_2">
      <style:text-properties officeooo:paragraph-rsid="02259a35"/>
    </style:style>
    <style:style style:name="P167" style:family="paragraph" style:parent-style-name="Heading_20_2">
      <style:text-properties style:font-size-complex="16pt"/>
    </style:style>
    <style:style style:name="P168" style:family="paragraph" style:parent-style-name="Heading_20_2">
      <style:text-properties officeooo:paragraph-rsid="02259a35" style:font-size-complex="16pt"/>
    </style:style>
    <style:style style:name="P169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170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171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172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173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174" style:family="paragraph" style:parent-style-name="List_20_Paragraph" style:list-style-name="WW8Num3">
      <style:text-properties fo:font-size="14pt" officeooo:rsid="02a90df4" officeooo:paragraph-rsid="02dff9a2" style:font-size-asian="14pt" style:font-name-complex="Times New Roman" style:font-size-complex="14pt"/>
    </style:style>
    <style:style style:name="P175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176" style:family="paragraph" style:parent-style-name="List_20_Paragraph" style:list-style-name="WW8Num3">
      <style:text-properties fo:font-size="14pt" officeooo:rsid="008d1b4b" officeooo:paragraph-rsid="02dff9a2" style:font-size-asian="14pt" style:font-name-complex="Times New Roman" style:font-size-complex="14pt"/>
    </style:style>
    <style:style style:name="P177" style:family="paragraph" style:parent-style-name="List_20_Paragraph" style:list-style-name="WW8Num3">
      <style:text-properties fo:font-size="14pt" officeooo:rsid="00d1190c" officeooo:paragraph-rsid="02dff9a2" style:font-size-asian="14pt" style:font-name-complex="Times New Roman" style:font-size-complex="14pt"/>
    </style:style>
    <style:style style:name="P178" style:family="paragraph" style:parent-style-name="List_20_Paragraph" style:list-style-name="WW8Num3">
      <style:text-properties fo:font-size="14pt" officeooo:rsid="01051383" officeooo:paragraph-rsid="02dff9a2" style:font-size-asian="14pt" style:font-name-complex="Times New Roman" style:font-size-complex="14pt"/>
    </style:style>
    <style:style style:name="P179" style:family="paragraph" style:parent-style-name="List_20_Paragraph" style:list-style-name="WW8Num3">
      <style:text-properties fo:font-size="14pt" officeooo:paragraph-rsid="02e07c87" style:font-size-asian="14pt" style:font-name-complex="Times New Roman" style:font-size-complex="14pt"/>
    </style:style>
    <style:style style:name="P180" style:family="paragraph" style:parent-style-name="List_20_Paragraph" style:list-style-name="WW8Num3">
      <style:text-properties fo:font-size="14pt" officeooo:paragraph-rsid="02dff9a2" style:font-size-asian="14pt" style:font-name-complex="Times New Roman" style:font-size-complex="14pt"/>
    </style:style>
    <style:style style:name="P181" style:family="paragraph" style:parent-style-name="List_20_Paragraph" style:list-style-name="WW8Num3">
      <style:text-properties fo:font-size="14pt" officeooo:rsid="01d32d01" officeooo:paragraph-rsid="02dff9a2" style:font-size-asian="14pt" style:font-name-complex="Times New Roman" style:font-size-complex="14pt"/>
    </style:style>
    <style:style style:name="P182" style:family="paragraph" style:parent-style-name="List_20_Paragraph" style:list-style-name="WW8Num3">
      <style:text-properties fo:font-size="14pt" officeooo:rsid="01d50d87" officeooo:paragraph-rsid="02e07c87" style:font-size-asian="14pt" style:font-name-complex="Times New Roman" style:font-size-complex="14pt"/>
    </style:style>
    <style:style style:name="P183" style:family="paragraph" style:parent-style-name="List_20_Paragraph" style:list-style-name="WW8Num3">
      <style:text-properties fo:font-size="14pt" officeooo:rsid="01e76398" officeooo:paragraph-rsid="02dff9a2" style:font-size-asian="14pt" style:font-name-complex="Times New Roman" style:font-size-complex="14pt"/>
    </style:style>
    <style:style style:name="P184" style:family="paragraph" style:parent-style-name="List_20_Paragraph" style:list-style-name="WW8Num3">
      <style:text-properties fo:font-size="14pt" officeooo:rsid="02b31f93" officeooo:paragraph-rsid="02dff9a2" style:font-size-asian="14pt" style:font-name-complex="Times New Roman" style:font-size-complex="14pt"/>
    </style:style>
    <style:style style:name="P185" style:family="paragraph" style:parent-style-name="List_20_Paragraph" style:list-style-name="WW8Num3">
      <style:text-properties fo:font-size="14pt" officeooo:rsid="03045f41" officeooo:paragraph-rsid="02dff9a2" style:font-size-asian="14pt" style:font-name-complex="Times New Roman" style:font-size-complex="14pt"/>
    </style:style>
    <style:style style:name="P186" style:family="paragraph" style:parent-style-name="List_20_Paragraph" style:list-style-name="WW8Num3">
      <style:text-properties fo:font-size="14pt" officeooo:rsid="028beb01" officeooo:paragraph-rsid="02dff9a2" style:font-size-asian="14pt" style:font-name-complex="Times New Roman" style:font-size-complex="14pt"/>
    </style:style>
    <style:style style:name="P187" style:family="paragraph" style:parent-style-name="List_20_Paragraph" style:list-style-name="WW8Num3">
      <style:text-properties fo:font-size="14pt" officeooo:rsid="02a7ba01" officeooo:paragraph-rsid="02dff9a2" style:font-size-asian="14pt" style:font-name-complex="Times New Roman" style:font-size-complex="14pt"/>
    </style:style>
    <style:style style:name="P188" style:family="paragraph" style:parent-style-name="List_20_Paragraph" style:list-style-name="WW8Num3">
      <style:text-properties fo:font-size="14pt" officeooo:rsid="02d347ea" officeooo:paragraph-rsid="02dff9a2" style:font-size-asian="14pt" style:font-name-complex="Times New Roman" style:font-size-complex="14pt"/>
    </style:style>
    <style:style style:name="P18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9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91" style:family="paragraph" style:parent-style-name="Image">
      <style:text-properties fo:font-size="12pt" style:font-size-asian="12pt" style:font-size-complex="12pt"/>
    </style:style>
    <style:style style:name="P192" style:family="paragraph" style:parent-style-name="Image">
      <style:paragraph-properties fo:break-before="page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3dfaa" style:font-size-asian="14pt" style:font-name-complex="Times New Roman" style:font-size-complex="14pt"/>
    </style:style>
    <style:style style:name="T18" style:family="text">
      <style:text-properties fo:font-size="14pt" officeooo:rsid="025dff38" style:font-size-asian="14pt" style:font-name-complex="Times New Roman" style:font-size-complex="14pt"/>
    </style:style>
    <style:style style:name="T19" style:family="text">
      <style:text-properties fo:font-size="14pt" officeooo:rsid="0260fab7" style:font-size-asian="14pt" style:font-name-complex="Times New Roman" style:font-size-complex="14pt"/>
    </style:style>
    <style:style style:name="T20" style:family="text">
      <style:text-properties fo:font-size="14pt" officeooo:rsid="025e1a05" style:font-size-asian="14pt" style:font-name-complex="Times New Roman" style:font-size-complex="14pt"/>
    </style:style>
    <style:style style:name="T21" style:family="text">
      <style:text-properties fo:font-size="14pt" officeooo:rsid="02625abe" style:font-size-asian="14pt" style:font-name-complex="Times New Roman" style:font-size-complex="14pt"/>
    </style:style>
    <style:style style:name="T22" style:family="text">
      <style:text-properties fo:font-size="14pt" officeooo:rsid="025f0303" style:font-size-asian="14pt" style:font-name-complex="Times New Roman" style:font-size-complex="14pt"/>
    </style:style>
    <style:style style:name="T23" style:family="text">
      <style:text-properties fo:font-size="14pt" officeooo:rsid="0263683b" style:font-size-asian="14pt" style:font-name-complex="Times New Roman" style:font-size-complex="14pt"/>
    </style:style>
    <style:style style:name="T24" style:family="text">
      <style:text-properties fo:font-size="14pt" officeooo:rsid="026673ee" style:font-size-asian="14pt" style:font-name-complex="Times New Roman" style:font-size-complex="14pt"/>
    </style:style>
    <style:style style:name="T25" style:family="text">
      <style:text-properties fo:font-size="14pt" officeooo:rsid="0266972a" style:font-size-asian="14pt" style:font-name-complex="Times New Roman" style:font-size-complex="14pt"/>
    </style:style>
    <style:style style:name="T26" style:family="text">
      <style:text-properties fo:font-size="14pt" officeooo:rsid="02679d53" style:font-size-asian="14pt" style:font-name-complex="Times New Roman" style:font-size-complex="14pt"/>
    </style:style>
    <style:style style:name="T27" style:family="text">
      <style:text-properties fo:font-size="14pt" officeooo:rsid="026cae09" style:font-size-asian="14pt" style:font-name-complex="Times New Roman" style:font-size-complex="14pt"/>
    </style:style>
    <style:style style:name="T28" style:family="text">
      <style:text-properties fo:font-size="14pt" officeooo:rsid="026abd89" style:font-size-asian="14pt" style:font-name-complex="Times New Roman" style:font-size-complex="14pt"/>
    </style:style>
    <style:style style:name="T29" style:family="text">
      <style:text-properties fo:font-size="14pt" officeooo:rsid="026f4647" style:font-size-asian="14pt" style:font-name-complex="Times New Roman" style:font-size-complex="14pt"/>
    </style:style>
    <style:style style:name="T30" style:family="text">
      <style:text-properties fo:font-size="14pt" officeooo:rsid="026e57cb" style:font-size-asian="14pt" style:font-name-complex="Times New Roman" style:font-size-complex="14pt"/>
    </style:style>
    <style:style style:name="T31" style:family="text">
      <style:text-properties fo:font-size="14pt" officeooo:rsid="0253a82a" style:font-size-asian="14pt" style:font-name-complex="Times New Roman" style:font-size-complex="14pt"/>
    </style:style>
    <style:style style:name="T32" style:family="text">
      <style:text-properties fo:font-size="14pt" officeooo:rsid="02e36c82" style:font-size-asian="14pt" style:font-name-complex="Times New Roman" style:font-size-complex="14pt"/>
    </style:style>
    <style:style style:name="T33" style:family="text">
      <style:text-properties fo:font-size="14pt" officeooo:rsid="02337a7f" style:font-size-asian="14pt" style:font-name-complex="Times New Roman" style:font-size-complex="14pt"/>
    </style:style>
    <style:style style:name="T34" style:family="text">
      <style:text-properties fo:font-size="14pt" officeooo:rsid="0238d2c4" style:font-size-asian="14pt" style:font-name-complex="Times New Roman" style:font-size-complex="14pt"/>
    </style:style>
    <style:style style:name="T35" style:family="text">
      <style:text-properties fo:font-size="14pt" officeooo:rsid="00845d87" style:font-size-asian="14pt" style:font-name-complex="Times New Roman" style:font-size-complex="14pt"/>
    </style:style>
    <style:style style:name="T36" style:family="text">
      <style:text-properties fo:font-size="14pt" officeooo:rsid="023b2a9a" style:font-size-asian="14pt" style:font-name-complex="Times New Roman" style:font-size-complex="14pt"/>
    </style:style>
    <style:style style:name="T37" style:family="text">
      <style:text-properties fo:font-size="14pt" officeooo:rsid="023a5d35" style:font-size-asian="14pt" style:font-name-complex="Times New Roman" style:font-size-complex="14pt"/>
    </style:style>
    <style:style style:name="T38" style:family="text">
      <style:text-properties fo:font-size="14pt" officeooo:rsid="023e4277" style:font-size-asian="14pt" style:font-name-complex="Times New Roman" style:font-size-complex="14pt"/>
    </style:style>
    <style:style style:name="T39" style:family="text">
      <style:text-properties fo:font-size="14pt" officeooo:rsid="02513c93" style:font-size-asian="14pt" style:font-name-complex="Times New Roman" style:font-size-complex="14pt"/>
    </style:style>
    <style:style style:name="T40" style:family="text">
      <style:text-properties fo:font-size="14pt" officeooo:rsid="02543824" style:font-size-asian="14pt" style:font-name-complex="Times New Roman" style:font-size-complex="14pt"/>
    </style:style>
    <style:style style:name="T41" style:family="text">
      <style:text-properties fo:font-size="14pt" officeooo:rsid="02565d0d" style:font-size-asian="14pt" style:font-name-complex="Times New Roman" style:font-size-complex="14pt"/>
    </style:style>
    <style:style style:name="T42" style:family="text">
      <style:text-properties fo:font-size="14pt" officeooo:rsid="02573071" style:font-size-asian="14pt" style:font-name-complex="Times New Roman" style:font-size-complex="14pt"/>
    </style:style>
    <style:style style:name="T43" style:family="text">
      <style:text-properties fo:font-size="14pt" officeooo:rsid="0258c3b0" style:font-size-asian="14pt" style:font-name-complex="Times New Roman" style:font-size-complex="14pt"/>
    </style:style>
    <style:style style:name="T44" style:family="text">
      <style:text-properties fo:font-size="14pt" officeooo:rsid="02590577" style:font-size-asian="14pt" style:font-name-complex="Times New Roman" style:font-size-complex="14pt"/>
    </style:style>
    <style:style style:name="T45" style:family="text">
      <style:text-properties fo:font-size="14pt" officeooo:rsid="02585fef" style:font-size-asian="14pt" style:font-name-complex="Times New Roman" style:font-size-complex="14pt"/>
    </style:style>
    <style:style style:name="T46" style:family="text">
      <style:text-properties fo:font-size="14pt" officeooo:rsid="02611fa3" style:font-size-asian="14pt" style:font-name-complex="Times New Roman" style:font-size-complex="14pt"/>
    </style:style>
    <style:style style:name="T47" style:family="text">
      <style:text-properties fo:font-size="14pt" officeooo:rsid="0262881b" style:font-size-asian="14pt" style:font-name-complex="Times New Roman" style:font-size-complex="14pt"/>
    </style:style>
    <style:style style:name="T48" style:family="text">
      <style:text-properties fo:font-size="14pt" officeooo:rsid="02641f55" style:font-size-asian="14pt" style:font-name-complex="Times New Roman" style:font-size-complex="14pt"/>
    </style:style>
    <style:style style:name="T49" style:family="text">
      <style:text-properties fo:font-size="14pt" officeooo:rsid="02646458" style:font-size-asian="14pt" style:font-name-complex="Times New Roman" style:font-size-complex="14pt"/>
    </style:style>
    <style:style style:name="T50" style:family="text">
      <style:text-properties fo:font-size="14pt" officeooo:rsid="026634b0" style:font-size-asian="14pt" style:font-name-complex="Times New Roman" style:font-size-complex="14pt"/>
    </style:style>
    <style:style style:name="T51" style:family="text">
      <style:text-properties fo:font-size="14pt" officeooo:rsid="026701ee" style:font-size-asian="14pt" style:font-name-complex="Times New Roman" style:font-size-complex="14pt"/>
    </style:style>
    <style:style style:name="T52" style:family="text">
      <style:text-properties fo:font-size="14pt" officeooo:rsid="0282e196" style:font-size-asian="14pt" style:font-name-complex="Times New Roman" style:font-size-complex="14pt"/>
    </style:style>
    <style:style style:name="T53" style:family="text">
      <style:text-properties fo:font-size="14pt" officeooo:rsid="02865320" style:font-size-asian="14pt" style:font-name-complex="Times New Roman" style:font-size-complex="14pt"/>
    </style:style>
    <style:style style:name="T54" style:family="text">
      <style:text-properties fo:font-size="14pt" officeooo:rsid="0286ed9f" style:font-size-asian="14pt" style:font-name-complex="Times New Roman" style:font-size-complex="14pt"/>
    </style:style>
    <style:style style:name="T55" style:family="text">
      <style:text-properties fo:font-size="14pt" officeooo:rsid="02892fd6" style:font-size-asian="14pt" style:font-name-complex="Times New Roman" style:font-size-complex="14pt"/>
    </style:style>
    <style:style style:name="T56" style:family="text">
      <style:text-properties fo:font-size="14pt" officeooo:rsid="0274fe49" style:font-size-asian="14pt" style:font-name-complex="Times New Roman" style:font-size-complex="14pt"/>
    </style:style>
    <style:style style:name="T57" style:family="text">
      <style:text-properties fo:font-size="14pt" officeooo:rsid="02836611" style:font-size-asian="14pt" style:font-name-complex="Times New Roman" style:font-size-complex="14pt"/>
    </style:style>
    <style:style style:name="T58" style:family="text">
      <style:text-properties fo:font-size="14pt" officeooo:rsid="0293904d" style:font-size-asian="14pt" style:font-name-complex="Times New Roman" style:font-size-complex="14pt"/>
    </style:style>
    <style:style style:name="T59" style:family="text">
      <style:text-properties fo:font-size="14pt" officeooo:rsid="02944b98" style:font-size-asian="14pt" style:font-name-complex="Times New Roman" style:font-size-complex="14pt"/>
    </style:style>
    <style:style style:name="T60" style:family="text">
      <style:text-properties fo:font-size="14pt" officeooo:rsid="02958ca5" style:font-size-asian="14pt" style:font-name-complex="Times New Roman" style:font-size-complex="14pt"/>
    </style:style>
    <style:style style:name="T61" style:family="text">
      <style:text-properties fo:font-size="14pt" officeooo:rsid="02845d63" style:font-size-asian="14pt" style:font-name-complex="Times New Roman" style:font-size-complex="14pt"/>
    </style:style>
    <style:style style:name="T62" style:family="text">
      <style:text-properties fo:font-size="14pt" officeooo:rsid="0298652f" style:font-size-asian="14pt" style:font-name-complex="Times New Roman" style:font-size-complex="14pt"/>
    </style:style>
    <style:style style:name="T63" style:family="text">
      <style:text-properties fo:font-size="14pt" officeooo:rsid="02997063" style:font-size-asian="14pt" style:font-name-complex="Times New Roman" style:font-size-complex="14pt"/>
    </style:style>
    <style:style style:name="T64" style:family="text">
      <style:text-properties fo:font-size="14pt" officeooo:rsid="029ada60" style:font-size-asian="14pt" style:font-name-complex="Times New Roman" style:font-size-complex="14pt"/>
    </style:style>
    <style:style style:name="T65" style:family="text">
      <style:text-properties fo:font-size="14pt" officeooo:rsid="02a11952" style:font-size-asian="14pt" style:font-name-complex="Times New Roman" style:font-size-complex="14pt"/>
    </style:style>
    <style:style style:name="T66" style:family="text">
      <style:text-properties fo:font-size="14pt" officeooo:rsid="02a7ba01" style:font-size-asian="14pt" style:font-name-complex="Times New Roman" style:font-size-complex="14pt"/>
    </style:style>
    <style:style style:name="T67" style:family="text">
      <style:text-properties fo:font-size="14pt" officeooo:rsid="02a8be38" style:font-size-asian="14pt" style:font-name-complex="Times New Roman" style:font-size-complex="14pt"/>
    </style:style>
    <style:style style:name="T68" style:family="text">
      <style:text-properties fo:font-size="14pt" officeooo:rsid="02daf815" style:font-size-asian="14pt" style:font-name-complex="Times New Roman" style:font-size-complex="14pt"/>
    </style:style>
    <style:style style:name="T69" style:family="text">
      <style:text-properties fo:font-size="14pt" officeooo:rsid="02f64d3b" style:font-size-asian="14pt" style:font-name-complex="Times New Roman" style:font-size-complex="14pt"/>
    </style:style>
    <style:style style:name="T70" style:family="text">
      <style:text-properties fo:font-size="14pt" officeooo:rsid="02f81d83" style:font-size-asian="14pt" style:font-name-complex="Times New Roman" style:font-size-complex="14pt"/>
    </style:style>
    <style:style style:name="T71" style:family="text">
      <style:text-properties fo:font-size="14pt" officeooo:rsid="02fab5ac" style:font-size-asian="14pt" style:font-name-complex="Times New Roman" style:font-size-complex="14pt"/>
    </style:style>
    <style:style style:name="T72" style:family="text">
      <style:text-properties fo:font-size="14pt" officeooo:rsid="02fc2efb" style:font-size-asian="14pt" style:font-name-complex="Times New Roman" style:font-size-complex="14pt"/>
    </style:style>
    <style:style style:name="T73" style:family="text">
      <style:text-properties fo:font-size="14pt" officeooo:rsid="03082610" style:font-size-asian="14pt" style:font-name-complex="Times New Roman" style:font-size-complex="14pt"/>
    </style:style>
    <style:style style:name="T74" style:family="text">
      <style:text-properties fo:font-size="14pt" officeooo:rsid="030902ac" style:font-size-asian="14pt" style:font-name-complex="Times New Roman" style:font-size-complex="14pt"/>
    </style:style>
    <style:style style:name="T75" style:family="text">
      <style:text-properties fo:font-size="14pt" officeooo:rsid="03109cf9" style:font-size-asian="14pt" style:font-name-complex="Times New Roman" style:font-size-complex="14pt"/>
    </style:style>
    <style:style style:name="T76" style:family="text">
      <style:text-properties fo:font-size="14pt" officeooo:rsid="03270fd0" style:font-size-asian="14pt" style:font-name-complex="Times New Roman" style:font-size-complex="14pt"/>
    </style:style>
    <style:style style:name="T77" style:family="text">
      <style:text-properties fo:font-size="14pt" officeooo:rsid="0327fdd0" style:font-size-asian="14pt" style:font-name-complex="Times New Roman" style:font-size-complex="14pt"/>
    </style:style>
    <style:style style:name="T78" style:family="text">
      <style:text-properties fo:font-size="14pt" officeooo:rsid="0328c5a2" style:font-size-asian="14pt" style:font-name-complex="Times New Roman" style:font-size-complex="14pt"/>
    </style:style>
    <style:style style:name="T79" style:family="text">
      <style:text-properties fo:font-size="14pt" officeooo:rsid="032a97a2" style:font-size-asian="14pt" style:font-name-complex="Times New Roman" style:font-size-complex="14pt"/>
    </style:style>
    <style:style style:name="T80" style:family="text">
      <style:text-properties fo:font-size="14pt" officeooo:rsid="032b150e" style:font-size-asian="14pt" style:font-name-complex="Times New Roman" style:font-size-complex="14pt"/>
    </style:style>
    <style:style style:name="T81" style:family="text">
      <style:text-properties fo:font-size="14pt" officeooo:rsid="0336257a" style:font-size-asian="14pt" style:font-name-complex="Times New Roman" style:font-size-complex="14pt"/>
    </style:style>
    <style:style style:name="T82" style:family="text">
      <style:text-properties fo:font-size="14pt" officeooo:rsid="0337e8c2" style:font-size-asian="14pt" style:font-name-complex="Times New Roman" style:font-size-complex="14pt"/>
    </style:style>
    <style:style style:name="T83" style:family="text">
      <style:text-properties fo:font-size="14pt" officeooo:rsid="0338f67b" style:font-size-asian="14pt" style:font-name-complex="Times New Roman" style:font-size-complex="14pt"/>
    </style:style>
    <style:style style:name="T84" style:family="text">
      <style:text-properties fo:font-size="14pt" officeooo:rsid="033ae505" style:font-size-asian="14pt" style:font-name-complex="Times New Roman" style:font-size-complex="14pt"/>
    </style:style>
    <style:style style:name="T85" style:family="text">
      <style:text-properties fo:font-size="14pt" officeooo:rsid="033cd99a" style:font-size-asian="14pt" style:font-name-complex="Times New Roman" style:font-size-complex="14pt"/>
    </style:style>
    <style:style style:name="T86" style:family="text">
      <style:text-properties fo:font-size="14pt" officeooo:rsid="03667816" style:font-size-asian="14pt" style:font-name-complex="Times New Roman" style:font-size-complex="14pt"/>
    </style:style>
    <style:style style:name="T87" style:family="text">
      <style:text-properties fo:font-size="14pt" officeooo:rsid="036888f0" style:font-size-asian="14pt" style:font-name-complex="Times New Roman" style:font-size-complex="14pt"/>
    </style:style>
    <style:style style:name="T88" style:family="text">
      <style:text-properties fo:font-size="14pt" officeooo:rsid="0369e729" style:font-size-asian="14pt" style:font-name-complex="Times New Roman" style:font-size-complex="14pt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officeooo:rsid="007163b6" style:font-size-asian="14pt" style:font-size-complex="14pt"/>
    </style:style>
    <style:style style:name="T91" style:family="text">
      <style:text-properties fo:font-size="14pt" officeooo:rsid="007f7026" style:font-size-asian="14pt" style:font-size-complex="14pt"/>
    </style:style>
    <style:style style:name="T92" style:family="text">
      <style:text-properties fo:font-size="14pt" officeooo:rsid="01952d6b" style:font-size-asian="14pt" style:font-size-complex="14pt"/>
    </style:style>
    <style:style style:name="T93" style:family="text">
      <style:text-properties fo:font-size="14pt" officeooo:rsid="019623b1" style:font-size-asian="14pt" style:font-size-complex="14pt"/>
    </style:style>
    <style:style style:name="T94" style:family="text">
      <style:text-properties fo:font-size="14pt" officeooo:rsid="007f6c1e" style:font-size-asian="14pt" style:font-size-complex="14pt"/>
    </style:style>
    <style:style style:name="T95" style:family="text">
      <style:text-properties fo:font-size="14pt" officeooo:rsid="0196ff5a" style:font-size-asian="14pt" style:font-size-complex="14pt"/>
    </style:style>
    <style:style style:name="T96" style:family="text">
      <style:text-properties fo:font-size="14pt" officeooo:rsid="0198a269" style:font-size-asian="14pt" style:font-size-complex="14pt"/>
    </style:style>
    <style:style style:name="T97" style:family="text">
      <style:text-properties fo:font-size="14pt" officeooo:rsid="0199fd3f" style:font-size-asian="14pt" style:font-size-complex="14pt"/>
    </style:style>
    <style:style style:name="T98" style:family="text">
      <style:text-properties fo:font-size="14pt" officeooo:rsid="01a14df9" style:font-size-asian="14pt" style:font-size-complex="14pt"/>
    </style:style>
    <style:style style:name="T99" style:family="text">
      <style:text-properties fo:font-size="14pt" officeooo:rsid="01a2ccb8" style:font-size-asian="14pt" style:font-size-complex="14pt"/>
    </style:style>
    <style:style style:name="T100" style:family="text">
      <style:text-properties fo:font-size="14pt" officeooo:rsid="01a3d304" style:font-size-asian="14pt" style:font-size-complex="14pt"/>
    </style:style>
    <style:style style:name="T101" style:family="text">
      <style:text-properties fo:font-size="14pt" officeooo:rsid="01a5a5bb" style:font-size-asian="14pt" style:font-size-complex="14pt"/>
    </style:style>
    <style:style style:name="T102" style:family="text">
      <style:text-properties fo:font-size="14pt" officeooo:rsid="01a683f6" style:font-size-asian="14pt" style:font-size-complex="14pt"/>
    </style:style>
    <style:style style:name="T103" style:family="text">
      <style:text-properties fo:font-size="14pt" officeooo:rsid="01a876be" style:font-size-asian="14pt" style:font-size-complex="14pt"/>
    </style:style>
    <style:style style:name="T104" style:family="text">
      <style:text-properties fo:font-size="14pt" officeooo:rsid="02353d14" style:font-size-asian="14pt" style:font-size-complex="14pt"/>
    </style:style>
    <style:style style:name="T105" style:family="text">
      <style:text-properties fo:font-size="14pt" officeooo:rsid="0235872c" style:font-size-asian="14pt" style:font-size-complex="14pt"/>
    </style:style>
    <style:style style:name="T106" style:family="text">
      <style:text-properties fo:font-size="14pt" officeooo:rsid="0232e6a2" style:font-size-asian="14pt" style:font-size-complex="14pt"/>
    </style:style>
    <style:style style:name="T107" style:family="text">
      <style:text-properties fo:font-size="14pt" officeooo:rsid="02372361" style:font-size-asian="14pt" style:font-size-complex="14pt"/>
    </style:style>
    <style:style style:name="T108" style:family="text">
      <style:text-properties fo:font-size="14pt" officeooo:rsid="02337a7f" style:font-size-asian="14pt" style:font-size-complex="14pt"/>
    </style:style>
    <style:style style:name="T109" style:family="text">
      <style:text-properties fo:font-size="14pt" officeooo:rsid="023afe06" style:font-size-asian="14pt" style:font-size-complex="14pt"/>
    </style:style>
    <style:style style:name="T110" style:family="text">
      <style:text-properties fo:font-size="14pt" officeooo:rsid="023f950c" style:font-size-asian="14pt" style:font-size-complex="14pt"/>
    </style:style>
    <style:style style:name="T111" style:family="text">
      <style:text-properties fo:font-size="14pt" officeooo:rsid="023c5135" style:font-size-asian="14pt" style:font-size-complex="14pt"/>
    </style:style>
    <style:style style:name="T112" style:family="text">
      <style:text-properties fo:font-size="14pt" officeooo:rsid="02bbaf43" style:font-size-asian="14pt" style:font-size-complex="14pt"/>
    </style:style>
    <style:style style:name="T113" style:family="text">
      <style:text-properties fo:font-size="14pt" officeooo:rsid="02c2f7e4" style:font-size-asian="14pt" style:font-size-complex="14pt"/>
    </style:style>
    <style:style style:name="T114" style:family="text">
      <style:text-properties fo:font-size="14pt" officeooo:rsid="0232c1ed" style:font-size-asian="14pt" style:font-size-complex="14pt"/>
    </style:style>
    <style:style style:name="T115" style:family="text">
      <style:text-properties fo:font-size="14pt" officeooo:rsid="0238634f" style:font-size-asian="14pt" style:font-size-complex="14pt"/>
    </style:style>
    <style:style style:name="T116" style:family="text">
      <style:text-properties fo:font-size="14pt" officeooo:rsid="02343c1d" style:font-size-asian="14pt" style:font-size-complex="14pt"/>
    </style:style>
    <style:style style:name="T117" style:family="text">
      <style:text-properties fo:font-size="14pt" officeooo:rsid="0238ea2c" style:font-size-asian="14pt" style:font-size-complex="14pt"/>
    </style:style>
    <style:style style:name="T118" style:family="text">
      <style:text-properties fo:font-size="14pt" officeooo:rsid="023e087e" style:font-size-asian="14pt" style:font-size-complex="14pt"/>
    </style:style>
    <style:style style:name="T119" style:family="text">
      <style:text-properties fo:font-size="14pt" officeooo:rsid="027afa65" style:font-size-asian="14pt" style:font-size-complex="14pt"/>
    </style:style>
    <style:style style:name="T120" style:family="text">
      <style:text-properties fo:font-size="14pt" officeooo:rsid="02e29d7b" style:font-size-asian="14pt" style:font-size-complex="14pt"/>
    </style:style>
    <style:style style:name="T121" style:family="text">
      <style:text-properties fo:font-size="14pt" officeooo:rsid="02e36c82" style:font-size-asian="14pt" style:font-size-complex="14pt"/>
    </style:style>
    <style:style style:name="T122" style:family="text">
      <style:text-properties fo:font-size="14pt" officeooo:rsid="023562c4" style:font-size-asian="14pt" style:font-size-complex="14pt"/>
    </style:style>
    <style:style style:name="T123" style:family="text">
      <style:text-properties fo:font-size="14pt" officeooo:rsid="027c3a8f" style:font-size-asian="14pt" style:font-size-complex="14pt"/>
    </style:style>
    <style:style style:name="T124" style:family="text">
      <style:text-properties fo:font-size="14pt" officeooo:rsid="02efd57f" style:font-size-asian="14pt" style:font-size-complex="14pt"/>
    </style:style>
    <style:style style:name="T125" style:family="text">
      <style:text-properties fo:font-size="14pt" officeooo:rsid="02f3456b" style:font-size-asian="14pt" style:font-size-complex="14pt"/>
    </style:style>
    <style:style style:name="T126" style:family="text">
      <style:text-properties fo:font-size="14pt" officeooo:rsid="03054125" style:font-size-asian="14pt" style:font-size-complex="14pt"/>
    </style:style>
    <style:style style:name="T127" style:family="text">
      <style:text-properties fo:font-size="14pt" officeooo:rsid="03059daf" style:font-size-asian="14pt" style:font-size-complex="14pt"/>
    </style:style>
    <style:style style:name="T128" style:family="text">
      <style:text-properties fo:font-size="14pt" officeooo:rsid="0306cfbf" style:font-size-asian="14pt" style:font-size-complex="14pt"/>
    </style:style>
    <style:style style:name="T129" style:family="text">
      <style:text-properties fo:font-size="14pt" officeooo:rsid="0307076a" style:font-size-asian="14pt" style:font-size-complex="14pt"/>
    </style:style>
    <style:style style:name="T130" style:family="text">
      <style:text-properties fo:font-size="14pt" officeooo:rsid="030bd878" style:font-size-asian="14pt" style:font-size-complex="14pt"/>
    </style:style>
    <style:style style:name="T131" style:family="text">
      <style:text-properties fo:font-size="14pt" officeooo:rsid="030cccde" style:font-size-asian="14pt" style:font-size-complex="14pt"/>
    </style:style>
    <style:style style:name="T132" style:family="text">
      <style:text-properties fo:font-size="14pt" officeooo:rsid="02dca471" style:font-size-asian="14pt" style:font-size-complex="14pt"/>
    </style:style>
    <style:style style:name="T133" style:family="text">
      <style:text-properties fo:font-size="14pt" officeooo:rsid="02dd6527" style:font-size-asian="14pt" style:font-size-complex="14pt"/>
    </style:style>
    <style:style style:name="T134" style:family="text">
      <style:text-properties fo:font-size="14pt" officeooo:rsid="0322b681" style:font-size-asian="14pt" style:font-size-complex="14pt"/>
    </style:style>
    <style:style style:name="T135" style:family="text">
      <style:text-properties fo:font-size="14pt" officeooo:rsid="02c2f177" style:font-size-asian="14pt" style:font-size-complex="14pt"/>
    </style:style>
    <style:style style:name="T136" style:family="text">
      <style:text-properties fo:font-size="14pt" officeooo:rsid="02c46d9c" style:font-size-asian="14pt" style:font-size-complex="14pt"/>
    </style:style>
    <style:style style:name="T137" style:family="text">
      <style:text-properties fo:font-size="14pt" officeooo:rsid="027e7366" style:font-size-asian="14pt" style:font-size-complex="14pt"/>
    </style:style>
    <style:style style:name="T138" style:family="text">
      <style:text-properties fo:font-size="14pt" officeooo:rsid="01168d43" style:font-size-asian="14pt" style:font-size-complex="14pt"/>
    </style:style>
    <style:style style:name="T139" style:family="text">
      <style:text-properties fo:font-size="14pt" officeooo:rsid="027f8717" style:font-size-asian="14pt" style:font-size-complex="14pt"/>
    </style:style>
    <style:style style:name="T140" style:family="text">
      <style:text-properties fo:font-size="14pt" officeooo:rsid="011e8988" style:font-size-asian="14pt" style:font-size-complex="14pt"/>
    </style:style>
    <style:style style:name="T141" style:family="text">
      <style:text-properties fo:font-size="14pt" officeooo:rsid="0281ebe5" style:font-size-asian="14pt" style:font-size-complex="14pt"/>
    </style:style>
    <style:style style:name="T142" style:family="text">
      <style:text-properties fo:font-size="14pt" officeooo:rsid="01203174" style:font-size-asian="14pt" style:font-size-complex="14pt"/>
    </style:style>
    <style:style style:name="T143" style:family="text">
      <style:text-properties fo:font-size="14pt" officeooo:rsid="01456998" style:font-size-asian="14pt" style:font-size-complex="14pt"/>
    </style:style>
    <style:style style:name="T144" style:family="text">
      <style:text-properties fo:font-size="14pt" officeooo:rsid="0275618e" style:font-size-asian="14pt" style:font-size-complex="14pt"/>
    </style:style>
    <style:style style:name="T145" style:family="text">
      <style:text-properties fo:font-size="14pt" fo:font-style="italic" style:font-size-asian="14pt" style:font-style-asian="italic" style:font-size-complex="14pt" style:font-style-complex="italic"/>
    </style:style>
    <style:style style:name="T146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47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48" style:family="text">
      <style:text-properties fo:font-size="14pt" fo:font-style="italic" officeooo:rsid="027e7366" style:font-size-asian="14pt" style:font-style-asian="italic" style:font-size-complex="14pt" style:font-style-complex="italic"/>
    </style:style>
    <style:style style:name="T149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50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51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52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53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54" style:family="text">
      <style:text-properties fo:font-size="14pt" fo:font-weight="normal" style:font-size-asian="14pt" style:font-weight-asian="normal" style:font-size-complex="14pt" style:font-weight-complex="normal"/>
    </style:style>
    <style:style style:name="T155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56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57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58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59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60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61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62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63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64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65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66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67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68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69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70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71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72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73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74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75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76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77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78" style:family="text">
      <style:text-properties fo:font-size="14pt" fo:font-style="normal" officeooo:rsid="0327fdd0" style:font-size-asian="14pt" style:font-style-asian="normal" style:font-name-complex="Times New Roman" style:font-size-complex="14pt" style:font-style-complex="normal"/>
    </style:style>
    <style:style style:name="T179" style:family="text">
      <style:text-properties fo:font-size="14pt" fo:font-style="normal" officeooo:rsid="032992a2" style:font-size-asian="14pt" style:font-style-asian="normal" style:font-name-complex="Times New Roman" style:font-size-complex="14pt" style:font-style-complex="normal"/>
    </style:style>
    <style:style style:name="T180" style:family="text">
      <style:text-properties fo:font-size="14pt" fo:font-style="normal" officeooo:rsid="032a97a2" style:font-size-asian="14pt" style:font-style-asian="normal" style:font-name-complex="Times New Roman" style:font-size-complex="14pt" style:font-style-complex="normal"/>
    </style:style>
    <style:style style:name="T181" style:family="text">
      <style:text-properties fo:font-size="14pt" fo:font-style="normal" officeooo:rsid="0338f67b" style:font-size-asian="14pt" style:font-style-asian="normal" style:font-name-complex="Times New Roman" style:font-size-complex="14pt" style:font-style-complex="normal"/>
    </style:style>
    <style:style style:name="T182" style:family="text">
      <style:text-properties fo:font-size="14pt" fo:font-style="normal" officeooo:rsid="036ba4fa" style:font-size-asian="14pt" style:font-style-asian="normal" style:font-name-complex="Times New Roman" style:font-size-complex="14pt" style:font-style-complex="normal"/>
    </style:style>
    <style:style style:name="T183" style:family="text">
      <style:text-properties fo:font-size="14pt" fo:font-style="normal" style:font-size-asian="14pt" style:font-style-asian="normal" style:font-size-complex="14pt" style:font-style-complex="normal"/>
    </style:style>
    <style:style style:name="T184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185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186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187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188" style:family="text">
      <style:text-properties fo:font-size="14pt" fo:font-style="normal" officeooo:rsid="02646458" style:font-size-asian="14pt" style:font-style-asian="normal" style:font-size-complex="14pt" style:font-style-complex="normal"/>
    </style:style>
    <style:style style:name="T189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190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191" style:family="text">
      <style:text-properties fo:font-size="14pt" fo:language="none" fo:country="none" style:font-size-asian="14pt" style:font-size-complex="14pt"/>
    </style:style>
    <style:style style:name="T192" style:family="text">
      <style:text-properties fo:font-size="14pt" fo:language="none" fo:country="none" officeooo:rsid="02bb8d35" style:font-size-asian="14pt" style:font-size-complex="14pt"/>
    </style:style>
    <style:style style:name="T193" style:family="text">
      <style:text-properties fo:font-size="14pt" fo:language="none" fo:country="none" officeooo:rsid="02bebfe8" style:font-size-asian="14pt" style:font-size-complex="14pt"/>
    </style:style>
    <style:style style:name="T194" style:family="text">
      <style:text-properties fo:font-size="14pt" fo:language="none" fo:country="none" officeooo:rsid="02bf711c" style:font-size-asian="14pt" style:font-size-complex="14pt"/>
    </style:style>
    <style:style style:name="T195" style:family="text">
      <style:text-properties fo:color="#000000"/>
    </style:style>
    <style:style style:name="T196" style:family="text">
      <style:text-properties fo:color="#000000" style:font-weight-complex="bold"/>
    </style:style>
    <style:style style:name="T197" style:family="text">
      <style:text-properties fo:color="#000000" officeooo:rsid="02b2ab90" style:font-weight-complex="bold"/>
    </style:style>
    <style:style style:name="T198" style:family="text">
      <style:text-properties fo:color="#000000" fo:font-size="14pt" style:font-size-asian="14pt" style:font-name-complex="Times New Roman" style:font-size-complex="14pt"/>
    </style:style>
    <style:style style:name="T199" style:family="text">
      <style:text-properties fo:color="#000000" fo:font-size="14pt" style:font-size-asian="14pt" style:font-name-complex="Times New Roman" style:font-size-complex="14pt" style:font-weight-complex="bold"/>
    </style:style>
    <style:style style:name="T200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201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202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203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204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205" style:family="text">
      <style:text-properties fo:color="#000000" fo:font-size="14pt" officeooo:rsid="014384c7" style:font-size-asian="14pt" style:font-name-complex="Times New Roman" style:font-size-complex="14pt" style:font-weight-complex="bold"/>
    </style:style>
    <style:style style:name="T206" style:family="text">
      <style:text-properties fo:color="#000000" fo:font-size="14pt" officeooo:rsid="03423d44" style:font-size-asian="14pt" style:font-name-complex="Times New Roman" style:font-size-complex="14pt" style:font-weight-complex="bold"/>
    </style:style>
    <style:style style:name="T207" style:family="text">
      <style:text-properties fo:color="#000000" fo:font-size="14pt" officeooo:rsid="022ae880" style:font-size-asian="14pt" style:font-name-complex="Times New Roman" style:font-size-complex="14pt"/>
    </style:style>
    <style:style style:name="T208" style:family="text">
      <style:text-properties fo:color="#000000" fo:font-size="14pt" officeooo:rsid="027bac07" style:font-size-asian="14pt" style:font-name-complex="Times New Roman" style:font-size-complex="14pt"/>
    </style:style>
    <style:style style:name="T209" style:family="text">
      <style:text-properties fo:color="#000000" fo:font-size="14pt" officeooo:rsid="02b2ab90" style:font-size-asian="14pt" style:font-name-complex="Times New Roman" style:font-size-complex="14pt"/>
    </style:style>
    <style:style style:name="T210" style:family="text">
      <style:text-properties fo:color="#000000" fo:font-size="14pt" officeooo:rsid="02e4fbb7" style:font-size-asian="14pt" style:font-name-complex="Times New Roman" style:font-size-complex="14pt"/>
    </style:style>
    <style:style style:name="T211" style:family="text">
      <style:text-properties fo:color="#000000" fo:font-size="14pt" officeooo:rsid="031a0422" style:font-size-asian="14pt" style:font-name-complex="Times New Roman" style:font-size-complex="14pt"/>
    </style:style>
    <style:style style:name="T212" style:family="text">
      <style:text-properties fo:color="#000000" fo:font-size="14pt" officeooo:rsid="0279c5f1" style:font-size-asian="14pt" style:font-name-complex="Times New Roman" style:font-size-complex="14pt"/>
    </style:style>
    <style:style style:name="T213" style:family="text">
      <style:text-properties fo:color="#000000" fo:font-size="14pt" style:font-size-asian="14pt" style:font-size-complex="14pt" style:font-weight-complex="bold"/>
    </style:style>
    <style:style style:name="T214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215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216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217" style:family="text">
      <style:text-properties fo:color="#000000" officeooo:rsid="024b1b44" style:font-name-complex="Times New Roman"/>
    </style:style>
    <style:style style:name="T218" style:family="text">
      <style:text-properties fo:color="#000000" officeooo:rsid="024cee70" style:font-name-complex="Times New Roman"/>
    </style:style>
    <style:style style:name="T219" style:family="text">
      <style:text-properties fo:color="#000000" officeooo:rsid="02cf1fae" style:font-name-complex="Times New Roman"/>
    </style:style>
    <style:style style:name="T220" style:family="text">
      <style:text-properties fo:color="#000000" officeooo:rsid="02b2ab90"/>
    </style:style>
    <style:style style:name="T221" style:family="text">
      <style:text-properties fo:color="#000000" style:font-name="Times New Roman" fo:font-size="14pt" style:font-size-asian="14pt" style:font-name-complex="Times New Roman" style:font-size-complex="14pt"/>
    </style:style>
    <style:style style:name="T222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23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24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25" style:family="text">
      <style:text-properties fo:color="#000000" style:font-name="Times New Roman" fo:font-size="14pt" officeooo:rsid="03410212" style:font-size-asian="14pt" style:font-name-complex="Times New Roman" style:font-size-complex="14pt" style:font-weight-complex="bold"/>
    </style:style>
    <style:style style:name="T226" style:family="text">
      <style:text-properties fo:color="#000000" officeooo:rsid="02b6a6dc"/>
    </style:style>
    <style:style style:name="T227" style:family="text">
      <style:text-properties style:font-size-complex="16pt"/>
    </style:style>
    <style:style style:name="T228" style:family="text">
      <style:text-properties officeooo:rsid="02a632fe" style:font-size-complex="16pt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officeooo:rsid="00606372" style:font-style-asian="italic" style:font-style-complex="italic"/>
    </style:style>
    <style:style style:name="T231" style:family="text">
      <style:text-properties fo:font-style="italic" officeooo:rsid="028382ca" style:font-style-asian="italic" style:font-style-complex="italic"/>
    </style:style>
    <style:style style:name="T232" style:family="text">
      <style:text-properties fo:font-style="italic" officeooo:rsid="029e369d" style:font-style-asian="italic" style:font-style-complex="italic"/>
    </style:style>
    <style:style style:name="T233" style:family="text">
      <style:text-properties fo:font-style="italic" officeooo:rsid="025a7099" style:font-style-asian="italic" style:font-style-complex="italic"/>
    </style:style>
    <style:style style:name="T234" style:family="text">
      <style:text-properties fo:font-style="italic" officeooo:rsid="029b9d50" style:font-style-asian="italic" style:font-style-complex="italic"/>
    </style:style>
    <style:style style:name="T235" style:family="text">
      <style:text-properties fo:font-style="italic" officeooo:rsid="00abe1bc" style:font-style-asian="italic" style:font-style-complex="italic"/>
    </style:style>
    <style:style style:name="T236" style:family="text">
      <style:text-properties fo:font-style="italic" style:font-style-asian="italic" style:font-name-complex="Times New Roman" style:font-style-complex="italic"/>
    </style:style>
    <style:style style:name="T237" style:family="text">
      <style:text-properties fo:font-style="normal" style:font-style-asian="normal" style:font-style-complex="normal"/>
    </style:style>
    <style:style style:name="T238" style:family="text">
      <style:text-properties fo:font-style="normal" officeooo:rsid="01f29e97" style:font-style-asian="normal" style:font-style-complex="normal"/>
    </style:style>
    <style:style style:name="T239" style:family="text">
      <style:text-properties fo:font-style="normal" officeooo:rsid="01f4034a" style:font-style-asian="normal" style:font-style-complex="normal"/>
    </style:style>
    <style:style style:name="T240" style:family="text">
      <style:text-properties fo:font-style="normal" officeooo:rsid="01f5c617" style:font-style-asian="normal" style:font-style-complex="normal"/>
    </style:style>
    <style:style style:name="T241" style:family="text">
      <style:text-properties fo:font-style="normal" officeooo:rsid="01f5fdf6" style:font-style-asian="normal" style:font-style-complex="normal"/>
    </style:style>
    <style:style style:name="T242" style:family="text">
      <style:text-properties fo:font-style="normal" officeooo:rsid="0297fb46" style:font-style-asian="normal" style:font-style-complex="normal"/>
    </style:style>
    <style:style style:name="T243" style:family="text">
      <style:text-properties fo:font-style="normal" officeooo:rsid="029c7f2f" style:font-style-asian="normal" style:font-style-complex="normal"/>
    </style:style>
    <style:style style:name="T244" style:family="text">
      <style:text-properties fo:font-style="normal" officeooo:rsid="029ae665" style:font-style-asian="normal" style:font-style-complex="normal"/>
    </style:style>
    <style:style style:name="T245" style:family="text">
      <style:text-properties fo:font-style="normal" officeooo:rsid="029e369d" style:font-style-asian="normal" style:font-style-complex="normal"/>
    </style:style>
    <style:style style:name="T246" style:family="text">
      <style:text-properties fo:font-style="normal" officeooo:rsid="0277239c" style:font-style-asian="normal" style:font-style-complex="normal"/>
    </style:style>
    <style:style style:name="T247" style:family="text">
      <style:text-properties fo:font-style="normal" officeooo:rsid="00606372" style:font-style-asian="normal" style:font-style-complex="normal"/>
    </style:style>
    <style:style style:name="T248" style:family="text">
      <style:text-properties fo:font-style="normal" officeooo:rsid="02aa347a" style:font-style-asian="normal" style:font-style-complex="normal"/>
    </style:style>
    <style:style style:name="T249" style:family="text">
      <style:text-properties fo:font-style="normal" officeooo:rsid="00abe1bc" style:font-style-asian="normal" style:font-style-complex="normal"/>
    </style:style>
    <style:style style:name="T250" style:family="text">
      <style:text-properties fo:font-style="normal" officeooo:rsid="02822def" style:font-style-asian="normal" style:font-style-complex="normal"/>
    </style:style>
    <style:style style:name="T251" style:family="text">
      <style:text-properties fo:font-style="normal" officeooo:rsid="0338f67b" style:font-style-asian="normal" style:font-style-complex="normal"/>
    </style:style>
    <style:style style:name="T252" style:family="text">
      <style:text-properties fo:font-style="normal" officeooo:rsid="00d1190c" style:font-style-asian="normal" style:font-style-complex="normal"/>
    </style:style>
    <style:style style:name="T253" style:family="text">
      <style:text-properties fo:font-style="normal" style:font-style-asian="normal" style:font-name-complex="Times New Roman" style:font-style-complex="normal"/>
    </style:style>
    <style:style style:name="T254" style:family="text">
      <style:text-properties fo:font-style="normal" officeooo:rsid="0248356d" style:font-style-asian="normal" style:font-name-complex="Times New Roman" style:font-style-complex="normal"/>
    </style:style>
    <style:style style:name="T255" style:family="text">
      <style:text-properties fo:font-style="normal" officeooo:rsid="027a9143" style:font-style-asian="normal" style:font-name-complex="Times New Roman" style:font-style-complex="normal"/>
    </style:style>
    <style:style style:name="T256" style:family="text">
      <style:text-properties fo:font-style="normal" officeooo:rsid="027abb30" style:font-style-asian="normal" style:font-name-complex="Times New Roman" style:font-style-complex="normal"/>
    </style:style>
    <style:style style:name="T257" style:family="text">
      <style:text-properties officeooo:rsid="007163b6"/>
    </style:style>
    <style:style style:name="T258" style:family="text">
      <style:text-properties officeooo:rsid="0089792f"/>
    </style:style>
    <style:style style:name="T259" style:family="text">
      <style:text-properties officeooo:rsid="00b55a03"/>
    </style:style>
    <style:style style:name="T260" style:family="text">
      <style:text-properties officeooo:rsid="00b60c74"/>
    </style:style>
    <style:style style:name="T261" style:family="text">
      <style:text-properties officeooo:rsid="00cde100"/>
    </style:style>
    <style:style style:name="T262" style:family="text">
      <style:text-properties officeooo:rsid="00d1190c"/>
    </style:style>
    <style:style style:name="T263" style:family="text">
      <style:text-properties officeooo:rsid="00d32e02"/>
    </style:style>
    <style:style style:name="T264" style:family="text">
      <style:text-properties officeooo:rsid="010a7080"/>
    </style:style>
    <style:style style:name="T265" style:family="text">
      <style:text-properties officeooo:rsid="010c6945"/>
    </style:style>
    <style:style style:name="T266" style:family="text">
      <style:text-properties officeooo:rsid="01171ac3"/>
    </style:style>
    <style:style style:name="T267" style:family="text">
      <style:text-properties officeooo:rsid="0119af62"/>
    </style:style>
    <style:style style:name="T268" style:family="text">
      <style:text-properties officeooo:rsid="011b5719"/>
    </style:style>
    <style:style style:name="T269" style:family="text">
      <style:text-properties officeooo:rsid="01221b0d"/>
    </style:style>
    <style:style style:name="T270" style:family="text">
      <style:text-properties officeooo:rsid="01271185"/>
    </style:style>
    <style:style style:name="T271" style:family="text">
      <style:text-properties officeooo:rsid="0127fa02"/>
    </style:style>
    <style:style style:name="T272" style:family="text">
      <style:text-properties officeooo:rsid="0133efc5"/>
    </style:style>
    <style:style style:name="T273" style:family="text">
      <style:text-properties officeooo:rsid="01399efb"/>
    </style:style>
    <style:style style:name="T274" style:family="text">
      <style:text-properties officeooo:rsid="0141461f"/>
    </style:style>
    <style:style style:name="T275" style:family="text">
      <style:text-properties officeooo:rsid="014a5d30"/>
    </style:style>
    <style:style style:name="T276" style:family="text">
      <style:text-properties officeooo:rsid="0155d024"/>
    </style:style>
    <style:style style:name="T277" style:family="text">
      <style:text-properties officeooo:rsid="0156c16e"/>
    </style:style>
    <style:style style:name="T278" style:family="text">
      <style:text-properties officeooo:rsid="015c356a"/>
    </style:style>
    <style:style style:name="T279" style:family="text">
      <style:text-properties officeooo:rsid="015dbeaf"/>
    </style:style>
    <style:style style:name="T280" style:family="text">
      <style:text-properties officeooo:rsid="01605a3d"/>
    </style:style>
    <style:style style:name="T281" style:family="text">
      <style:text-properties officeooo:rsid="01665d60"/>
    </style:style>
    <style:style style:name="T282" style:family="text">
      <style:text-properties officeooo:rsid="016c00f6"/>
    </style:style>
    <style:style style:name="T283" style:family="text">
      <style:text-properties officeooo:rsid="016df246"/>
    </style:style>
    <style:style style:name="T284" style:family="text">
      <style:text-properties officeooo:rsid="0171a54c"/>
    </style:style>
    <style:style style:name="T285" style:family="text">
      <style:text-properties officeooo:rsid="0171c039"/>
    </style:style>
    <style:style style:name="T286" style:family="text">
      <style:text-properties officeooo:rsid="0174eaf5"/>
    </style:style>
    <style:style style:name="T287" style:family="text">
      <style:text-properties officeooo:rsid="0175b78c"/>
    </style:style>
    <style:style style:name="T288" style:family="text">
      <style:text-properties officeooo:rsid="0180d59f"/>
    </style:style>
    <style:style style:name="T289" style:family="text">
      <style:text-properties officeooo:rsid="0180e82c"/>
    </style:style>
    <style:style style:name="T290" style:family="text">
      <style:text-properties officeooo:rsid="01878b11"/>
    </style:style>
    <style:style style:name="T291" style:family="text">
      <style:text-properties officeooo:rsid="0189a6ef"/>
    </style:style>
    <style:style style:name="T292" style:family="text">
      <style:text-properties officeooo:rsid="01903110"/>
    </style:style>
    <style:style style:name="T293" style:family="text">
      <style:text-properties officeooo:rsid="0193ecc9"/>
    </style:style>
    <style:style style:name="T294" style:family="text">
      <style:text-properties officeooo:rsid="0196fe98"/>
    </style:style>
    <style:style style:name="T295" style:family="text">
      <style:text-properties officeooo:rsid="019dffd5"/>
    </style:style>
    <style:style style:name="T296" style:family="text">
      <style:text-properties officeooo:rsid="01aef2c8"/>
    </style:style>
    <style:style style:name="T297" style:family="text">
      <style:text-properties officeooo:rsid="01aff376"/>
    </style:style>
    <style:style style:name="T298" style:family="text">
      <style:text-properties officeooo:rsid="01b38966"/>
    </style:style>
    <style:style style:name="T299" style:family="text">
      <style:text-properties officeooo:rsid="01b3ac61"/>
    </style:style>
    <style:style style:name="T300" style:family="text">
      <style:text-properties officeooo:rsid="01c4d885"/>
    </style:style>
    <style:style style:name="T301" style:family="text">
      <style:text-properties officeooo:rsid="01caa411"/>
    </style:style>
    <style:style style:name="T302" style:family="text">
      <style:text-properties officeooo:rsid="01cb33e8"/>
    </style:style>
    <style:style style:name="T303" style:family="text">
      <style:text-properties officeooo:rsid="01d1f3d0"/>
    </style:style>
    <style:style style:name="T304" style:family="text">
      <style:text-properties officeooo:rsid="01d32d01"/>
    </style:style>
    <style:style style:name="T305" style:family="text">
      <style:text-properties officeooo:rsid="01d7287c"/>
    </style:style>
    <style:style style:name="T306" style:family="text">
      <style:text-properties officeooo:rsid="01e6d319"/>
    </style:style>
    <style:style style:name="T307" style:family="text">
      <style:text-properties officeooo:rsid="01ed85e4"/>
    </style:style>
    <style:style style:name="T308" style:family="text">
      <style:text-properties officeooo:rsid="01ef590e"/>
    </style:style>
    <style:style style:name="T309" style:family="text">
      <style:text-properties officeooo:rsid="01f7b2d0"/>
    </style:style>
    <style:style style:name="T310" style:family="text">
      <style:text-properties officeooo:rsid="01f91dba"/>
    </style:style>
    <style:style style:name="T311" style:family="text">
      <style:text-properties officeooo:rsid="021a1884"/>
    </style:style>
    <style:style style:name="T312" style:family="text">
      <style:text-properties officeooo:rsid="02200273"/>
    </style:style>
    <style:style style:name="T313" style:family="text">
      <style:text-properties officeooo:rsid="01168d43"/>
    </style:style>
    <style:style style:name="T314" style:family="text">
      <style:text-properties officeooo:rsid="028546da"/>
    </style:style>
    <style:style style:name="T315" style:family="text">
      <style:text-properties officeooo:rsid="028382ca"/>
    </style:style>
    <style:style style:name="T316" style:family="text">
      <style:text-properties officeooo:rsid="02ebc4a9"/>
    </style:style>
    <style:style style:name="T317" style:family="text">
      <style:text-properties officeooo:rsid="0280bc21"/>
    </style:style>
    <style:style style:name="T318" style:family="text">
      <style:text-properties officeooo:rsid="011e8988"/>
    </style:style>
    <style:style style:name="T319" style:family="text">
      <style:text-properties officeooo:rsid="02867e23"/>
    </style:style>
    <style:style style:name="T320" style:family="text">
      <style:text-properties officeooo:rsid="0286f96a"/>
    </style:style>
    <style:style style:name="T321" style:family="text">
      <style:text-properties officeooo:rsid="029985bb"/>
    </style:style>
    <style:style style:name="T322" style:family="text">
      <style:text-properties officeooo:rsid="02913b1a"/>
    </style:style>
    <style:style style:name="T323" style:family="text">
      <style:text-properties officeooo:rsid="029329f6"/>
    </style:style>
    <style:style style:name="T324" style:family="text">
      <style:text-properties officeooo:rsid="0294f2f3"/>
    </style:style>
    <style:style style:name="T325" style:family="text">
      <style:text-properties officeooo:rsid="0295d4f1"/>
    </style:style>
    <style:style style:name="T326" style:family="text">
      <style:text-properties officeooo:rsid="02980faa"/>
    </style:style>
    <style:style style:name="T327" style:family="text">
      <style:text-properties officeooo:rsid="0297fb46"/>
    </style:style>
    <style:style style:name="T328" style:family="text">
      <style:text-properties officeooo:rsid="02a32e44"/>
    </style:style>
    <style:style style:name="T329" style:family="text">
      <style:text-properties officeooo:rsid="029cd8e2"/>
    </style:style>
    <style:style style:name="T330" style:family="text">
      <style:text-properties officeooo:rsid="029e369d"/>
    </style:style>
    <style:style style:name="T331" style:family="text">
      <style:text-properties officeooo:rsid="02a74523"/>
    </style:style>
    <style:style style:name="T332" style:family="text">
      <style:text-properties officeooo:rsid="02a87d55"/>
    </style:style>
    <style:style style:name="T333" style:family="text">
      <style:text-properties officeooo:rsid="02abfea2"/>
    </style:style>
    <style:style style:name="T334" style:family="text">
      <style:text-properties officeooo:rsid="02a221c1"/>
    </style:style>
    <style:style style:name="T335" style:family="text">
      <style:text-properties officeooo:rsid="02ad9cde"/>
    </style:style>
    <style:style style:name="T336" style:family="text">
      <style:text-properties officeooo:rsid="02b072b0"/>
    </style:style>
    <style:style style:name="T337" style:family="text">
      <style:text-properties officeooo:rsid="02b4c101"/>
    </style:style>
    <style:style style:name="T338" style:family="text">
      <style:text-properties officeooo:rsid="02b4e7d8"/>
    </style:style>
    <style:style style:name="T339" style:family="text">
      <style:text-properties officeooo:rsid="02b91379"/>
    </style:style>
    <style:style style:name="T340" style:family="text">
      <style:text-properties officeooo:rsid="023ff377"/>
    </style:style>
    <style:style style:name="T341" style:family="text">
      <style:text-properties officeooo:rsid="02428b1c"/>
    </style:style>
    <style:style style:name="T342" style:family="text">
      <style:text-properties officeooo:rsid="02455340"/>
    </style:style>
    <style:style style:name="T343" style:family="text">
      <style:text-properties officeooo:rsid="02442c79"/>
    </style:style>
    <style:style style:name="T344" style:family="text">
      <style:text-properties officeooo:rsid="02473d20"/>
    </style:style>
    <style:style style:name="T345" style:family="text">
      <style:text-properties officeooo:rsid="02561ff1"/>
    </style:style>
    <style:style style:name="T346" style:family="text">
      <style:text-properties officeooo:rsid="02f051ef"/>
    </style:style>
    <style:style style:name="T347" style:family="text">
      <style:text-properties officeooo:rsid="02580e51"/>
    </style:style>
    <style:style style:name="T348" style:family="text">
      <style:text-properties officeooo:rsid="025f4454"/>
    </style:style>
    <style:style style:name="T349" style:family="text">
      <style:text-properties officeooo:rsid="025f6780"/>
    </style:style>
    <style:style style:name="T350" style:family="text">
      <style:text-properties officeooo:rsid="0262119a"/>
    </style:style>
    <style:style style:name="T351" style:family="text">
      <style:text-properties officeooo:rsid="0262a986"/>
    </style:style>
    <style:style style:name="T352" style:family="text">
      <style:text-properties officeooo:rsid="0266bf3f"/>
    </style:style>
    <style:style style:name="T353" style:family="text">
      <style:text-properties officeooo:rsid="0262e899"/>
    </style:style>
    <style:style style:name="T354" style:family="text">
      <style:text-properties officeooo:rsid="026b8cd2"/>
    </style:style>
    <style:style style:name="T355" style:family="text">
      <style:text-properties officeooo:rsid="0271cd1c"/>
    </style:style>
    <style:style style:name="T356" style:family="text">
      <style:text-properties officeooo:rsid="013a4a8f"/>
    </style:style>
    <style:style style:name="T357" style:family="text">
      <style:text-properties officeooo:rsid="02721c60"/>
    </style:style>
    <style:style style:name="T358" style:family="text">
      <style:text-properties officeooo:rsid="02736f74"/>
    </style:style>
    <style:style style:name="T359" style:family="text">
      <style:text-properties officeooo:rsid="0275618e"/>
    </style:style>
    <style:style style:name="T360" style:family="text">
      <style:text-properties officeooo:rsid="02f2447b"/>
    </style:style>
    <style:style style:name="T361" style:family="text">
      <style:text-properties officeooo:rsid="02f40f94"/>
    </style:style>
    <style:style style:name="T362" style:family="text">
      <style:text-properties officeooo:rsid="027b67b0"/>
    </style:style>
    <style:style style:name="T363" style:family="text">
      <style:text-properties officeooo:rsid="0231b9a3"/>
    </style:style>
    <style:style style:name="T364" style:family="text">
      <style:text-properties officeooo:rsid="027a33a4"/>
    </style:style>
    <style:style style:name="T365" style:family="text">
      <style:text-properties officeooo:rsid="02c0df7b"/>
    </style:style>
    <style:style style:name="T366" style:family="text">
      <style:text-properties officeooo:rsid="02bc2e46"/>
    </style:style>
    <style:style style:name="T367" style:family="text">
      <style:text-properties officeooo:rsid="02c92dd5"/>
    </style:style>
    <style:style style:name="T368" style:family="text">
      <style:text-properties officeooo:rsid="02c4723e"/>
    </style:style>
    <style:style style:name="T369" style:family="text">
      <style:text-properties officeooo:rsid="027a0132"/>
    </style:style>
    <style:style style:name="T370" style:family="text">
      <style:text-properties officeooo:rsid="02f9d939"/>
    </style:style>
    <style:style style:name="T371" style:family="text">
      <style:text-properties officeooo:rsid="02fd636a"/>
    </style:style>
    <style:style style:name="T372" style:family="text">
      <style:text-properties officeooo:rsid="027d9b82"/>
    </style:style>
    <style:style style:name="T373" style:family="text">
      <style:text-properties officeooo:rsid="02fc0589"/>
    </style:style>
    <style:style style:name="T374" style:family="text">
      <style:text-properties officeooo:rsid="0125f0fe"/>
    </style:style>
    <style:style style:name="T375" style:family="text">
      <style:text-properties officeooo:rsid="014f7933"/>
    </style:style>
    <style:style style:name="T376" style:family="text">
      <style:text-properties style:font-name-complex="Times New Roman"/>
    </style:style>
    <style:style style:name="T377" style:family="text">
      <style:text-properties officeooo:rsid="02fc0589" style:font-name-complex="Times New Roman"/>
    </style:style>
    <style:style style:name="T378" style:family="text">
      <style:text-properties officeooo:rsid="02fd636a" style:font-name-complex="Times New Roman"/>
    </style:style>
    <style:style style:name="T379" style:family="text">
      <style:text-properties officeooo:rsid="0238d2c4" style:font-name-complex="Times New Roman"/>
    </style:style>
    <style:style style:name="T380" style:family="text">
      <style:text-properties officeooo:rsid="0239d36f" style:font-name-complex="Times New Roman"/>
    </style:style>
    <style:style style:name="T381" style:family="text">
      <style:text-properties officeooo:rsid="025453f9" style:font-name-complex="Times New Roman"/>
    </style:style>
    <style:style style:name="T382" style:family="text">
      <style:text-properties officeooo:rsid="02a5ed4d" style:font-name-complex="Times New Roman"/>
    </style:style>
    <style:style style:name="T383" style:family="text">
      <style:text-properties officeooo:rsid="02afedb9"/>
    </style:style>
    <style:style style:name="T384" style:family="text">
      <style:text-properties officeooo:rsid="0229108d"/>
    </style:style>
    <style:style style:name="T385" style:family="text">
      <style:text-properties officeooo:rsid="024f68a0"/>
    </style:style>
    <style:style style:name="T386" style:family="text">
      <style:text-properties officeooo:rsid="02343c1d"/>
    </style:style>
    <style:style style:name="T387" style:family="text">
      <style:text-properties officeooo:rsid="02401a08"/>
    </style:style>
    <style:style style:name="T388" style:family="text">
      <style:text-properties officeooo:rsid="0243e173"/>
    </style:style>
    <style:style style:name="T389" style:family="text">
      <style:text-properties officeooo:rsid="02459e97"/>
    </style:style>
    <style:style style:name="T390" style:family="text">
      <style:text-properties officeooo:rsid="0249e45e"/>
    </style:style>
    <style:style style:name="T391" style:family="text">
      <style:text-properties officeooo:rsid="0228a669"/>
    </style:style>
    <style:style style:name="T392" style:family="text">
      <style:text-properties officeooo:rsid="025a7099"/>
    </style:style>
    <style:style style:name="T393" style:family="text">
      <style:text-properties officeooo:rsid="02550e9a"/>
    </style:style>
    <style:style style:name="T394" style:family="text">
      <style:text-properties officeooo:rsid="025c5810"/>
    </style:style>
    <style:style style:name="T395" style:family="text">
      <style:text-properties officeooo:rsid="0255e935"/>
    </style:style>
    <style:style style:name="T396" style:family="text">
      <style:text-properties officeooo:rsid="025dff38"/>
    </style:style>
    <style:style style:name="T397" style:family="text">
      <style:text-properties officeooo:rsid="0267a973"/>
    </style:style>
    <style:style style:name="T398" style:family="text">
      <style:text-properties officeooo:rsid="025cb102"/>
    </style:style>
    <style:style style:name="T399" style:family="text">
      <style:text-properties officeooo:rsid="0268e9ab"/>
    </style:style>
    <style:style style:name="T400" style:family="text">
      <style:text-properties officeooo:rsid="027157e1"/>
    </style:style>
    <style:style style:name="T401" style:family="text">
      <style:text-properties officeooo:rsid="0277239c"/>
    </style:style>
    <style:style style:name="T402" style:family="text">
      <style:text-properties officeooo:rsid="027afa65"/>
    </style:style>
    <style:style style:name="T403" style:family="text">
      <style:text-properties officeooo:rsid="027cbd86"/>
    </style:style>
    <style:style style:name="T404" style:family="text">
      <style:text-properties officeooo:rsid="027fc591"/>
    </style:style>
    <style:style style:name="T405" style:family="text">
      <style:text-properties officeooo:rsid="028495a1"/>
    </style:style>
    <style:style style:name="T406" style:family="text">
      <style:text-properties officeooo:rsid="0285c2e1"/>
    </style:style>
    <style:style style:name="T407" style:family="text">
      <style:text-properties officeooo:rsid="0280f72c"/>
    </style:style>
    <style:style style:name="T408" style:family="text">
      <style:text-properties officeooo:rsid="02732b5a"/>
    </style:style>
    <style:style style:name="T409" style:family="text">
      <style:text-properties officeooo:rsid="028728b8"/>
    </style:style>
    <style:style style:name="T410" style:family="text">
      <style:text-properties officeooo:rsid="028b1e32"/>
    </style:style>
    <style:style style:name="T411" style:family="text">
      <style:text-properties officeooo:rsid="028c81ba"/>
    </style:style>
    <style:style style:name="T412" style:family="text">
      <style:text-properties officeooo:rsid="00ba6b9f"/>
    </style:style>
    <style:style style:name="T413" style:family="text">
      <style:text-properties officeooo:rsid="0273dc12"/>
    </style:style>
    <style:style style:name="T414" style:family="text">
      <style:text-properties officeooo:rsid="0274dcc9"/>
    </style:style>
    <style:style style:name="T415" style:family="text">
      <style:text-properties officeooo:rsid="02e36c82"/>
    </style:style>
    <style:style style:name="T416" style:family="text">
      <style:text-properties officeooo:rsid="0297406c"/>
    </style:style>
    <style:style style:name="T417" style:family="text">
      <style:text-properties officeooo:rsid="02763b85"/>
    </style:style>
    <style:style style:name="T418" style:family="text">
      <style:text-properties officeooo:rsid="0297b9fc"/>
    </style:style>
    <style:style style:name="T419" style:family="text">
      <style:text-properties officeooo:rsid="02aba7fa"/>
    </style:style>
    <style:style style:name="T420" style:family="text">
      <style:text-properties officeooo:rsid="029b9d50"/>
    </style:style>
    <style:style style:name="T421" style:family="text">
      <style:text-properties officeooo:rsid="029d4e96"/>
    </style:style>
    <style:style style:name="T422" style:family="text">
      <style:text-properties officeooo:rsid="0226a1f3"/>
    </style:style>
    <style:style style:name="T423" style:family="text">
      <style:text-properties officeooo:rsid="02a66480"/>
    </style:style>
    <style:style style:name="T424" style:family="text">
      <style:text-properties officeooo:rsid="0232c1ed"/>
    </style:style>
    <style:style style:name="T425" style:family="text">
      <style:text-properties officeooo:rsid="02a88f19"/>
    </style:style>
    <style:style style:name="T426" style:family="text">
      <style:text-properties officeooo:rsid="02b6bb1e"/>
    </style:style>
    <style:style style:name="T427" style:family="text">
      <style:text-properties officeooo:rsid="02df1f00"/>
    </style:style>
    <style:style style:name="T428" style:family="text">
      <style:text-properties officeooo:rsid="02b31f93"/>
    </style:style>
    <style:style style:name="T429" style:family="text">
      <style:text-properties officeooo:rsid="02277db5"/>
    </style:style>
    <style:style style:name="T430" style:family="text">
      <style:text-properties officeooo:rsid="022916a0"/>
    </style:style>
    <style:style style:name="T431" style:family="text">
      <style:text-properties officeooo:rsid="022b5e82"/>
    </style:style>
    <style:style style:name="T432" style:family="text">
      <style:text-properties style:font-name="times new roman" fo:font-size="14pt" style:font-size-asian="14pt" style:font-size-complex="14pt"/>
    </style:style>
    <style:style style:name="T433" style:family="text">
      <style:text-properties style:font-name="times new roman" fo:font-size="14pt" officeooo:rsid="022ebaae" style:font-size-asian="14pt" style:font-size-complex="14pt"/>
    </style:style>
    <style:style style:name="T434" style:family="text">
      <style:text-properties style:font-name="times new roman" fo:font-size="14pt" officeooo:rsid="02304ab6" style:font-size-asian="14pt" style:font-size-complex="14pt"/>
    </style:style>
    <style:style style:name="T435" style:family="text">
      <style:text-properties style:font-name="times new roman" fo:font-size="14pt" officeooo:rsid="02315b47" style:font-size-asian="14pt" style:font-size-complex="14pt"/>
    </style:style>
    <style:style style:name="T436" style:family="text">
      <style:text-properties style:font-name="times new roman" fo:font-size="14pt" officeooo:rsid="023312ef" style:font-size-asian="14pt" style:font-size-complex="14pt"/>
    </style:style>
    <style:style style:name="T437" style:family="text">
      <style:text-properties style:font-name="times new roman" fo:font-size="14pt" officeooo:rsid="02cb47f8" style:font-size-asian="14pt" style:font-size-complex="14pt"/>
    </style:style>
    <style:style style:name="T438" style:family="text">
      <style:text-properties style:font-name="times new roman" fo:font-size="14pt" officeooo:rsid="03348f94" style:font-size-asian="14pt" style:font-size-complex="14pt"/>
    </style:style>
    <style:style style:name="T439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40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41" style:family="text">
      <style:text-properties officeooo:rsid="022cc0d2"/>
    </style:style>
    <style:style style:name="T442" style:family="text">
      <style:text-properties officeooo:rsid="022ebaae"/>
    </style:style>
    <style:style style:name="T443" style:family="text">
      <style:text-properties officeooo:rsid="02310118"/>
    </style:style>
    <style:style style:name="T444" style:family="text">
      <style:text-properties officeooo:rsid="02315b47"/>
    </style:style>
    <style:style style:name="T445" style:family="text">
      <style:text-properties officeooo:rsid="0237b429"/>
    </style:style>
    <style:style style:name="T446" style:family="text">
      <style:text-properties officeooo:rsid="0238d2c4"/>
    </style:style>
    <style:style style:name="T447" style:family="text">
      <style:text-properties officeooo:rsid="0239d36f"/>
    </style:style>
    <style:style style:name="T448" style:family="text">
      <style:text-properties officeooo:rsid="023a5d35"/>
    </style:style>
    <style:style style:name="T449" style:family="text">
      <style:text-properties officeooo:rsid="023c74da"/>
    </style:style>
    <style:style style:name="T450" style:family="text">
      <style:text-properties officeooo:rsid="026f42a6"/>
    </style:style>
    <style:style style:name="T451" style:family="text">
      <style:text-properties officeooo:rsid="02700f49"/>
    </style:style>
    <style:style style:name="T452" style:family="text">
      <style:text-properties officeooo:rsid="0272f8d8"/>
    </style:style>
    <style:style style:name="T453" style:family="text">
      <style:text-properties officeooo:rsid="02736f3d"/>
    </style:style>
    <style:style style:name="T454" style:family="text">
      <style:text-properties officeooo:rsid="027abb30"/>
    </style:style>
    <style:style style:name="T455" style:family="text">
      <style:text-properties officeooo:rsid="0286ed9f"/>
    </style:style>
    <style:style style:name="T456" style:family="text">
      <style:text-properties officeooo:rsid="028845da"/>
    </style:style>
    <style:style style:name="T457" style:family="text">
      <style:text-properties officeooo:rsid="028da146"/>
    </style:style>
    <style:style style:name="T458" style:family="text">
      <style:text-properties officeooo:rsid="028e1c4f"/>
    </style:style>
    <style:style style:name="T459" style:family="text">
      <style:text-properties officeooo:rsid="028f45b7"/>
    </style:style>
    <style:style style:name="T460" style:family="text">
      <style:text-properties officeooo:rsid="028fd500"/>
    </style:style>
    <style:style style:name="T461" style:family="text">
      <style:text-properties officeooo:rsid="0298652f"/>
    </style:style>
    <style:style style:name="T462" style:family="text">
      <style:text-properties officeooo:rsid="02997063"/>
    </style:style>
    <style:style style:name="T463" style:family="text">
      <style:text-properties officeooo:rsid="029ada60"/>
    </style:style>
    <style:style style:name="T464" style:family="text">
      <style:text-properties officeooo:rsid="029c8074"/>
    </style:style>
    <style:style style:name="T465" style:family="text">
      <style:text-properties officeooo:rsid="029e86e2"/>
    </style:style>
    <style:style style:name="T466" style:family="text">
      <style:text-properties officeooo:rsid="02a3fc21"/>
    </style:style>
    <style:style style:name="T467" style:family="text">
      <style:text-properties officeooo:rsid="02ac77b1"/>
    </style:style>
    <style:style style:name="T468" style:family="text">
      <style:text-properties style:text-position="super 58%" fo:font-size="12pt" style:font-size-asian="12pt" style:font-name-complex="Times New Roman" style:font-size-complex="12pt"/>
    </style:style>
    <style:style style:name="T469" style:family="text">
      <style:text-properties style:text-position="super 58%" fo:language="en" fo:country="US" officeooo:rsid="02bfa88c"/>
    </style:style>
    <style:style style:name="T470" style:family="text">
      <style:text-properties style:text-position="super 58%" fo:language="en" fo:country="US" officeooo:rsid="02c87178"/>
    </style:style>
    <style:style style:name="T471" style:family="text">
      <style:text-properties officeooo:rsid="02b049e3"/>
    </style:style>
    <style:style style:name="T472" style:family="text">
      <style:text-properties officeooo:rsid="02b2ab90"/>
    </style:style>
    <style:style style:name="T473" style:family="text">
      <style:text-properties officeooo:rsid="02b91f9b"/>
    </style:style>
    <style:style style:name="T474" style:family="text">
      <style:text-properties fo:language="none" fo:country="none" officeooo:rsid="02ac77b1"/>
    </style:style>
    <style:style style:name="T475" style:family="text">
      <style:text-properties fo:language="none" fo:country="none" officeooo:rsid="02bc14f8"/>
    </style:style>
    <style:style style:name="T476" style:family="text">
      <style:text-properties fo:language="none" fo:country="none" officeooo:rsid="02bd0267"/>
    </style:style>
    <style:style style:name="T477" style:family="text">
      <style:text-properties officeooo:rsid="02bb8d35"/>
    </style:style>
    <style:style style:name="T478" style:family="text">
      <style:text-properties officeooo:rsid="02bdab9b"/>
    </style:style>
    <style:style style:name="T479" style:family="text">
      <style:text-properties officeooo:rsid="02be6a10"/>
    </style:style>
    <style:style style:name="T480" style:family="text">
      <style:text-properties officeooo:rsid="02bfa88c"/>
    </style:style>
    <style:style style:name="T481" style:family="text">
      <style:text-properties fo:language="en" fo:country="US"/>
    </style:style>
    <style:style style:name="T482" style:family="text">
      <style:text-properties fo:language="en" fo:country="US" officeooo:rsid="02bfa88c"/>
    </style:style>
    <style:style style:name="T483" style:family="text">
      <style:text-properties fo:language="en" fo:country="US" officeooo:rsid="02c9ffe5"/>
    </style:style>
    <style:style style:name="T484" style:family="text">
      <style:text-properties fo:language="en" fo:country="US" officeooo:rsid="02cc9c39"/>
    </style:style>
    <style:style style:name="T485" style:family="text">
      <style:text-properties fo:language="en" fo:country="US" officeooo:rsid="02cbb881"/>
    </style:style>
    <style:style style:name="T486" style:family="text">
      <style:text-properties fo:language="en" fo:country="US" officeooo:rsid="0303058b"/>
    </style:style>
    <style:style style:name="T487" style:family="text">
      <style:text-properties fo:language="en" fo:country="US" officeooo:rsid="02c87178"/>
    </style:style>
    <style:style style:name="T488" style:family="text">
      <style:text-properties fo:language="en" fo:country="US" officeooo:rsid="02e34bdc"/>
    </style:style>
    <style:style style:name="T489" style:family="text">
      <style:text-properties fo:language="en" fo:country="US" officeooo:rsid="02f3bd61"/>
    </style:style>
    <style:style style:name="T490" style:family="text">
      <style:text-properties officeooo:rsid="02c25d06"/>
    </style:style>
    <style:style style:name="T491" style:family="text">
      <style:text-properties officeooo:rsid="02c46d9c"/>
    </style:style>
    <style:style style:name="T492" style:family="text">
      <style:text-properties officeooo:rsid="02c95504"/>
    </style:style>
    <style:style style:name="T493" style:family="text">
      <style:text-properties officeooo:rsid="02d18c4d"/>
    </style:style>
    <style:style style:name="T494" style:family="text">
      <style:text-properties officeooo:rsid="00861c75"/>
    </style:style>
    <style:style style:name="T495" style:family="text">
      <style:text-properties officeooo:rsid="02e0677b"/>
    </style:style>
    <style:style style:name="T496" style:family="text">
      <style:text-properties officeooo:rsid="01e76398"/>
    </style:style>
    <style:style style:name="T497" style:family="text">
      <style:text-properties officeooo:rsid="02e5bce1"/>
    </style:style>
    <style:style style:name="T498" style:family="text">
      <style:text-properties officeooo:rsid="02ee068c"/>
    </style:style>
    <style:style style:name="T499" style:family="text">
      <style:text-properties officeooo:rsid="02ee2521"/>
    </style:style>
    <style:style style:name="T500" style:family="text">
      <style:text-properties officeooo:rsid="02fe7524"/>
    </style:style>
    <style:style style:name="T501" style:family="text">
      <style:text-properties officeooo:rsid="02fedf19"/>
    </style:style>
    <style:style style:name="T502" style:family="text">
      <style:text-properties officeooo:rsid="03034207"/>
    </style:style>
    <style:style style:name="T503" style:family="text">
      <style:text-properties officeooo:rsid="030a591b"/>
    </style:style>
    <style:style style:name="T504" style:family="text">
      <style:text-properties officeooo:rsid="030bd878"/>
    </style:style>
    <style:style style:name="T505" style:family="text">
      <style:text-properties officeooo:rsid="030f3854"/>
    </style:style>
    <style:style style:name="T506" style:family="text">
      <style:text-properties officeooo:rsid="031335da"/>
    </style:style>
    <style:style style:name="T507" style:family="text">
      <style:text-properties officeooo:rsid="03185360"/>
    </style:style>
    <style:style style:name="T508" style:family="text">
      <style:text-properties officeooo:rsid="031f0f17"/>
    </style:style>
    <style:style style:name="T509" style:family="text">
      <style:text-properties officeooo:rsid="03213f68"/>
    </style:style>
    <style:style style:name="T510" style:family="text">
      <style:text-properties officeooo:rsid="0323ed81"/>
    </style:style>
    <style:style style:name="T511" style:family="text">
      <style:text-properties officeooo:rsid="032451d8"/>
    </style:style>
    <style:style style:name="T512" style:family="text">
      <style:text-properties officeooo:rsid="03270fd0"/>
    </style:style>
    <style:style style:name="T513" style:family="text">
      <style:text-properties officeooo:rsid="0327fdd0"/>
    </style:style>
    <style:style style:name="T514" style:family="text">
      <style:text-properties officeooo:rsid="022cc0d2" style:font-size-asian="14pt" style:font-size-complex="14pt"/>
    </style:style>
    <style:style style:name="T515" style:family="text">
      <style:text-properties officeooo:rsid="02932249" style:font-size-asian="14pt" style:font-size-complex="14pt"/>
    </style:style>
    <style:style style:name="T516" style:family="text">
      <style:text-properties officeooo:rsid="032c0860"/>
    </style:style>
    <style:style style:name="T517" style:family="text">
      <style:text-properties officeooo:rsid="032e82c4"/>
    </style:style>
    <style:style style:name="T518" style:family="text">
      <style:text-properties officeooo:rsid="032f52ac"/>
    </style:style>
    <style:style style:name="T519" style:family="text">
      <style:text-properties officeooo:rsid="0330f9ed"/>
    </style:style>
    <style:style style:name="T520" style:family="text">
      <style:text-properties officeooo:rsid="0331c282"/>
    </style:style>
    <style:style style:name="T521" style:family="text">
      <style:text-properties officeooo:rsid="0332cc9c"/>
    </style:style>
    <style:style style:name="T522" style:family="text">
      <style:text-properties officeooo:rsid="03348f94"/>
    </style:style>
    <style:style style:name="T523" style:family="text">
      <style:text-properties officeooo:rsid="0337e8c2"/>
    </style:style>
    <style:style style:name="T524" style:family="text">
      <style:text-properties officeooo:rsid="0338f67b"/>
    </style:style>
    <style:style style:name="T525" style:family="text">
      <style:text-properties officeooo:rsid="033cd99a"/>
    </style:style>
    <style:style style:name="T526" style:family="text">
      <style:text-properties officeooo:rsid="033d7cfc"/>
    </style:style>
    <style:style style:name="T527" style:family="text">
      <style:text-properties officeooo:rsid="033f0a1a"/>
    </style:style>
    <style:style style:name="T528" style:family="text">
      <style:text-properties officeooo:rsid="034b9cb6"/>
    </style:style>
    <style:style style:name="T529" style:family="text">
      <style:text-properties officeooo:rsid="034e26e8"/>
    </style:style>
    <style:style style:name="T530" style:family="text">
      <style:text-properties officeooo:rsid="0369e729"/>
    </style:style>
    <style:style style:name="T531" style:family="text">
      <style:text-properties officeooo:rsid="036b918b"/>
    </style:style>
    <style:style style:name="T532" style:family="text">
      <style:text-properties officeooo:rsid="036be492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2"><draw:frame draw:style-name="fr1" draw:name="Image1" text:anchor-type="as-char" svg:width="2.258cm" svg:height="1.921cm" draw:z-index="28"><draw:image xlink:href="Pictures/10000201000000D10000008CEA3FC5F5175B33A8.png" xlink:type="simple" xlink:show="embed" xlink:actuate="onLoad"/></draw:frame></text:p>
          </table:table-cell>
          <table:table-cell table:style-name="Table1.A1" office:value-type="string">
            <text:p text:style-name="P103">Негосударственное образовательное учреждение </text:p>
            <text:p text:style-name="P103">высшего образования </text:p>
            <text:p text:style-name="P103">Московский технологический институт</text:p>
          </table:table-cell>
        </table:table-row>
      </table:table>
      <text:p text:style-name="P72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2">Факультет: Техники и современных технологий</text:p>
          </table:table-cell>
          <table:table-cell table:style-name="Table2.A1" office:value-type="string">
            <text:p text:style-name="P12">Кафедра: Информатики и автоматизации</text:p>
          </table:table-cell>
        </table:table-row>
      </table:table>
      <text:p text:style-name="P73"/>
      <text:p text:style-name="P12">Уровень образования: бакалавриат</text:p>
      <text:p text:style-name="P12">Направление: 230100 «Информатика и вычислительная техника»</text:p>
      <text:p text:style-name="P12">Профиль: «Программное обеспечение средств вычислительной техники и автоматизированных систем»</text:p>
      <text:p text:style-name="P60"/>
      <text:p text:style-name="P62"/>
      <text:p text:style-name="P61"/>
      <text:p text:style-name="P110"/>
      <text:p text:style-name="P59">ВЫПУСКНАЯ КВАЛИФИКАЦИОННАЯ РАБОТА</text:p>
      <text:p text:style-name="P75"/>
      <text:p text:style-name="P75">на тему:</text:p>
      <text:p text:style-name="P79"/>
      <text:p text:style-name="P81">«Разработка системы оптимизации распределения инвестиций (на примере).»</text:p>
      <text:p text:style-name="P80"/>
      <text:p text:style-name="P80"/>
      <text:p text:style-name="P77">Студента: Габец Тимура Георгиевича <text:s text:c="3"/>___________________</text:p>
      <text:p text:style-name="P82"><text:s text:c="55"/>Ф.И.О. (полностью) <text:s text:c="50"/>(подпись) <text:s text:c="24"/></text:p>
      <text:p text:style-name="P74"/>
      <text:p text:style-name="P77">Руководитель ВКР: КТН, доцент Бужинский Владимир Александрович _____________</text:p>
      <text:p text:style-name="P74"><text:span text:style-name="T468"><text:s text:c="58"/>ученая степень, звание</text:span><text:bookmark text:name="_GoBack1"/><text:span text:style-name="T468"> <text:s text:c="41"/>Ф.И.О. (полностью) <text:s text:c="57"/>(подпись) <text:s text:c="38"/></text:span></text:p>
      <text:p text:style-name="P76"/>
      <text:p text:style-name="P76">Допущена к защите:</text:p>
      <text:p text:style-name="P76"/>
      <text:p text:style-name="P77">Зав.кафедрой: КТН, доцент Подлевских Александр Павлович _____________________</text:p>
      <text:p text:style-name="P104"><text:s text:c="2"/>ученая степень, звание <text:s text:c="20"/>Ф.И.О. (полностью) <text:s text:c="71"/>(подпись) <text:s text:c="38"/></text:p>
      <text:p text:style-name="P76"/>
      <text:p text:style-name="P76">« ____» <text:s/>_______________ 20<text:span text:style-name="T493">16</text:span> г.</text:p>
      <text:p text:style-name="P76"/>
      <text:p text:style-name="P76"/>
      <text:p text:style-name="P6"/>
      <text:p text:style-name="P78"/>
      <text:p text:style-name="P78"/>
      <text:p text:style-name="P78"/>
      <text:p text:style-name="P78"/>
      <text:p text:style-name="P78"/>
      <text:p text:style-name="P78"/>
      <text:p text:style-name="P7">Москва 2016 г.</text:p>
      <text:p text:style-name="P91"><text:bookmark-start text:name="__RefHeading__73_1326476611"/>ОГЛАВЛЕНИЕ<text:bookmark-end text:name="__RefHeading__73_1326476611"/></text:p>
      <text:p text:style-name="P8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189"><text:a xlink:type="simple" xlink:href="#__RefHeading__73_1326476611" text:style-name="Index_20_Link" text:visited-style-name="Index_20_Link">ОГЛАВЛЕНИЕ<text:tab/>2</text:a></text:p>
          <text:p text:style-name="P189"><text:a xlink:type="simple" xlink:href="#__RefHeading__75_1326476611" text:style-name="Index_20_Link" text:visited-style-name="Index_20_Link">ВВЕДЕНИЕ<text:tab/>3</text:a></text:p>
          <text:p text:style-name="P189"><text:a xlink:type="simple" xlink:href="#__RefHeading___Toc5159_1010778528" text:style-name="Index_20_Link" text:visited-style-name="Index_20_Link">ГЛАВА 1. ИНВЕСТИЦИИ<text:tab/>5</text:a></text:p>
          <text:p text:style-name="P190"><text:a xlink:type="simple" xlink:href="#__RefHeading___Toc142_1574039482" text:style-name="Index_20_Link" text:visited-style-name="Index_20_Link">1.1. Основные типы инвестиций и их классификация<text:tab/>5</text:a></text:p>
          <text:p text:style-name="P190"><text:a xlink:type="simple" xlink:href="#__RefHeading___Toc2078_795193529" text:style-name="Index_20_Link" text:visited-style-name="Index_20_Link">1.2. Инвестиции в ценные бумаги<text:tab/>6</text:a></text:p>
          <text:p text:style-name="P190"><text:a xlink:type="simple" xlink:href="#__RefHeading___Toc1809_1435979290" text:style-name="Index_20_Link" text:visited-style-name="Index_20_Link">1.3. Инвестиционный процесс<text:tab/>22</text:a></text:p>
          <text:p text:style-name="P189"><text:a xlink:type="simple" xlink:href="#__RefHeading___Toc7229_1010778528" text:style-name="Index_20_Link" text:visited-style-name="Index_20_Link">ГЛАВА 2. ОСНОВЫ СОВРЕМЕННОЙ ТЕОРИИ ФОРМИРОВАНИЯ ПОРТФЕЛЯ<text:tab/>29</text:a></text:p>
          <text:p text:style-name="P190"><text:a xlink:type="simple" xlink:href="#__RefHeading___Toc150_1574039482" text:style-name="Index_20_Link" text:visited-style-name="Index_20_Link">2.1. Основные термины и понятия<text:tab/>30</text:a></text:p>
          <text:p text:style-name="P190"><text:a xlink:type="simple" xlink:href="#__RefHeading___Toc152_1574039482" text:style-name="Index_20_Link" text:visited-style-name="Index_20_Link">2.2. Портфельный анализ<text:tab/>33</text:a></text:p>
          <text:p text:style-name="P190"><text:a xlink:type="simple" xlink:href="#__RefHeading___Toc2454_99562824" text:style-name="Index_20_Link" text:visited-style-name="Index_20_Link">2.3. Стратегии управления портфелем и оценка эффективности<text:tab/>42</text:a></text:p>
          <text:p text:style-name="P189"><text:a xlink:type="simple" xlink:href="#__RefHeading___Toc154_1574039482" text:style-name="Index_20_Link" text:visited-style-name="Index_20_Link">ГЛАВА 3. СИСТЕМА ОПТИМАЛЬНОГО РАСПРЕДЕЛЕНИЯ ИНВЕСТИЦИЙ<text:tab/>49</text:a></text:p>
          <text:p text:style-name="P190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49</text:a></text:p>
          <text:p text:style-name="P190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52</text:a></text:p>
          <text:p text:style-name="P190"><text:a xlink:type="simple" xlink:href="#__RefHeading___Toc160_1574039482" text:style-name="Index_20_Link" text:visited-style-name="Index_20_Link">3.3. Практическая значимость разработанной системы<text:tab/>67</text:a></text:p>
          <text:p text:style-name="P189"><text:a xlink:type="simple" xlink:href="#__RefHeading___Toc473_1574039482" text:style-name="Index_20_Link" text:visited-style-name="Index_20_Link">ЗАКЛЮЧЕНИЕ<text:tab/>77</text:a></text:p>
          <text:p text:style-name="P189"><text:a xlink:type="simple" xlink:href="#__RefHeading___Toc5328_859139803" text:style-name="Index_20_Link" text:visited-style-name="Index_20_Link">СПИСОК ИСПОЛЬЗОВАННОЙ ЛИТЕРАТУРЫ<text:tab/>80</text:a></text:p>
        </text:index-body>
      </text:table-of-content>
      <text:p text:style-name="P141"/>
      <text:section text:style-name="Sect2" text:name="Section1">
        <text:h text:style-name="P153" text:outline-level="1"><text:bookmark-start text:name="__RefHeading__75_1326476611"/>ВВЕДЕНИЕ<text:bookmark-end text:name="__RefHeading__75_1326476611"/></text:h>
        <text:p text:style-name="P139">Актуальность темы исследования данной выпускной квалификационной работы <text:span text:style-name="T467">заключается в том, что инвестиции в ценные бумаги являются одним из самых доходных инструментов, доступных современному инвестору. Разработанный математический аппарат инвестирования в ценные бумаги, позволяет дать ответ, является та или иная инвестиция оптимальной с точки зрения доходности и риска, а также каковы могут быть предполагаемые значения доходности и риска каждого конкретного инвестиционного портфеля. </text:span></text:p>
        <text:p text:style-name="P139">Объектом исследования выпускной квалификационной работы являются «Информационные системы», а предметом исследования – «<text:span text:style-name="T471">система оптимизации распределения инвестиций</text:span>». </text:p>
        <text:p text:style-name="Standard"><text:span text:style-name="T221">Целью выпускной квалификационной работы является разработка программного модуля </text:span><text:span text:style-name="T222">с</text:span><text:span text:style-name="T223">истемы оптимизации распределения инвестиций </text:span><text:span text:style-name="T224">с применением одного</text:span><text:span text:style-name="T223"> </text:span><text:span text:style-name="T225">из </text:span><text:span text:style-name="T223">высокоуровневых языков программирования, на основе современной теории формирования инвестиционного портфеля.</text:span></text:p>
        <text:p text:style-name="Standard">Для достижения поставленной цели в выпускной квалификационной работе необходимо решить следующие задачи:</text:p>
        <text:list xml:id="list7811213771651790755" text:style-name="WW8Num4">
          <text:list-item>
            <text:p text:style-name="P105">дать определение понятию инвестиции, привести основную классификацию инвестиций</text:p>
          </text:list-item>
          <text:list-item>
            <text:p text:style-name="P105">указать основные этапы инвестиционного процесса</text:p>
          </text:list-item>
          <text:list-item>
            <text:p text:style-name="P105">рассмотреть теоретические основы современной теории формирования инвестиционного портфеля</text:p>
          </text:list-item>
          <text:list-item>
            <text:p text:style-name="P105">указать методы оценки эффективности инвестиций</text:p>
          </text:list-item>
          <text:list-item>
            <text:p text:style-name="P105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105">провести оценку эффективности разработанной системы</text:p>
          </text:list-item>
        </text:list>
        <text:p text:style-name="Standard"/>
        <text:p text:style-name="Standard"><text:soft-page-break/><text:span text:style-name="T198">Теоретическая и практическая значимость работы</text:span><text:span text:style-name="T199"> заключается в том, что </text:span><text:span text:style-name="T200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201">«наивн</text:span><text:span text:style-name="T200">ое</text:span><text:span text:style-name="T201">» управления инвестициями, </text:span><text:span text:style-name="T200"><text:s/>выраженное в </text:span><text:span text:style-name="T202">отсутстви</text:span><text:span text:style-name="T200">и</text:span><text:span text:style-name="T202"> объективных критериев оптимальности и эффективности, </text:span><text:span text:style-name="T200">а также </text:span><text:span text:style-name="T202">неучет</text:span><text:span text:style-name="T200">е</text:span><text:span text:style-name="T202"> риска в </text:span><text:span text:style-name="T200">математической</text:span><text:span text:style-name="T202"> форме </text:span><text:span text:style-name="T200">либо</text:span><text:span text:style-name="T202"> подмен</text:span><text:span text:style-name="T200">е</text:span><text:span text:style-name="T202"> </text:span><text:span text:style-name="T200">его</text:span><text:span text:style-name="T202"> словесными формулировками. </text:span><text:span text:style-name="T200">Что характерно, </text:span><text:span text:style-name="T203">такого рода «наивное» управление инвестициями характерно как для многих индивидуальных инвесторов, так и для институциональных инвесторов и инвестиционных фондов. </text:span><text:span text:style-name="T200">Результатом такого управления зачастую является неудовлетворительные показатели доходности инвестиций. </text:span><text:span text:style-name="T204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Standard"><text:span text:style-name="T196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213"> современной </text:span><text:span text:style-name="T215">теорией формирования портфеля </text:span><text:span text:style-name="T216">(modern portfolio theory</text:span><text:span text:style-name="T215">). Областью применения данной системы являются инвестиции в обыкновенные акции.</text:span></text:p>
        <text:p text:style-name="Standard"><text:span text:style-name="T196">При написании работы использовались научные труды следующих авторов: </text:span><text:span text:style-name="T197">Н.И. </text:span><text:span text:style-name="T205">Берзон Н.И.</text:span><text:span text:style-name="T204">[1], Ц.Боди [2]</text:span><text:span text:style-name="T206">,</text:span><text:span text:style-name="T195"> </text:span><text:span text:style-name="T220">У. Шарп[4], Y.Hilpish [6]</text:span><text:span text:style-name="T209">.</text:span></text:p>
        <text:p text:style-name="Standard">Выпускная квалификационная работа состоит из <text:span text:style-name="T472">в</text:span>ведения, трех глав, Заключения, Списка использованной литературы, Приложения.</text:p>
        <text:p text:style-name="Standard">В первой главе выпускной квалификационной работы рассматриваются основные понятия, <text:span text:style-name="T472">связанные с инвестициями в ценные бумаги</text:span>.</text:p>
        <text:p text:style-name="Standard">Во второй главе работы отражаются основные аспекты <text:span text:style-name="T472">инвестиционного процесса</text:span>.</text:p>
        <text:p text:style-name="Standard"><text:span text:style-name="T209">В третьей главе работы </text:span><text:span text:style-name="T220">описывается</text:span><text:span text:style-name="T209"> разработ</text:span><text:span text:style-name="T220">анный программный модуль, производится его тестирование</text:span><text:span text:style-name="T209"> </text:span><text:span text:style-name="T220">и </text:span><text:span text:style-name="T226">осуществляется </text:span><text:span text:style-name="T220">оценка </text:span><text:span text:style-name="T226">его</text:span><text:span text:style-name="T220"> эффективности.</text:span></text:p>
        <text:h text:style-name="P156" text:outline-level="1"><text:bookmark-start text:name="__RefHeading___Toc5159_1010778528"/>ГЛАВА 1. ИНВЕСТИЦИИ<text:bookmark-end text:name="__RefHeading___Toc5159_1010778528"/></text:h>
        <text:h text:style-name="P164" text:outline-level="2"/>
        <text:h text:style-name="P164" text:outline-level="2"><text:bookmark-start text:name="__RefHeading___Toc142_1574039482"/>1.<text:span text:style-name="T300">1</text:span>. Основные типы инвестиций и их классификация<text:bookmark-end text:name="__RefHeading___Toc142_1574039482"/></text:h>
        <text:p text:style-name="Standard">Инвестиция — это текущее вложение денег с целью извлечения будущей прибыли. <text:span text:style-name="T507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Standard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Standard"><text:soft-page-break/><text:span text:style-name="T211">О</text:span><text:span text:style-name="T212">сновным объектом финансовой инвестиции является ценная бумага. «</text:span><text:span text:style-name="T214">Ценная бумага</text:span><text:span text:style-name="T207"> (security) </text:span><text:span text:style-name="T210">означает</text:span><text:span text:style-name="T207"> законодательно признанное свидетельство права на получение ожидаемых в будущем доходов при конкретных условиях»[4, </text:span><text:span text:style-name="T210">стр. 3</text:span><text:span text:style-name="T207">]. </text:span><text:span text:style-name="T211">Данная работа посвящена финансовым инвестициям, и далее в работе под инвестициями будут пониматься именно финансовые инвестиции. </text:span><text:span text:style-name="T208">Различные типы </text:span><text:span text:style-name="T211">финансовых инвестиций</text:span><text:span text:style-name="T208">, а также их основные особенности, будут рассмотрены в следующем разделе.</text:span></text:p>
        <text:p text:style-name="Standard"><text:span text:style-name="T208"/></text:p>
        <text:h text:style-name="P165" text:outline-level="2"><text:bookmark-start text:name="__RefHeading___Toc2078_795193529"/>1.2. Инвестиции в ценные бумаги<text:bookmark-end text:name="__RefHeading___Toc2078_795193529"/></text:h>
        <text:h text:style-name="P158" text:outline-level="3"><text:bookmark-start text:name="__RefHeading___Toc2080_795193529"/><text:span text:style-name="T301">1.2.1. </text:span>Типы ценных бумаг <text:bookmark-end text:name="__RefHeading___Toc2080_795193529"/></text:h>
        <text:p text:style-name="Standard"><text:span text:style-name="T266">С</text:span>огласно [4], можно выделить три основных типа ценных бумаг, которые могут выступать в качестве объекта инвестирования:</text:p>
        <text:list xml:id="list2057374311465485773" text:style-name="L1">
          <text:list-item>
            <text:p text:style-name="P111">Казначейские векселя</text:p>
          </text:list-item>
          <text:list-item>
            <text:p text:style-name="P111">Долгосрочные казначейские и корпоративные облигации</text:p>
          </text:list-item>
          <text:list-item>
            <text:p text:style-name="P111">Обыкновенные акции</text:p>
          </text:list-item>
        </text:list>
        <text:p text:style-name="Standard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Image"><draw:frame draw:style-name="fr2" draw:name="Image14" text:anchor-type="char" svg:width="16.499cm" svg:height="8.105cm" draw:z-index="27"><draw:image xlink:href="Pictures/100002010000032000000189231F48745E1D0043.png" xlink:type="simple" xlink:show="embed" xlink:actuate="onLoad"/></draw:frame><text:soft-page-break/><text:span text:style-name="T135">Рисунок </text:span><text:span text:style-name="T136">1</text:span><text:span text:style-name="T135"> — капитализация фондового рынка США, а также пропорции отдельных видов ценных бумаг в нём [8]</text:span></text:p>
        <text:p text:style-name="P63"><text:span text:style-name="T148">Казначейские векселя</text:span><text:span text:style-name="T137"> являются ценными бумагами, подтверждающими </text:span><text:span text:style-name="T138">предоставление краткосрочного кредита Казначейству США. Вследствие того, что</text:span><text:span text:style-name="T137"> «р</text:span><text:span text:style-name="T138">иск нарушения обязательств по выплате такого кредита </text:span><text:span text:style-name="T137">весьма </text:span><text:span text:style-name="T138">незначителен, если вообще существует»[4, стр.3] (Соединенные Штаты Америки, как известно, ни разу не объявляли </text:span><text:span text:style-name="T137">государственный </text:span><text:span text:style-name="T138">дефолт), </text:span><text:span text:style-name="T137">данные ценные бумаги являются хорошим инвестиционным средством с точки зрения риска, </text:span><text:span text:style-name="T139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p text:style-name="P15"><text:span text:style-name="T231">О</text:span><text:span text:style-name="T229">блигаци</text:span><text:span text:style-name="T231">и</text:span> <text:span text:style-name="T314">(bonds) являются</text:span> долгосрочн<text:span text:style-name="T315">ым</text:span> обязательство<text:span text:style-name="T315">м</text:span> со стороны эмитента перед инвестором (т. е. <text:span text:style-name="T316">к</text:span>редитором). <text:span text:style-name="T497">«Это обязательство состоит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» [4, стр.6].</text:span></text:p>
        <text:p text:style-name="P35">Из-за наличия купонных платежей, облигации также называют ценными бумагами с фиксированным доходом (fixed income securities).</text:p>
        <text:p text:style-name="P34"><text:soft-page-break/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16"><text:span text:style-name="T317">Долгосрочные </text:span>казначейски<text:span text:style-name="T317">е</text:span> облигаци<text:span text:style-name="T317">и</text:span> (или бонд<text:span text:style-name="T317">ы, bonds) являются ценными бумагами, подтверждающими предоставление кредита Казначейству США сроком </text:span>примерно на 20 лет. <text:span text:style-name="T318">Согласно [4], доходность долгосрочных казначейских облигаций в период с 1926 по 2013 год составила в среднем 5,36% годовых со стандартным отклонением 8,67%</text:span></text:p>
        <text:p text:style-name="P17">Корпоративные облигации (или корпоративные бонды)<text:span text:style-name="T314"> </text:span>являются ценными бумагами, подтверждающими предоставление кредита <text:span text:style-name="T267">наиболее надежным американским компаниям, выпускающими данные облигации, </text:span>сроком также на 20 лет.</text:p>
        <text:p text:style-name="P63"><text:span text:style-name="T140">Согласно </text:span><text:span text:style-name="T141">таблице 1,</text:span><text:span text:style-name="T140"> доходность корпоративных облигаций в период с 1926 по 2013 год составила </text:span><text:span text:style-name="T142">в среднем 6,0% годовых со стандартным отклонением 8,4%. Очевидно, что доходность долгосрочных казначейских и корпоративных облигаций в целом существенно выше казначейских векселей.</text:span></text:p>
        <text:p text:style-name="Standard"><text:span text:style-name="T229">Обыкновенные акции</text:span> <text:span text:style-name="T319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91">е</text:span> бумаг<text:span text:style-name="T319">и</text:span>, обеспеченны<text:span text:style-name="T319">ми</text:span> акционерным капиталом компани<text:span text:style-name="T319">и (акционерного общества)</text:span>, и «<text:span text:style-name="T319">представляют собой право на совладение корпорацией» [4, стр. 488]. </text:span>Каждая обыкновенная акция дает её <text:span text:style-name="T319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Standard"><text:soft-page-break/>Две самые важные характеристики обыкновенной акции как объекта инвестиции в ценные бумаги — это оста<text:span text:style-name="T270">точное правопритязание и ограниченная ответственность акционера [1].</text:span></text:p>
        <text:p text:style-name="Standard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71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</text:span></text:p>
        <text:p text:style-name="Standard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20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,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Standard">Важной особенностью обыкновенных акций является <text:span text:style-name="T321">осуществление наличных </text:span>выплат <text:span text:style-name="T321">акционерам, которые называются </text:span>дивиденд<text:span text:style-name="T321">ами (dividends)</text:span>. <text:span text:style-name="T217">Дивиденды — это часть прибыли компании, котора</text:span><text:span text:style-name="T218">я</text:span><text:span text:style-name="T217"> </text:span><text:span text:style-name="T218">выплачивается</text:span><text:span text:style-name="T217"> акционерам </text:span><text:span text:style-name="T218">(обычно это производится ежегодно или ежеквартально)</text:span><text:span text:style-name="T217"> в </text:span><text:soft-page-break/><text:span text:style-name="T217">соответствии </text:span><text:span text:style-name="T219">с количеством и видом акций, долей, находящихся в их владении [21]</text:span><text:span text:style-name="T217">. </text:span><text:span text:style-name="T218">Многие компании (как правило, это молодые и активно развивающиеся компании) вообще не платят дивидендов своим акционерам, и предпочитают 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</text:span></text:p>
        <text:p text:style-name="Standard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Standard">В <text:span text:style-name="T322">силу того, что </text:span>курсы покупки и продажи акций колеблются достаточно сильно, годовая доходность <text:span text:style-name="T323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69">Среднегодовое значение доходности за данный период составило 11,41%.</text:span></text:p>
        <text:p text:style-name="Image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Image">Тип ценных бумаг</text:p>
            </table:table-cell>
            <table:table-cell table:style-name="Table3.A1" office:value-type="string">
              <text:p text:style-name="Image">88 лет</text:p>
            </table:table-cell>
            <table:table-cell table:style-name="Table3.A1" office:value-type="string">
              <text:p text:style-name="Image">20 лет</text:p>
            </table:table-cell>
            <table:table-cell table:style-name="Table3.A1" office:value-type="string">
              <text:p text:style-name="Image">10 лет</text:p>
            </table:table-cell>
            <table:table-cell table:style-name="Table3.A1" office:value-type="string">
              <text:p text:style-name="Image">5 лет</text:p>
            </table:table-cell>
            <table:table-cell table:style-name="Table3.A1" office:value-type="string">
              <text:p text:style-name="Image">1 год</text:p>
            </table:table-cell>
            <table:table-cell table:style-name="Table3.G1" office:value-type="string">
              <text:p text:style-name="Image">Стандартное отклонение</text:p>
            </table:table-cell>
          </table:table-row>
          <table:table-row>
            <table:table-cell table:style-name="Table3.A5" office:value-type="string">
              <text:p text:style-name="Image">Казначейские векселя</text:p>
            </table:table-cell>
            <table:table-cell table:style-name="Table3.B5" office:value-type="string">
              <text:p text:style-name="Image">3.5%</text:p>
            </table:table-cell>
            <table:table-cell table:style-name="Table3.C5" office:value-type="string">
              <text:p text:style-name="Image">2.9%</text:p>
            </table:table-cell>
            <table:table-cell table:style-name="Table3.D5" office:value-type="string">
              <text:p text:style-name="Image">1.5%</text:p>
            </table:table-cell>
            <table:table-cell table:style-name="Table3.E5" office:value-type="string">
              <text:p text:style-name="Image">0.1%</text:p>
            </table:table-cell>
            <table:table-cell table:style-name="Table3.F5" office:value-type="string">
              <text:p text:style-name="Image">0.0%</text:p>
            </table:table-cell>
            <table:table-cell table:style-name="Table3.G5" office:value-type="string">
              <text:p text:style-name="Image">3.1%</text:p>
            </table:table-cell>
          </table:table-row>
          <table:table-row>
            <table:table-cell table:style-name="Table3.A5" office:value-type="string">
              <text:p text:style-name="Image">Корпоративные облигации</text:p>
            </table:table-cell>
            <table:table-cell table:style-name="Table3.B5" office:value-type="string">
              <text:p text:style-name="Image">6.0%</text:p>
            </table:table-cell>
            <table:table-cell table:style-name="Table3.C5" office:value-type="string">
              <text:p text:style-name="Image">7.2%</text:p>
            </table:table-cell>
            <table:table-cell table:style-name="Table3.D5" office:value-type="string">
              <text:p text:style-name="Image">6.4%</text:p>
            </table:table-cell>
            <table:table-cell table:style-name="Table3.E5" office:value-type="string">
              <text:p text:style-name="Image">7.0%</text:p>
            </table:table-cell>
            <table:table-cell table:style-name="Table3.F5" office:value-type="string">
              <text:p text:style-name="Image">-7.1%</text:p>
            </table:table-cell>
            <table:table-cell table:style-name="Table3.G5" office:value-type="string">
              <text:p text:style-name="Image">8.4%</text:p>
            </table:table-cell>
          </table:table-row>
          <table:table-row>
            <table:table-cell table:style-name="Table3.A5" office:value-type="string">
              <text:p text:style-name="Image">Обычные акции</text:p>
            </table:table-cell>
            <table:table-cell table:style-name="Table3.B5" office:value-type="string">
              <text:p text:style-name="Image">10.1%</text:p>
            </table:table-cell>
            <table:table-cell table:style-name="Table3.C5" office:value-type="string">
              <text:p text:style-name="Image">9.2%</text:p>
            </table:table-cell>
            <table:table-cell table:style-name="Table3.D5" office:value-type="string">
              <text:p text:style-name="Image">7.4%</text:p>
            </table:table-cell>
            <table:table-cell table:style-name="Table3.E5" office:value-type="string">
              <text:p text:style-name="Image">17.9%</text:p>
            </table:table-cell>
            <table:table-cell table:style-name="Table3.F5" office:value-type="string">
              <text:p text:style-name="Image">32.4%</text:p>
            </table:table-cell>
            <table:table-cell table:style-name="Table3.G5" office:value-type="string">
              <text:p text:style-name="Image">20.2%</text:p>
            </table:table-cell>
          </table:table-row>
          <table:table-row>
            <table:table-cell table:style-name="Table3.A5" office:value-type="string">
              <text:p text:style-name="Image">Обычные акции небольших компаний</text:p>
            </table:table-cell>
            <table:table-cell table:style-name="Table3.B5" office:value-type="string">
              <text:p text:style-name="Image">12.3%</text:p>
            </table:table-cell>
            <table:table-cell table:style-name="Table3.C5" office:value-type="string">
              <text:p text:style-name="Image">12.0%</text:p>
            </table:table-cell>
            <table:table-cell table:style-name="Table3.D5" office:value-type="string">
              <text:p text:style-name="Image">9.3%</text:p>
            </table:table-cell>
            <table:table-cell table:style-name="Table3.E5" office:value-type="string">
              <text:p text:style-name="Image">22.8%</text:p>
            </table:table-cell>
            <table:table-cell table:style-name="Table3.F5" office:value-type="string">
              <text:p text:style-name="Image">45.1%</text:p>
            </table:table-cell>
            <table:table-cell table:style-name="Table3.G5" office:value-type="string">
              <text:p text:style-name="Image">32.3%</text:p>
            </table:table-cell>
          </table:table-row>
        </table:table>
        <text:p text:style-name="Image">Таблица <text:span text:style-name="T316">1 — </text:span>Доходность и стандартное отклонение различных ценных бумаг в период с 1926 по 2013 год. Под небольшими компаниями <text:span text:style-name="T268">понимаются компании с рыночной капитализацией менее $630 млн</text:span></text:p>
        <text:p text:style-name="P33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90">рост индекса S&amp;P500 в 2013 году составил 26.4%, в 2014 году — 12.4%.</text:span></text:p>
        <text:h text:style-name="P158" text:outline-level="3"><text:bookmark-start text:name="__RefHeading___Toc2284_99562824"/><text:span text:style-name="T302">1.2.2. </text:span>Оценка акций<text:bookmark-end text:name="__RefHeading___Toc2284_99562824"/></text:h>
        <text:p text:style-name="Standard"><text:span text:style-name="T324">Существуют</text:span> различные виды стоимостных оценок акций, <text:span text:style-name="T324">которые используются в процессе анализа рынка ценных бумаг в ходе принятия инвестиционных решений [1]:</text:span></text:p>
        <text:list xml:id="list6752837295058963304" text:style-name="L2">
          <text:list-item>
            <text:p text:style-name="P130">номинальная стоимость </text:p>
          </text:list-item>
          <text:list-item>
            <text:p text:style-name="P130">эмиссионная стоимость (цена <text:span text:style-name="T325">первичного </text:span>размещения)</text:p>
          </text:list-item>
          <text:list-item>
            <text:p text:style-name="P130">рыночная (курсовая) стоимость</text:p>
          </text:list-item>
          <text:list-item>
            <text:p text:style-name="P130">ликвидационная стоимость привилегированных акций</text:p>
          </text:list-item>
          <text:list-item>
            <text:p text:style-name="P130">бухгалтерская (балансовая, книжная) стоимость</text:p>
          </text:list-item>
        </text:list>
        <text:p text:style-name="Standard"><text:soft-page-break/><text:span text:style-name="T229">Номинальная стоимость</text:span> <text:span text:style-name="T326">(par value) </text:span>акции определяется <text:span text:style-name="T308">делением суммы уставного капитала на количество выпускаемых акций. Номинальная стоимость 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Standard">Эмиссионная стоимость (цена <text:span text:style-name="T327">первичного </text:span>размещения) <text:span text:style-name="T238">акции — цена, по которой реализуются акции </text:span><text:span text:style-name="T242">в ходе первичного размещения акций на фондовом рынке</text:span><text:span text:style-name="T238">. </text:span><text:span text:style-name="T239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40">(в то время как в процессе обращения на вторичном рынке цена сделки по купле-продажи акций может быть выше или ниже номинальной). </text:span><text:span text:style-name="T241">Компания, определяя цену размещения, ориентируется на рыночные котировки акций, </text:span><text:span text:style-name="T243">выпуск акций</text:span><text:span text:style-name="T241"> состоится только в том случае, если инвесторы сочтут цену размещения справедливой и купят выпущенные акции, </text:span><text:span text:style-name="T244">поэтому компании</text:span><text:span text:style-name="T241"> заинтересованы в повышении формируемых на рынке цен на свои акции.</text:span></text:p>
        <text:p text:style-name="Standard"><text:span text:style-name="T229">Рыночная стоимость </text:span>акции <text:span text:style-name="T328">(market value) </text:span>— <text:span text:style-name="T309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Standard"><text:soft-page-break/>Рыночная стоимость акций <text:span text:style-name="T329">используется при вычислении <text:s/></text:span>капитализации компании — основным <text:span text:style-name="T329">показателем</text:span> ценности <text:span text:style-name="T329">данной </text:span>компании на рынке. <text:span text:style-name="T329">Величина капитализации </text:span>определяется умножением рыночн<text:span text:style-name="T330">ой</text:span> стоимост<text:span text:style-name="T330">и</text:span> <text:s/>акций, находящихся в обращении <text:span text:style-name="T329">на вторичном рынке</text:span>, на их <text:span text:style-name="T329">совокупное число.</text:span></text:p>
        <text:p text:style-name="Standard"><text:span text:style-name="T245">Для привилегированные акций существует понятие л</text:span><text:span text:style-name="T229">иквидационн</text:span><text:span text:style-name="T232">ой</text:span><text:span text:style-name="T229"> стоимост</text:span><text:span text:style-name="T232">и</text:span><text:span text:style-name="T245">, которое </text:span><text:span text:style-name="T310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Standard"><text:span text:style-name="T229">Балансовая (бухгалтерская) стоимость</text:span> отображает стоимость чи<text:span text:style-name="T528">ст</text:span>ых активов компании и рассчитывается по формуле:</text:p>
        <text:p text:style-name="Standard"><draw:frame draw:style-name="fr7" draw:name="Object8" text:anchor-type="as-char" svg:y="-0.684cm" svg:width="2.424cm" svg:height="1.062cm" draw:z-index="41"><draw:object xlink:href="./Object 27" xlink:type="simple" xlink:show="embed" xlink:actuate="onLoad"/><draw:image xlink:href="./ObjectReplacements/Object 27" xlink:type="simple" xlink:show="embed" xlink:actuate="onLoad"/></draw:frame>, где <draw:frame draw:style-name="fr7" draw:name="Object9" text:anchor-type="as-char" svg:y="-0.377cm" svg:width="0.787cm" svg:height="0.533cm" draw:z-index="47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draw:frame draw:style-name="fr7" draw:name="Object10" text:anchor-type="as-char" svg:y="-0.377cm" svg:width="0.658cm" svg:height="0.533cm" draw:z-index="55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draw:frame draw:style-name="fr7" draw:name="Object11" text:anchor-type="as-char" svg:y="-0.377cm" svg:width="0.549cm" svg:height="0.469cm" draw:z-index="59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Standard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соотношение BV/MV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<text:soft-page-break/>которым инвесторы готовы платить за акции большую цену, чем фактическая стоимость имущества соответствующей компании.</text:p>
        <text:p text:style-name="Standard">Во-первых, инвесторы готовы переплачивать за то, что они покупают акции <text:span text:style-name="T331">работающего</text:span> предприятия, <text:span text:style-name="T331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Standard">Во-вторых, <text:span text:style-name="T332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32">щих</text:span> получить некоторый доход в будущем. <text:span text:style-name="T332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Standard">Однако, когда <text:span text:style-name="T333">в</text:span> результате опережающего роста цен на акции относительно реальных темпов развития экономики <text:span text:style-name="T334">соотношение рыночной стоимости и балансовой стоимости</text:span> становится чрезвычайно большим, <text:span text:style-name="T333">на </text:span>фондов<text:span text:style-name="T333">ом </text:span>рынк<text:span text:style-name="T333">е</text:span> <text:span text:style-name="T333">может </text:span>создат<text:span text:style-name="T333">ь</text:span>ся так называемый «мыльный пузырь» <text:span text:style-name="T335">(stock market bubble)</text:span>.</text:p>
        <text:p text:style-name="Standard"><text:span text:style-name="T336">При наличии «пузыря» на фондовом рынке, </text:span>стабильность <text:span text:style-name="T336">его </text:span>может быть нарушена под влиянием <text:span text:style-name="T336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36">ы</text:span> <text:span text:style-name="T336">могут потерять интерес к владению акциями, и массово начать переводить инвестиций в другие, более привлекательные активы. В этом случае может </text:span><text:soft-page-break/><text:span text:style-name="T336">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[1].</text:span></text:p>
        <text:p text:style-name="Standard">Эффект мыльного пузыря, <text:span text:style-name="T337">при котором</text:span> фондовый рынок <text:span text:style-name="T337">рос</text:span> <text:span text:style-name="T337">быстрее</text:span> реальн<text:span text:style-name="T337">ого</text:span> сектор<text:span text:style-name="T337">а экономики,</text:span> вновь проявился в <text:s/>США в 1990 годы. За период с 1990 по 1999 год индекс Доу-Джонса, который <text:span text:style-name="T337">является</text:span> <text:span text:style-name="T337">индикатором </text:span>стоимости акций 30 ведущих американских компаний, увеличился в 4,7 раза, а валовый внутренний продукт <text:span text:style-name="T337">США </text:span>за этот период вырос только в 1,3 раза. <text:span text:style-name="T338">Возникший экономический пузырь, названный «пузырем доткомов», схлопнулся </text:span>в <text:span text:style-name="T338">марте </text:span>2000 год<text:span text:style-name="T338">а, и привел к массовой потере вложенных в акции в интернет-компаний средств инвесторами, череде </text:span><text:soft-page-break/><text:span text:style-name="T338">банкротств и падению основных фондовых индексов[23] — к примеру, и</text:span>ндекс Доу-Джонса за 2000-2003 годы снизился более чем на 40%<text:span text:style-name="T338">[1]</text:span>. </text:p>
        <text:p text:style-name="Standard">Еще более значительно индекс Доу-Джонса упал во время мирового финансового кризиса <text:span text:style-name="T339">2008 года</text:span>, <text:span text:style-name="T339">обусловленного ипотечным пузырем в США</text:span>. С максимального значения <text:span text:style-name="T339">в </text:span>14164 пункта, достигнутого индексом в 2007 году, индекс снизился до 6547 пунктов в 2009 году, <text:span text:style-name="T311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158" text:outline-level="3"><text:bookmark-start text:name="__RefHeading___Toc2286_99562824"/><text:span text:style-name="T307">1.2.3. </text:span>Доходность акций<text:bookmark-end text:name="__RefHeading___Toc2286_99562824"/></text:h>
        <text:p text:style-name="Standard"><text:span text:style-name="T340">Инвестируя в</text:span> <text:span text:style-name="T340">те или иные акции различных компаний</text:span>, инвестор предполагает получить <text:span text:style-name="T340">доход от этого вложения. Выделяют два различных типа такого рода дохода [1]:</text:span></text:p>
        <text:list xml:id="list5775234998230090791" text:style-name="L3">
          <text:list-item>
            <text:p text:style-name="P131">дивиденды</text:p>
          </text:list-item>
          <text:list-item>
            <text:p text:style-name="P131">прирост курсовой стоимости акций</text:p>
          </text:list-item>
        </text:list>
        <text:p text:style-name="Standard"><text:span text:style-name="T341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Standard"><text:span text:style-name="T342">Д</text:span>ивидендная <text:span text:style-name="T342">(текущая)</text:span> доходность характеризуется <text:span text:style-name="T343">отношением </text:span>размер<text:span text:style-name="T343">а</text:span> годовых дивидендных выплат к цене акции. <text:span text:style-name="T343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Standard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44">б инвестировании в данные</text:span> акци<text:span text:style-name="T344">и</text:span>. <text:span text:style-name="T272">Приобретая акции данной компании, инвестор на основании данных о </text:span><text:soft-page-break/><text:span text:style-name="T272">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Image"><text:span text:style-name="T345">Однако, п</text:span>олучаемые дивиденды <text:span text:style-name="T345">являются лишь небольшой частью дохода от владения акциями данной компании. К примеру, в таблице 2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Image">Название компании</text:p>
            </table:table-cell>
            <table:table-cell table:style-name="Дивиденды.A1" office:value-type="string">
              <text:p text:style-name="Image">Символ на бирже <text:span text:style-name="T529">NYSE</text:span></text:p>
            </table:table-cell>
            <table:table-cell table:style-name="Дивиденды.A1" office:value-type="string">
              <text:p text:style-name="Image">Размер годовых дивидендов, $</text:p>
            </table:table-cell>
            <table:table-cell table:style-name="Дивиденды.D1" office:value-type="string">
              <text:p text:style-name="Image">Дивидендная доходность, %</text:p>
            </table:table-cell>
          </table:table-row>
          <table:table-row>
            <table:table-cell table:style-name="Дивиденды.A31" office:value-type="string">
              <text:p text:style-name="Image">3M Co.</text:p>
            </table:table-cell>
            <table:table-cell table:style-name="Дивиденды.B2" office:value-type="string">
              <text:p text:style-name="Image">MMM</text:p>
            </table:table-cell>
            <table:table-cell table:style-name="Дивиденды.C2" office:value-type="string">
              <text:p text:style-name="Image">4.44</text:p>
            </table:table-cell>
            <table:table-cell table:style-name="Дивиденды.D2" office:value-type="string">
              <text:p text:style-name="Image">2.78</text:p>
            </table:table-cell>
          </table:table-row>
          <table:table-row>
            <table:table-cell table:style-name="Дивиденды.A31" office:value-type="string">
              <text:p text:style-name="Image">American Express Co.</text:p>
            </table:table-cell>
            <table:table-cell table:style-name="Дивиденды.B3" office:value-type="string">
              <text:p text:style-name="Image">AXP</text:p>
            </table:table-cell>
            <table:table-cell table:style-name="Дивиденды.C3" office:value-type="string">
              <text:p text:style-name="Image">1.16</text:p>
            </table:table-cell>
            <table:table-cell table:style-name="Дивиденды.D3" office:value-type="string">
              <text:p text:style-name="Image">1.96</text:p>
            </table:table-cell>
          </table:table-row>
          <table:table-row>
            <table:table-cell table:style-name="Дивиденды.A31" office:value-type="string">
              <text:p text:style-name="Image">AT&amp;T </text:p>
            </table:table-cell>
            <table:table-cell table:style-name="Дивиденды.B4" office:value-type="string">
              <text:p text:style-name="Image">T</text:p>
            </table:table-cell>
            <table:table-cell table:style-name="Дивиденды.C4" office:value-type="string">
              <text:p text:style-name="Image">1.92</text:p>
            </table:table-cell>
            <table:table-cell table:style-name="Дивиденды.D4" office:value-type="string">
              <text:p text:style-name="Image">5.06</text:p>
            </table:table-cell>
          </table:table-row>
          <table:table-row>
            <table:table-cell table:style-name="Дивиденды.A31" office:value-type="string">
              <text:p text:style-name="Image">Boeing Co.</text:p>
            </table:table-cell>
            <table:table-cell table:style-name="Дивиденды.B5" office:value-type="string">
              <text:p text:style-name="Image">BA</text:p>
            </table:table-cell>
            <table:table-cell table:style-name="Дивиденды.C5" office:value-type="string">
              <text:p text:style-name="Image">4.36</text:p>
            </table:table-cell>
            <table:table-cell table:style-name="Дивиденды.D5" office:value-type="string">
              <text:p text:style-name="Image">3.55</text:p>
            </table:table-cell>
          </table:table-row>
          <table:table-row>
            <table:table-cell table:style-name="Дивиденды.A31" office:value-type="string">
              <text:p text:style-name="Image">Caterpillar, Inc.</text:p>
            </table:table-cell>
            <table:table-cell table:style-name="Дивиденды.B6" office:value-type="string">
              <text:p text:style-name="Image">CAT</text:p>
            </table:table-cell>
            <table:table-cell table:style-name="Дивиденды.C6" office:value-type="string">
              <text:p text:style-name="Image">3.08</text:p>
            </table:table-cell>
            <table:table-cell table:style-name="Дивиденды.D6" office:value-type="string">
              <text:p text:style-name="Image">4.29</text:p>
            </table:table-cell>
          </table:table-row>
          <table:table-row>
            <table:table-cell table:style-name="Дивиденды.A31" office:value-type="string">
              <text:p text:style-name="Image">Cisco Systems</text:p>
            </table:table-cell>
            <table:table-cell table:style-name="Дивиденды.B7" office:value-type="string">
              <text:p text:style-name="Image">CSCO</text:p>
            </table:table-cell>
            <table:table-cell table:style-name="Дивиденды.C7" office:value-type="string">
              <text:p text:style-name="Image">1.04</text:p>
            </table:table-cell>
            <table:table-cell table:style-name="Дивиденды.D7" office:value-type="string">
              <text:p text:style-name="Image">3.77</text:p>
            </table:table-cell>
          </table:table-row>
          <table:table-row>
            <table:table-cell table:style-name="Дивиденды.A31" office:value-type="string">
              <text:p text:style-name="Image">Chevron Corp.</text:p>
            </table:table-cell>
            <table:table-cell table:style-name="Дивиденды.B8" office:value-type="string">
              <text:p text:style-name="Image">CVX</text:p>
            </table:table-cell>
            <table:table-cell table:style-name="Дивиденды.C8" office:value-type="string">
              <text:p text:style-name="Image">4.28</text:p>
            </table:table-cell>
            <table:table-cell table:style-name="Дивиденды.D8" office:value-type="string">
              <text:p text:style-name="Image">4.61</text:p>
            </table:table-cell>
          </table:table-row>
          <table:table-row>
            <table:table-cell table:style-name="Дивиденды.A31" office:value-type="string">
              <text:p text:style-name="Image">Coca-Cola Co.</text:p>
            </table:table-cell>
            <table:table-cell table:style-name="Дивиденды.B9" office:value-type="string">
              <text:p text:style-name="Image">KO</text:p>
            </table:table-cell>
            <table:table-cell table:style-name="Дивиденды.C9" office:value-type="string">
              <text:p text:style-name="Image">1.40</text:p>
            </table:table-cell>
            <table:table-cell table:style-name="Дивиденды.D9" office:value-type="string">
              <text:p text:style-name="Image">3.10</text:p>
            </table:table-cell>
          </table:table-row>
          <table:table-row>
            <table:table-cell table:style-name="Дивиденды.A31" office:value-type="string">
              <text:p text:style-name="Image">E.I. du Pont de Nemours &amp; Co.</text:p>
            </table:table-cell>
            <table:table-cell table:style-name="Дивиденды.B10" office:value-type="string">
              <text:p text:style-name="Image">DD</text:p>
            </table:table-cell>
            <table:table-cell table:style-name="Дивиденды.C10" office:value-type="string">
              <text:p text:style-name="Image">1.52</text:p>
            </table:table-cell>
            <table:table-cell table:style-name="Дивиденды.D10" office:value-type="string">
              <text:p text:style-name="Image">2.40</text:p>
            </table:table-cell>
          </table:table-row>
          <table:table-row>
            <table:table-cell table:style-name="Дивиденды.A31" office:value-type="string">
              <text:p text:style-name="Image">Exxon Mobil Corp.</text:p>
            </table:table-cell>
            <table:table-cell table:style-name="Дивиденды.B11" office:value-type="string">
              <text:p text:style-name="Image">XOM</text:p>
            </table:table-cell>
            <table:table-cell table:style-name="Дивиденды.C11" office:value-type="string">
              <text:p text:style-name="Image">2.92</text:p>
            </table:table-cell>
            <table:table-cell table:style-name="Дивиденды.D11" office:value-type="string">
              <text:p text:style-name="Image">3.54</text:p>
            </table:table-cell>
          </table:table-row>
          <table:table-row>
            <table:table-cell table:style-name="Дивиденды.A31" office:value-type="string">
              <text:p text:style-name="Image">General Electric Co.</text:p>
            </table:table-cell>
            <table:table-cell table:style-name="Дивиденды.B12" office:value-type="string">
              <text:p text:style-name="Image">GE</text:p>
            </table:table-cell>
            <table:table-cell table:style-name="Дивиденды.C12" office:value-type="string">
              <text:p text:style-name="Image">0.92</text:p>
            </table:table-cell>
            <table:table-cell table:style-name="Дивиденды.D12" office:value-type="string">
              <text:p text:style-name="Image">3.06</text:p>
            </table:table-cell>
          </table:table-row>
          <table:table-row>
            <table:table-cell table:style-name="Дивиденды.A31" office:value-type="string">
              <text:p text:style-name="Image">The Goldman Sachs Group, Inc.</text:p>
            </table:table-cell>
            <table:table-cell table:style-name="Дивиденды.B13" office:value-type="string">
              <text:p text:style-name="Image">GS</text:p>
            </table:table-cell>
            <table:table-cell table:style-name="Дивиденды.C13" office:value-type="string">
              <text:p text:style-name="Image">2.60</text:p>
            </table:table-cell>
            <table:table-cell table:style-name="Дивиденды.D13" office:value-type="string">
              <text:p text:style-name="Image">1.73</text:p>
            </table:table-cell>
          </table:table-row>
          <table:table-row>
            <table:table-cell table:style-name="Дивиденды.A31" office:value-type="string">
              <text:p text:style-name="Image">Home Depot, Inc.</text:p>
            </table:table-cell>
            <table:table-cell table:style-name="Дивиденды.B14" office:value-type="string">
              <text:p text:style-name="Image">HD</text:p>
            </table:table-cell>
            <table:table-cell table:style-name="Дивиденды.C14" office:value-type="string">
              <text:p text:style-name="Image">2.76</text:p>
            </table:table-cell>
            <table:table-cell table:style-name="Дивиденды.D14" office:value-type="string">
              <text:p text:style-name="Image">2.19</text:p>
            </table:table-cell>
          </table:table-row>
          <table:table-row>
            <table:table-cell table:style-name="Дивиденды.A31" office:value-type="string">
              <text:p text:style-name="Image">Intel Corp.</text:p>
            </table:table-cell>
            <table:table-cell table:style-name="Дивиденды.B15" office:value-type="string">
              <text:p text:style-name="Image">INTC</text:p>
            </table:table-cell>
            <table:table-cell table:style-name="Дивиденды.C15" office:value-type="string">
              <text:p text:style-name="Image">1.04</text:p>
            </table:table-cell>
            <table:table-cell table:style-name="Дивиденды.D15" office:value-type="string">
              <text:p text:style-name="Image">3.77</text:p>
            </table:table-cell>
          </table:table-row>
          <table:table-row>
            <table:table-cell table:style-name="Дивиденды.A31" office:value-type="string">
              <text:p text:style-name="Image">International Business Machines Corp. </text:p>
            </table:table-cell>
            <table:table-cell table:style-name="Дивиденды.B16" office:value-type="string">
              <text:p text:style-name="Image">IBM</text:p>
            </table:table-cell>
            <table:table-cell table:style-name="Дивиденды.C16" office:value-type="string">
              <text:p text:style-name="Image">5.20</text:p>
            </table:table-cell>
            <table:table-cell table:style-name="Дивиденды.D16" office:value-type="string">
              <text:p text:style-name="Image">3.70</text:p>
            </table:table-cell>
          </table:table-row>
          <table:table-row>
            <table:table-cell table:style-name="Дивиденды.A31" office:value-type="string">
              <text:p text:style-name="Image">JPMorgan Chase and Co.</text:p>
            </table:table-cell>
            <table:table-cell table:style-name="Дивиденды.B17" office:value-type="string">
              <text:p text:style-name="Image">JPM</text:p>
            </table:table-cell>
            <table:table-cell table:style-name="Дивиденды.C17" office:value-type="string">
              <text:p text:style-name="Image">1.76</text:p>
            </table:table-cell>
            <table:table-cell table:style-name="Дивиденды.D17" office:value-type="string">
              <text:p text:style-name="Image">2.98</text:p>
            </table:table-cell>
          </table:table-row>
          <table:table-row>
            <table:table-cell table:style-name="Дивиденды.A31" office:value-type="string">
              <text:p text:style-name="Image">Johnson &amp; Johnson Inc.</text:p>
            </table:table-cell>
            <table:table-cell table:style-name="Дивиденды.B18" office:value-type="string">
              <text:p text:style-name="Image">JNJ</text:p>
            </table:table-cell>
            <table:table-cell table:style-name="Дивиденды.C18" office:value-type="string">
              <text:p text:style-name="Image">3.00</text:p>
            </table:table-cell>
            <table:table-cell table:style-name="Дивиденды.D18" office:value-type="string">
              <text:p text:style-name="Image">2.81</text:p>
            </table:table-cell>
          </table:table-row>
          <table:table-row>
            <table:table-cell table:style-name="Дивиденды.A31" office:value-type="string">
              <text:p text:style-name="Image">McDonald’s Corp.</text:p>
            </table:table-cell>
            <table:table-cell table:style-name="Дивиденды.B19" office:value-type="string">
              <text:p text:style-name="Image">MCD</text:p>
            </table:table-cell>
            <table:table-cell table:style-name="Дивиденды.C19" office:value-type="string">
              <text:p text:style-name="Image">3.56</text:p>
            </table:table-cell>
            <table:table-cell table:style-name="Дивиденды.D19" office:value-type="string">
              <text:p text:style-name="Image">2.98<text:soft-page-break/></text:p>
            </table:table-cell>
          </table:table-row>
          <table:table-row>
            <table:table-cell table:style-name="Дивиденды.A31" office:value-type="string">
              <text:p text:style-name="Image">Merck &amp; Co., Inc.</text:p>
            </table:table-cell>
            <table:table-cell table:style-name="Дивиденды.B20" office:value-type="string">
              <text:p text:style-name="Image">MRK</text:p>
            </table:table-cell>
            <table:table-cell table:style-name="Дивиденды.C20" office:value-type="string">
              <text:p text:style-name="Image">1.84</text:p>
            </table:table-cell>
            <table:table-cell table:style-name="Дивиденды.D20" office:value-type="string">
              <text:p text:style-name="Image">3.51</text:p>
            </table:table-cell>
          </table:table-row>
          <table:table-row>
            <table:table-cell table:style-name="Дивиденды.A31" office:value-type="string">
              <text:p text:style-name="Image">Microsoft Corp.</text:p>
            </table:table-cell>
            <table:table-cell table:style-name="Дивиденды.B21" office:value-type="string">
              <text:p text:style-name="Image">MSFT</text:p>
            </table:table-cell>
            <table:table-cell table:style-name="Дивиденды.C21" office:value-type="string">
              <text:p text:style-name="Image">1.44</text:p>
            </table:table-cell>
            <table:table-cell table:style-name="Дивиденды.D21" office:value-type="string">
              <text:p text:style-name="Image">2.73</text:p>
            </table:table-cell>
          </table:table-row>
          <table:table-row>
            <table:table-cell table:style-name="Дивиденды.A31" office:value-type="string">
              <text:p text:style-name="Image">Nike Inc. </text:p>
            </table:table-cell>
            <table:table-cell table:style-name="Дивиденды.B22" office:value-type="string">
              <text:p text:style-name="Image">NKE</text:p>
            </table:table-cell>
            <table:table-cell table:style-name="Дивиденды.C22" office:value-type="string">
              <text:p text:style-name="Image">0.64</text:p>
            </table:table-cell>
            <table:table-cell table:style-name="Дивиденды.D22" office:value-type="string">
              <text:p text:style-name="Image">1.10</text:p>
            </table:table-cell>
          </table:table-row>
          <table:table-row>
            <table:table-cell table:style-name="Дивиденды.A31" office:value-type="string">
              <text:p text:style-name="Image">Pfizer, Inc.</text:p>
            </table:table-cell>
            <table:table-cell table:style-name="Дивиденды.B23" office:value-type="string">
              <text:p text:style-name="Image">PFE</text:p>
            </table:table-cell>
            <table:table-cell table:style-name="Дивиденды.C23" office:value-type="string">
              <text:p text:style-name="Image">1.20</text:p>
            </table:table-cell>
            <table:table-cell table:style-name="Дивиденды.D23" office:value-type="string">
              <text:p text:style-name="Image">4.03</text:p>
            </table:table-cell>
          </table:table-row>
          <table:table-row>
            <table:table-cell table:style-name="Дивиденды.A31" office:value-type="string">
              <text:p text:style-name="Image">Procter &amp; Gamble Co.</text:p>
            </table:table-cell>
            <table:table-cell table:style-name="Дивиденды.B24" office:value-type="string">
              <text:p text:style-name="Image">PG</text:p>
            </table:table-cell>
            <table:table-cell table:style-name="Дивиденды.C24" office:value-type="string">
              <text:p text:style-name="Image">2.65</text:p>
            </table:table-cell>
            <table:table-cell table:style-name="Дивиденды.D24" office:value-type="string">
              <text:p text:style-name="Image">3.20</text:p>
            </table:table-cell>
          </table:table-row>
          <table:table-row>
            <table:table-cell table:style-name="Дивиденды.A31" office:value-type="string">
              <text:p text:style-name="Image">Travelers</text:p>
            </table:table-cell>
            <table:table-cell table:style-name="Дивиденды.B25" office:value-type="string">
              <text:p text:style-name="Image">TRV</text:p>
            </table:table-cell>
            <table:table-cell table:style-name="Дивиденды.C25" office:value-type="string">
              <text:p text:style-name="Image">2.44</text:p>
            </table:table-cell>
            <table:table-cell table:style-name="Дивиденды.D25" office:value-type="string">
              <text:p text:style-name="Image">2.19</text:p>
            </table:table-cell>
          </table:table-row>
          <table:table-row>
            <table:table-cell table:style-name="Дивиденды.A31" office:value-type="string">
              <text:p text:style-name="Image">UnitedHealth Group Inc </text:p>
            </table:table-cell>
            <table:table-cell table:style-name="Дивиденды.B26" office:value-type="string">
              <text:p text:style-name="Image">UNH</text:p>
            </table:table-cell>
            <table:table-cell table:style-name="Дивиденды.C26" office:value-type="string">
              <text:p text:style-name="Image">2.00</text:p>
            </table:table-cell>
            <table:table-cell table:style-name="Дивиденды.D26" office:value-type="string">
              <text:p text:style-name="Image">1.65</text:p>
            </table:table-cell>
          </table:table-row>
          <table:table-row>
            <table:table-cell table:style-name="Дивиденды.A31" office:value-type="string">
              <text:p text:style-name="Image">United Technologies Corp.</text:p>
            </table:table-cell>
            <table:table-cell table:style-name="Дивиденды.B27" office:value-type="string">
              <text:p text:style-name="Image">UTX</text:p>
            </table:table-cell>
            <table:table-cell table:style-name="Дивиденды.C27" office:value-type="string">
              <text:p text:style-name="Image">2.56</text:p>
            </table:table-cell>
            <table:table-cell table:style-name="Дивиденды.D27" office:value-type="string">
              <text:p text:style-name="Image">2.65</text:p>
            </table:table-cell>
          </table:table-row>
          <table:table-row>
            <table:table-cell table:style-name="Дивиденды.A31" office:value-type="string">
              <text:p text:style-name="Image">Verizon Communications</text:p>
            </table:table-cell>
            <table:table-cell table:style-name="Дивиденды.B28" office:value-type="string">
              <text:p text:style-name="Image">VZ</text:p>
            </table:table-cell>
            <table:table-cell table:style-name="Дивиденды.C28" office:value-type="string">
              <text:p text:style-name="Image">2.26</text:p>
            </table:table-cell>
            <table:table-cell table:style-name="Дивиденды.D28" office:value-type="string">
              <text:p text:style-name="Image">4.32</text:p>
            </table:table-cell>
          </table:table-row>
          <table:table-row>
            <table:table-cell table:style-name="Дивиденды.A31" office:value-type="string">
              <text:p text:style-name="Image">Visa, Inc.</text:p>
            </table:table-cell>
            <table:table-cell table:style-name="Дивиденды.B29" office:value-type="string">
              <text:p text:style-name="Image">V</text:p>
            </table:table-cell>
            <table:table-cell table:style-name="Дивиденды.C29" office:value-type="string">
              <text:p text:style-name="Image">0.56</text:p>
            </table:table-cell>
            <table:table-cell table:style-name="Дивиденды.D29" office:value-type="string">
              <text:p text:style-name="Image">0.79</text:p>
            </table:table-cell>
          </table:table-row>
          <table:table-row>
            <table:table-cell table:style-name="Дивиденды.A31" office:value-type="string">
              <text:p text:style-name="Image">Wal-Mart Stores, Inc. </text:p>
            </table:table-cell>
            <table:table-cell table:style-name="Дивиденды.B30" office:value-type="string">
              <text:p text:style-name="Image">WMT</text:p>
            </table:table-cell>
            <table:table-cell table:style-name="Дивиденды.C30" office:value-type="string">
              <text:p text:style-name="Image">2.00</text:p>
            </table:table-cell>
            <table:table-cell table:style-name="Дивиденды.D30" office:value-type="string">
              <text:p text:style-name="Image">2.96</text:p>
            </table:table-cell>
          </table:table-row>
          <table:table-row>
            <table:table-cell table:style-name="Дивиденды.A31" office:value-type="string">
              <text:p text:style-name="Image">Walt Disney Co.</text:p>
            </table:table-cell>
            <table:table-cell table:style-name="Дивиденды.B31" office:value-type="string">
              <text:p text:style-name="Image">DIS</text:p>
            </table:table-cell>
            <table:table-cell table:style-name="Дивиденды.C31" office:value-type="string">
              <text:p text:style-name="Image">1.42</text:p>
            </table:table-cell>
            <table:table-cell table:style-name="Дивиденды.D31" office:value-type="string">
              <text:p text:style-name="Image">1.45</text:p>
            </table:table-cell>
          </table:table-row>
        </table:table>
        <text:p text:style-name="Image">Таблица <text:span text:style-name="T346">2 —</text:span> Размер выплаченных дивидендов компаниями, входящими в промышленный индекс Доу-Джонса в период с марта 2015 по март 2016 <text:span text:style-name="T532">[20]</text:span></text:p>
        <text:p text:style-name="P18"><text:span text:style-name="T347">И</text:span>з таблицы <text:span text:style-name="T346">2</text:span> <text:span text:style-name="T347">в</text:span>идно, что<text:span text:style-name="T347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19"><text:span text:style-name="T348">Как правило, б</text:span>ольшую часть дохода составляет <text:span text:style-name="T348">всё-таки </text:span>прирост курсовой стоимости акций <text:span text:style-name="T349">[1]</text:span>. <text:span text:style-name="T350">Это обусловлено тем, что акции (в</text:span> отличие, <text:span text:style-name="T351">например,</text:span> от <text:span text:style-name="T352">корпоративных </text:span>облигаций<text:span text:style-name="T350">)</text:span> <text:span text:style-name="T350">отражают</text:span> реальные активы <text:span text:style-name="T351">данной </text:span><text:soft-page-break/>компании, <text:span text:style-name="T351">и, в условиях свободного рынка, это безусловно</text:span> отражается на их рыночной цене. <text:span text:style-name="T353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53">некоторой компании</text:span>, инвестор <text:s/>рассчитывает не столько на получение <text:span text:style-name="T353">дивидендного</text:span> дохода, сколько на получение совокупного дохода, <text:span text:style-name="T353">обусловленного развитием данной компании и ростом цены</text:span> <text:span text:style-name="T354">её </text:span>акций <text:span text:style-name="T353">в будущем</text:span>.</text:p>
        <text:p text:style-name="P20">В соответствии со всем вышеуказанным, полная годовая доходность определяется по формуле:</text:p>
        <text:p text:style-name="P41"><draw:frame draw:style-name="fr7" draw:name="Object109" text:anchor-type="as-char" svg:y="-0.693cm" svg:width="3.113cm" svg:height="1.132cm" draw:z-index="29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355">где </text:span><text:span text:style-name="T355"><draw:frame draw:style-name="fr7" draw:name="Object95" text:anchor-type="as-char" svg:y="-0.377cm" svg:width="0.624cm" svg:height="0.531cm" draw:z-index="3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55"> — текущая цена акции, </text:span><text:span text:style-name="T355"><draw:frame draw:style-name="fr7" draw:name="Object110" text:anchor-type="as-char" svg:y="-0.377cm" svg:width="0.619cm" svg:height="0.533cm" draw:z-index="3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55"> — ожидаемая цена акции в следующем инвестиционном периоде (как правило, через год), </text:span><text:span text:style-name="T355"><draw:frame draw:style-name="fr7" draw:name="Object138" text:anchor-type="as-char" svg:y="-0.377cm" svg:width="0.57cm" svg:height="0.533cm" draw:z-index="3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55"> — размер выплачиваемых за этот период дивидендов.</text:span></text:p>
        <text:p text:style-name="P21">Для случая с владением <text:span text:style-name="T356">акциями </text:span>в течение <text:span text:style-name="T356">нескольк</text:span>их<text:span text:style-name="T356"> лет, </text:span>формула вычисления <text:span text:style-name="T356">полн</text:span>ой<text:span text:style-name="T356"> доходност</text:span>и принимает вид:</text:p>
        <text:p text:style-name="P42"><draw:frame draw:style-name="fr7" draw:name="Object140" text:anchor-type="as-char" svg:y="-1.291cm" svg:width="4.399cm" svg:height="1.734cm" draw:z-index="33"><draw:object xlink:href="./Object 5" xlink:type="simple" xlink:show="embed" xlink:actuate="onLoad"/><draw:image xlink:href="./ObjectReplacements/Object 5" xlink:type="simple" xlink:show="embed" xlink:actuate="onLoad"/><svg:desc>formula</svg:desc></draw:frame>, где <draw:frame draw:style-name="fr7" draw:name="Object139" text:anchor-type="as-char" svg:y="-0.377cm" svg:width="0.524cm" svg:height="0.533cm" draw:z-index="34"><draw:object xlink:href="./Object 6" xlink:type="simple" xlink:show="embed" xlink:actuate="onLoad"/><draw:image xlink:href="./ObjectReplacements/Object 6" xlink:type="simple" xlink:show="embed" xlink:actuate="onLoad"/><svg:desc>formula</svg:desc></draw:frame> <text:span text:style-name="T355">—</text:span> <text:span text:style-name="T357">полная доходность в расчете на год;</text:span> <draw:frame draw:style-name="fr7" draw:name="Object141" text:anchor-type="as-char" svg:y="-0.377cm" svg:width="0.519cm" svg:height="0.533cm" draw:z-index="35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273">— размер выплаченных дивидендов выплаты в году </text:span><text:span text:style-name="T273"><draw:frame draw:style-name="fr7" draw:name="Object142" text:anchor-type="as-char" svg:y="-0.377cm" svg:width="0.326cm" svg:height="0.469cm" draw:z-index="6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73">; </text:span><text:span text:style-name="T273"><draw:frame draw:style-name="fr7" draw:name="Object143" text:anchor-type="as-char" svg:y="-0.377cm" svg:width="0.626cm" svg:height="0.533cm" draw:z-index="3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73">— цена приобретения акций;</text:span><text:span text:style-name="T273"><draw:frame draw:style-name="fr7" draw:name="Object145" text:anchor-type="as-char" svg:y="-0.377cm" svg:width="0.626cm" svg:height="0.533cm" draw:z-index="3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73">— рыночная цена акции в году</text:span><text:span text:style-name="T273"><draw:frame draw:style-name="fr7" draw:name="Object144" text:anchor-type="as-char" svg:y="-0.377cm" svg:width="0.422cm" svg:height="0.469cm" draw:z-index="3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73">; </text:span><text:span text:style-name="T273"><draw:frame draw:style-name="fr7" draw:name="Object146" text:anchor-type="as-char" svg:y="-0.377cm" svg:width="0.482cm" svg:height="0.469cm" draw:z-index="3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73">— число лет владения акциями; </text:span><text:span text:style-name="T273"><draw:frame draw:style-name="fr7" draw:name="Object147" text:anchor-type="as-char" svg:y="-0.377cm" svg:width="1.605cm" svg:height="0.483cm" draw:z-index="4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73">— год владения акциями.</text:span></text:p>
        <text:p text:style-name="P22">Вложения в акции могу носить как долгосрочный (инвестиционный), так и краткосрочный (спекулятивный) характер. <text:span text:style-name="T358">В первом случае основой получаемого дохода служит продажа акций в конце инвестиционного периода по цене, превышающей 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</text:span><text:soft-page-break/><text:span text:style-name="T358">правило, в этом случае, период владения акциями меньше периода выплаты дивидендов).</text:span></text:p>
        <text:p text:style-name="P23"><text:span text:style-name="T359">Одним из основных</text:span> свойств акций является высокая <text:span text:style-name="T359">волатильность</text:span> <text:span text:style-name="T274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63"><text:span text:style-name="T143">Рассматривая соотношение между дивидендной доходностью и доходностью от </text:span><text:span text:style-name="T144">изменения цены акций</text:span><text:span text:style-name="T143">, можно заметить, что в историческ</text:span><text:span text:style-name="T144">ой перспективе</text:span><text:span text:style-name="T143"> в общей доходности все большую роль играет именно </text:span><text:span text:style-name="T144">курсовая стоимость акций.</text:span></text:p>
        <table:table table:name="Table4" table:style-name="Table4">
          <table:table-column table:style-name="Table4.A"/>
          <table:table-column table:style-name="Table4.B"/>
          <table:table-column table:style-name="Table4.C" table:number-columns-repeated="2"/>
          <table:table-column table:style-name="Table4.E"/>
          <table:table-row>
            <table:table-cell table:style-name="Table4.A1" table:number-rows-spanned="2" office:value-type="string">
              <text:p text:style-name="Image">Страна</text:p>
            </table:table-cell>
            <table:table-cell table:style-name="Table4.A1" table:number-rows-spanned="2" office:value-type="string">
              <text:p text:style-name="Image">Годы</text:p>
            </table:table-cell>
            <table:table-cell table:style-name="Table4.A1" table:number-rows-spanned="2" office:value-type="string">
              <text:p text:style-name="Image">Полная доходность</text:p>
            </table:table-cell>
            <table:table-cell table:style-name="Table4.D1" table:number-columns-spanned="2" office:value-type="string">
              <text:p text:style-name="Image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Image">Дивидендная доходность</text:p>
            </table:table-cell>
            <table:table-cell table:style-name="Table4.E2" office:value-type="string">
              <text:p text:style-name="Image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Image">США</text:p>
            </table:table-cell>
            <table:table-cell table:style-name="Table4.B3" office:value-type="string">
              <text:p text:style-name="Image">1802-1900</text:p>
            </table:table-cell>
            <table:table-cell table:style-name="Table4.C3" office:value-type="string">
              <text:p text:style-name="Image">5,89</text:p>
            </table:table-cell>
            <table:table-cell table:style-name="Table4.D3" office:value-type="string">
              <text:p text:style-name="Image">5,18</text:p>
            </table:table-cell>
            <table:table-cell table:style-name="Table4.E3" office:value-type="string">
              <text:p text:style-name="Image">0,71</text:p>
            </table:table-cell>
          </table:table-row>
          <table:table-row>
            <table:covered-table-cell/>
            <table:table-cell table:style-name="Table4.B4" office:value-type="string">
              <text:p text:style-name="Image">1900-1995</text:p>
            </table:table-cell>
            <table:table-cell table:style-name="Table4.C4" office:value-type="string">
              <text:p text:style-name="Image">9,78</text:p>
            </table:table-cell>
            <table:table-cell table:style-name="Table4.D4" office:value-type="string">
              <text:p text:style-name="Image">4,84</text:p>
            </table:table-cell>
            <table:table-cell table:style-name="Table4.E4" office:value-type="string">
              <text:p text:style-name="Image">4,94</text:p>
            </table:table-cell>
          </table:table-row>
          <table:table-row>
            <table:covered-table-cell/>
            <table:table-cell table:style-name="Table4.B5" office:value-type="string">
              <text:p text:style-name="Image">1950-2005</text:p>
            </table:table-cell>
            <table:table-cell table:style-name="Table4.C5" office:value-type="string">
              <text:p text:style-name="Image">12,1</text:p>
            </table:table-cell>
            <table:table-cell table:style-name="Table4.D5" office:value-type="string">
              <text:p text:style-name="Image">3,8</text:p>
            </table:table-cell>
            <table:table-cell table:style-name="Table4.E5" office:value-type="string">
              <text:p text:style-name="Image">8,3</text:p>
            </table:table-cell>
          </table:table-row>
          <text:soft-page-break/>
          <table:table-row>
            <table:table-cell table:style-name="Table4.A8" table:number-rows-spanned="3" office:value-type="string">
              <text:p text:style-name="Image">Великобритания</text:p>
            </table:table-cell>
            <table:table-cell table:style-name="Table4.B6" office:value-type="string">
              <text:p text:style-name="Image">1800-1900</text:p>
            </table:table-cell>
            <table:table-cell table:style-name="Table4.C6" office:value-type="string">
              <text:p text:style-name="Image">4,69</text:p>
            </table:table-cell>
            <table:table-cell table:style-name="Table4.D6" office:value-type="string">
              <text:p text:style-name="Image">3,91</text:p>
            </table:table-cell>
            <table:table-cell table:style-name="Table4.E6" office:value-type="string">
              <text:p text:style-name="Image">0,79</text:p>
            </table:table-cell>
          </table:table-row>
          <table:table-row>
            <table:covered-table-cell/>
            <table:table-cell table:style-name="Table4.B7" office:value-type="string">
              <text:p text:style-name="Image">1900-1995</text:p>
            </table:table-cell>
            <table:table-cell table:style-name="Table4.C7" office:value-type="string">
              <text:p text:style-name="Image">8,86</text:p>
            </table:table-cell>
            <table:table-cell table:style-name="Table4.D7" office:value-type="string">
              <text:p text:style-name="Image">4,94</text:p>
            </table:table-cell>
            <table:table-cell table:style-name="Table4.E7" office:value-type="string">
              <text:p text:style-name="Image">3,92</text:p>
            </table:table-cell>
          </table:table-row>
          <table:table-row>
            <table:covered-table-cell/>
            <table:table-cell table:style-name="Table4.B8" office:value-type="string">
              <text:p text:style-name="Image">1950-2005</text:p>
            </table:table-cell>
            <table:table-cell table:style-name="Table4.C8" office:value-type="string">
              <text:p text:style-name="Image">12,7</text:p>
            </table:table-cell>
            <table:table-cell table:style-name="Table4.D8" office:value-type="string">
              <text:p text:style-name="Image">5,1</text:p>
            </table:table-cell>
            <table:table-cell table:style-name="Table4.E8" office:value-type="string">
              <text:p text:style-name="Image">7,6</text:p>
            </table:table-cell>
          </table:table-row>
          <table:table-row>
            <table:table-cell table:style-name="Table4.A11" table:number-rows-spanned="3" office:value-type="string">
              <text:p text:style-name="Image">Германия</text:p>
            </table:table-cell>
            <table:table-cell table:style-name="Table4.B9" office:value-type="string">
              <text:p text:style-name="Image">1870-1913</text:p>
            </table:table-cell>
            <table:table-cell table:style-name="Table4.C9" office:value-type="string">
              <text:p text:style-name="Image">6,92</text:p>
            </table:table-cell>
            <table:table-cell table:style-name="Table4.D9" office:value-type="string">
              <text:p text:style-name="Image">5,59</text:p>
            </table:table-cell>
            <table:table-cell table:style-name="Table4.E9" office:value-type="string">
              <text:p text:style-name="Image">1,33</text:p>
            </table:table-cell>
          </table:table-row>
          <table:table-row>
            <table:covered-table-cell/>
            <table:table-cell table:style-name="Table4.B10" office:value-type="string">
              <text:p text:style-name="Image">1900-1995</text:p>
            </table:table-cell>
            <table:table-cell table:style-name="Table4.C10" office:value-type="string">
              <text:p text:style-name="Image">5,80</text:p>
            </table:table-cell>
            <table:table-cell table:style-name="Table4.D10" office:value-type="string">
              <text:p text:style-name="Image">1,91</text:p>
            </table:table-cell>
            <table:table-cell table:style-name="Table4.E10" office:value-type="string">
              <text:p text:style-name="Image">3,91</text:p>
            </table:table-cell>
          </table:table-row>
          <table:table-row>
            <table:covered-table-cell/>
            <table:table-cell table:style-name="Table4.B11" office:value-type="string">
              <text:p text:style-name="Image">1950-2005</text:p>
            </table:table-cell>
            <table:table-cell table:style-name="Table4.C11" office:value-type="string">
              <text:p text:style-name="Image">12,3</text:p>
            </table:table-cell>
            <table:table-cell table:style-name="Table4.D11" office:value-type="string">
              <text:p text:style-name="Image">3,3</text:p>
            </table:table-cell>
            <table:table-cell table:style-name="Table4.E11" office:value-type="string">
              <text:p text:style-name="Image">9,0</text:p>
            </table:table-cell>
          </table:table-row>
        </table:table>
        <text:p text:style-name="Image">Таблица <text:span text:style-name="T360">3 — </text:span>Среднегодовая доходность акций <text:span text:style-name="T275">в %</text:span> [1, <text:span text:style-name="T532">стр.79</text:span>]</text:p>
        <text:p text:style-name="P24">Как свидетельствуют приведенные в таблице <text:span text:style-name="T361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h text:style-name="P164" text:outline-level="2"><text:bookmark-start text:name="__RefHeading___Toc1809_1435979290"/>1.<text:span text:style-name="T362">3</text:span>. <text:span text:style-name="T227">Инвестиционный процесс</text:span><text:bookmark-end text:name="__RefHeading___Toc1809_1435979290"/></text:h>
        <text:p text:style-name="Standard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3298103580618004940" text:style-name="WW8Num6">
          <text:list-item>
            <text:p text:style-name="P132">Выбор инвестиционной политики</text:p>
          </text:list-item>
          <text:list-item>
            <text:p text:style-name="P132">Анализ рынка ценных бумаг</text:p>
          </text:list-item>
          <text:list-item>
            <text:p text:style-name="P132">Формирование портфеля ценных бумаг.</text:p>
          </text:list-item>
          <text:list-item>
            <text:p text:style-name="P132">Пересмотр портфеля ценных бумаг.</text:p>
          </text:list-item>
          <text:list-item>
            <text:p text:style-name="P132">Оценка эффективности портфеля ценных бумаг.» <text:span text:style-name="T498">[4, стр.10]</text:span></text:p>
          </text:list-item>
        </text:list>
        <text:h text:style-name="P158" text:outline-level="3"><text:soft-page-break/>1.<text:span text:style-name="T362">3</text:span>.1. <text:span text:style-name="T363">Выбор и</text:span>нвестиционн<text:span text:style-name="T363">ой</text:span> политик<text:span text:style-name="T363">и</text:span></text:h>
        <text:p text:style-name="P63"><text:span text:style-name="T124">«</text:span><text:span text:style-name="T104">В</text:span><text:span text:style-name="T89">ыбор инвестиционной политики (</text:span><text:span text:style-name="T145">investment policy</text:span><text:span text:style-name="T89">) включает </text:span><text:span text:style-name="T104">в себя </text:span><text:span text:style-name="T89"><text:s/>определение цели инвестора и объема инвестируемых средств»</text:span><text:span text:style-name="T124">[4, стр.10]</text:span><text:span text:style-name="T89">. Поскольку для рациональных </text:span><text:span text:style-name="T104">инвестиционных </text:span><text:span text:style-name="T89">стратегий </text:span><text:span text:style-name="T105">(т. е. инвестиционных стратегий, способных приносить некоторый реальный доход) </text:span><text:span text:style-name="T89">существует прямая связь между риском и доходностью, </text:span><text:span text:style-name="T104">и и</text:span><text:span text:style-name="T106">нвестору <text:s/>следует понимать, что</text:span><text:span text:style-name="T89"> стремление получить большую прибыль </text:span><text:span text:style-name="T106">может быть </text:span><text:span text:style-name="T107">привести</text:span><text:span text:style-name="T106"> </text:span><text:span text:style-name="T107">к</text:span><text:span text:style-name="T89"> </text:span><text:span text:style-name="T104">вложени</text:span><text:span text:style-name="T107">ю средств инвестирования</text:span><text:span text:style-name="T104"> в </text:span><text:span text:style-name="T106">высокорисковы</text:span><text:span text:style-name="T104">е</text:span><text:span text:style-name="T106"> актив</text:span><text:span text:style-name="T104">ы</text:span><text:span text:style-name="T106">, которые характеризуются высокой волатильностью, что, в конечном итоге, может привести к финансовым потерям. </text:span><text:span text:style-name="T89">Цели инвестирования </text:span><text:span text:style-name="T106">всегда</text:span><text:span text:style-name="T89"> должны формулироваться с учетом как доходности, так и риска, </text:span><text:span text:style-name="T108">и любая инвестиция всегда должна рассматриваться </text:span><text:span text:style-name="T107">как совокупность </text:span><text:span text:style-name="T108">доходности и риска.</text:span></text:p>
        <text:p text:style-name="P40"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158" text:outline-level="3">1.<text:span text:style-name="T364">3</text:span>.2. Анализ рынка ценных бумаг</text:h>
        <text:p text:style-name="P63"><text:span text:style-name="T109">«А</text:span><text:span text:style-name="T89">нализ ценных бумаг (</text:span><text:span text:style-name="T145">security analysis</text:span><text:span text:style-name="T89">), </text:span><text:span text:style-name="T109">являющийся в</text:span><text:span text:style-name="T89">тор</text:span><text:span text:style-name="T109">ым</text:span><text:span text:style-name="T89"> этап</text:span><text:span text:style-name="T109">ом</text:span><text:span text:style-name="T89"> инвестиционного процесса, включает изучение отдельных видов ценных бумаг (или групп бумаг) в рамках основных категорий»</text:span><text:span text:style-name="T125">[4, стр.10]</text:span><text:span text:style-name="T89">. </text:span><text:span text:style-name="T110">Главной</text:span><text:span text:style-name="T89"> цел</text:span><text:span text:style-name="T110">ью</text:span><text:span text:style-name="T89"> такого </text:span><text:span text:style-name="T111">анализа</text:span><text:span text:style-name="T89"> является определение тех ценных бумаг, которые <text:s/></text:span><text:span text:style-name="T110">приносили определенный доход в прошлом при одновременном сохранении приемлемого уровня риска (т. е. волатильности). </text:span></text:p>
        <text:p text:style-name="P63"><text:span text:style-name="T89">Существует много различных подходов к анализу ценных бумаг, однако </text:span><text:span text:style-name="T112">все они так или иначе относятся к одному из двух основных типов анализа </text:span><text:span text:style-name="T113">[4]</text:span><text:span text:style-name="T112">:</text:span></text:p>
        <text:list xml:id="list8682793310457285628" text:style-name="L4">
          <text:list-item>
            <text:p text:style-name="P133"><text:span text:style-name="T112">технический анализ </text:span><text:span text:style-name="T89">(</text:span><text:span text:style-name="T145">technical analysis</text:span><text:span text:style-name="T89">)</text:span></text:p>
          </text:list-item>
          <text:list-item>
            <text:p text:style-name="P133"><text:span text:style-name="T154">фундаментальн</text:span><text:span text:style-name="T155">ый</text:span><text:span text:style-name="T154"> анализ </text:span><text:span text:style-name="T89">(</text:span><text:span text:style-name="T145">fundamental analysis</text:span><text:span text:style-name="T89">)</text:span></text:p>
          </text:list-item>
        </text:list>
        <text:p text:style-name="P25"><text:soft-page-break/><text:span text:style-name="T229">Технический анализ</text:span> в его простейшей форме <text:span text:style-name="T365">предполагает</text:span> изучение курсов рынка акций <text:span text:style-name="T366">в прошлом</text:span>, с тем, чтобы дать прогноз динамики курсов акций конкретной фирмы <text:span text:style-name="T366">в будущем, и проходит в несколько этапов. Сначала</text:span> проводится исследование курсов <text:span text:style-name="T365">акций данной компании (а также компаний-конкурентов и компаний из этого же экономического сектора) </text:span>за <text:span text:style-name="T365">большой</text:span> <text:span text:style-name="T365">исторический</text:span> период с целью выявления повторяющихся тенденций или циклов в динамике курсов <text:span text:style-name="T365">акций</text:span>. Затем анализируются курсы акций за <text:span text:style-name="T365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65">Выявляя т</text:span>аким образом текущие тенденции, аналитик надеется дать прогноз будущей динамики курсов акций <text:span text:style-name="T365">требуемой компании</text:span>. <text:span text:style-name="T367">Различные методы технического анализа, в основном благодаря наглядности при работе с графиками, доступны в том числе и непрофессиональным инвесторам.</text:span></text:p>
        <text:p text:style-name="P36"><text:span text:style-name="T229">Фундаментальный анализ</text:span> <text:span text:style-name="T368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стоимости, — недо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</text:span><text:soft-page-break/><text:span text:style-name="T368">является уделом профессиональных аналитиков и квалифицированных инвесторов.</text:span></text:p>
        <text:h text:style-name="P158" text:outline-level="3">1.<text:span text:style-name="T369">3</text:span>.3. Формирование портфеля ценных бумаг</text:h>
        <text:p text:style-name="Standard"><text:span text:style-name="T157">«Ф</text:span><text:span text:style-name="T156">ормирование портфеля</text:span><text:span text:style-name="T1"> (</text:span><text:span text:style-name="T149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69">[4, стр.13]</text:span><text:span text:style-name="T1"> </text:span><text:span text:style-name="T2">Основными проблемами, с которыми инвестор сталкивается на данном этапе, являются:</text:span></text:p>
        <text:list xml:id="list5376128647122726696" text:style-name="L5">
          <text:list-item>
            <text:p text:style-name="P134">Селективность </text:p>
          </text:list-item>
          <text:list-item>
            <text:p text:style-name="P134">Выбор времени операций</text:p>
          </text:list-item>
          <text:list-item>
            <text:p text:style-name="P134">Диверсификация</text:p>
          </text:list-item>
        </text:list>
        <text:p text:style-name="Standard"><text:span text:style-name="T149">«Селективность</text:span><text:span text:style-name="T1"> (</text:span><text:span text:style-name="T158">selectivity</text:span><text:span text:style-name="T1">), называемая также микропрогнозированием, относится к анализу ценных бумаг и связана с прогнозированием динамики цен отдельных видов ценных бумаг</text:span><text:span text:style-name="T69">»</text:span><text:span text:style-name="T3">[4, </text:span><text:span text:style-name="T69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Standard"><text:span text:style-name="T149">«Выбор времени операций</text:span><text:span text:style-name="T1"> (</text:span><text:span text:style-name="T158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69">фондовых</text:span><text:span text:style-name="T1"> инструментов с фиксированным доходом, </text:span><text:span text:style-name="T69">такими, как </text:span><text:span text:style-name="T5">корпоративные облигации»</text:span><text:span text:style-name="T3">[4, </text:span><text:span text:style-name="T69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</text:span><text:soft-page-break/><text:span text:style-name="T7">казначейства США (20.1%) превысила среднюю доходность акций компаний S&amp;P500 (-36.55%) </text:span><text:span text:style-name="T6">[17].</text:span></text:p>
        <text:p text:style-name="Standard"><text:span text:style-name="T149">«Диверсификация</text:span><text:span text:style-name="T1"> (</text:span><text:span text:style-name="T158">diversification</text:span><text:span text:style-name="T1">) заключается в </text:span><text:span text:style-name="T70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70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h text:style-name="P158" text:outline-level="3">1.3.4. Пересмотр портфеля</text:h>
        <text:p text:style-name="P63"><text:span text:style-name="T1">Пересмотр портфеля (</text:span><text:span text:style-name="T149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63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63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158" text:outline-level="3">1.<text:span text:style-name="T369">3</text:span>.5. Оценка эффективности портфеля</text:h>
        <text:p text:style-name="P63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</text:span><text:soft-page-break/><text:span text:style-name="T14">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Heading_20_3" text:outline-level="3"><text:bookmark-start text:name="__RefHeading___Toc3177_1360820806"/>Выводы <text:span text:style-name="T312">по главе</text:span><text:bookmark-end text:name="__RefHeading___Toc3177_1360820806"/></text:h>
        <text:p text:style-name="Standard">В первой главе выпускной квалификационной работы рассмотрены основные понятия, <text:span text:style-name="T370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Standard"><text:span text:style-name="T371">Во втором разделе главы указаны </text:span>основные типы ценных бумаг: к<text:span text:style-name="T372">азначейские векселя, </text:span>д<text:span text:style-name="T372">олгосрочные казначейские и корпоративные облигации (относящиеся к ценным бумагам с фиксированным доходом) и </text:span>о<text:span text:style-name="T372">быкновенные акции; </text:span>приведены <text:span text:style-name="T371">значения </text:span>доходности и волатильности этих <text:span text:style-name="T373">типов </text:span>ценных бумаг за большой исторический период. </text:p>
        <text:p text:style-name="Standard">Основное внимание в главе уделено обыкновенным акциям <text:span text:style-name="T373">и инвестициям в них </text:span>— указаны <text:span text:style-name="T373">важные </text:span>основные свойства (<text:span text:style-name="T374">остаточное правопритязание и ограниченная ответственность акционера</text:span>); и рассмотрены различные типы стоимости (<text:span text:style-name="T375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71">30</text:span> крупнейших <text:span text:style-name="T371">публичных </text:span>компаний США; также <text:span text:style-name="T371">рассмотрено </text:span>изменение пропорции <text:span text:style-name="T371">выплачиваемых </text:span>дивидендов в полной доходности обыкновенных акций в исторической перспективе <text:span text:style-name="T371">для разных стран мира.</text:span></text:p>
        <text:p text:style-name="Standard"><text:soft-page-break/><text:span text:style-name="T373">В заключительной части главы основное внимание уделено инвестиционному процессу, и его основным этапам — в</text:span><text:span text:style-name="T377">ыбору инвестиционной политики, а</text:span><text:span text:style-name="T376">нализ</text:span><text:span text:style-name="T377">у</text:span><text:span text:style-name="T376"> рынка ценных бумаг, </text:span><text:span text:style-name="T377">ф</text:span><text:span text:style-name="T376">ормировани</text:span><text:span text:style-name="T377">ю </text:span><text:span text:style-name="T376">портфеля, </text:span><text:span text:style-name="T377">его п</text:span><text:span text:style-name="T376">ересмотр</text:span><text:span text:style-name="T377">у</text:span><text:span text:style-name="T376"> </text:span><text:span text:style-name="T377">и оценке эффективности портфеля по сравнению с «эталонным» портфелем. </text:span></text:p>
        <text:p text:style-name="Standard"><text:span text:style-name="T377">Проведенное исследование и полученные выводы позволяют перейти к рассмотрению материала следующей главы, посвященной </text:span><text:span text:style-name="T378">формированию оптимального инвестиционного портфеля</text:span><text:span text:style-name="T377"> </text:span><text:span text:style-name="T378">на основании теории эффективного портфеля Марковитца.</text:span></text:p>
        <text:p text:style-name="P4"/>
        <text:h text:style-name="P155" text:outline-level="1"><text:bookmark-start text:name="__RefHeading___Toc7229_1010778528"/><text:span text:style-name="T227">ГЛАВА 2. </text:span><text:span text:style-name="T228">ОСНОВЫ СОВРЕМЕННОЙ ТЕОРИИ ФОРМИРОВАНИЯ ПОРТФЕЛЯ</text:span><text:bookmark-end text:name="__RefHeading___Toc7229_1010778528"/></text:h>
        <text:p text:style-name="P66"><text:span text:style-name="T227"/></text:p>
        <text:p text:style-name="Standard">Современная теория инвестиций представляет собой совокупность понятий, методов и результатов, относящихся к различным <text:span text:style-name="T384">этапам</text:span> инвестиционного процесса, <text:span text:style-name="T384">рассмотренным в предыдущей главе, и в первую очередь, к этапам формирования портфеля и оценки его эффективности.</text:span></text:p>
        <text:p text:style-name="Standard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4568151164437497926" text:style-name="L6">
          <text:list-item>
            <text:p text:style-name="P135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135">неучет риска в количественной форме либо подмена такого учета словесными формулировками</text:p>
          </text:list-item>
          <text:list-item>
            <text:p text:style-name="P135">отсутствие объективных критериев оптимальности и эффективности <text:span text:style-name="T384">инвестиции</text:span></text:p>
          </text:list-item>
        </text:list>
        <text:p text:style-name="Standard">Современная теория инвестиций, <text:span text:style-name="T384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84">осознанные</text:span> и ответственные решения на всех этапах инвестиционного процесса, <text:span text:style-name="T384">прежде всего, на этапе формирования портфеля.</text:span> <text:span text:style-name="T292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26"><text:soft-page-break/></text:p>
        <text:h text:style-name="P166" text:outline-level="2"><text:bookmark-start text:name="__RefHeading___Toc150_1574039482"/>2.<text:span text:style-name="T276">1.</text:span> <text:span text:style-name="T385">Основные термины и понятия</text:span><text:bookmark-end text:name="__RefHeading___Toc150_1574039482"/></text:h>
        <text:p text:style-name="P83"><text:span text:style-name="T89">В 1952 году Гарри Марковитц (Harry Markowitz) опубликовал <text:s/>работу[11], которая стала основой современной </text:span><text:span text:style-name="T145">теории формирования портфеля</text:span><text:span text:style-name="T183"> (modern portfolio theory, также широко используется термин mean-variance analysis)</text:span><text:span text:style-name="T145">.</text:span><text:span text:style-name="T89"> </text:span></text:p>
        <text:p text:style-name="P84"><text:span text:style-name="T127">Основная и</text:span><text:span text:style-name="T126">дея Марковитца заключается в том, что</text:span><text:span text:style-name="T89"> инвестор </text:span><text:span text:style-name="T126">в момент формирования портфеля и включения в него различных ценных бумаг </text:span><text:span text:style-name="T89">не имеет никакой достоверной информации о том, </text:span><text:span text:style-name="T126">каковы</text:span><text:span text:style-name="T89"> будут </text:span><text:span text:style-name="T126">котировки этих </text:span><text:span text:style-name="T89">цен</text:span><text:span text:style-name="T126">ных</text:span><text:span text:style-name="T89"> бумаг </text:span><text:span text:style-name="T126">в будущем, а следовательно, и</text:span><text:span text:style-name="T114"> какой будет доходность портфеля по итогам периода владения. </text:span><text:span text:style-name="T126">В соответствии с этим</text:span><text:span text:style-name="T114">, инвестор должен считать </text:span><text:span text:style-name="T115">доходность каждого портфеля </text:span><text:span text:style-name="T146">случайной величиной</text:span><text:span text:style-name="T115"> </text:span><text:span text:style-name="T114">(random value). </text:span></text:p>
        <text:p text:style-name="P85"><text:span text:style-name="T115">Случайные величины</text:span><text:span text:style-name="T114"> имеют </text:span><text:span text:style-name="T115">различные</text:span><text:span text:style-name="T114"> характеристики, одна</text:span><text:span text:style-name="T115">ко в приложении к </text:span><text:span text:style-name="T127">современной </text:span><text:span text:style-name="T115">теории формирования портфеля самыми важными являются </text:span><text:span text:style-name="T114">ожидаемое (или среднее) значение </text:span><text:span text:style-name="T92">доходности</text:span><text:span text:style-name="T114"> (expected </text:span><text:span text:style-name="T93">return </text:span><text:span text:style-name="T114">value) </text:span><text:span text:style-name="T115">и</text:span><text:span text:style-name="T114"> стандартное отклонение (standard deviation)</text:span><text:span text:style-name="T127">, и п</text:span><text:span text:style-name="T116">одход </text:span><text:span text:style-name="T94">Марковитц</text:span><text:span text:style-name="T116">а</text:span><text:span text:style-name="T94"> утверждает, что инвестор</text:span><text:span text:style-name="T91"> должен оценить ожидаемую доходность и стандартное отклонение каждого </text:span><text:span text:style-name="T115">теоретически возможного </text:span><text:span text:style-name="T91">портфеля, а затем выбрать «лучший» из них, основываясь на </text:span><text:span text:style-name="T128">совокупности двух величин — </text:span><text:span text:style-name="T91"><text:s/></text:span><text:span text:style-name="T117">доходности и стандартного отклонения</text:span><text:span text:style-name="T91">. Ожидаемая доходность </text:span><text:span text:style-name="T128">здесь является </text:span><text:span text:style-name="T91">мер</text:span><text:span text:style-name="T128">ой</text:span><text:span text:style-name="T91"> потенциального вознаграждения </text:span><text:span text:style-name="T128">данного портфеля</text:span><text:span text:style-name="T91">, а стандартное отклонение — мер</text:span><text:span text:style-name="T128">ой</text:span><text:span text:style-name="T91"> риска. </text:span></text:p>
        <text:h text:style-name="P159" text:outline-level="3"><text:span text:style-name="T296">2.1.1. Д</text:span>оходност<text:span text:style-name="T386">ь</text:span> портфеля</text:h>
        <text:p text:style-name="P37">Доходность каждой отдельно взятой ценной бумаги является отношением разницы цены продажи и цены покупки к начальной цене (цене покупки), с учетом произв<text:span text:style-name="T505">еденных</text:span> <text:span text:style-name="T505">за период владения ценной бумагой </text:span>дивидендных выплат :</text:p>
        <text:p text:style-name="P37"><text:soft-page-break/><draw:frame draw:style-name="fr8" draw:name="Object6" text:anchor-type="as-char" svg:y="-0.684cm" svg:width="2.676cm" svg:height="1.125cm" draw:z-index="42"><draw:object xlink:href="./Object 14" xlink:type="simple" xlink:show="embed" xlink:actuate="onLoad"/><draw:image xlink:href="./ObjectReplacements/Object 14" xlink:type="simple" xlink:show="embed" xlink:actuate="onLoad"/><svg:desc>formula</svg:desc></draw:frame>, где <draw:frame draw:style-name="fr8" draw:name="Object7" text:anchor-type="as-char" svg:y="-0.377cm" svg:width="0.646cm" svg:height="0.533cm" draw:z-index="43"><draw:object xlink:href="./Object 15" xlink:type="simple" xlink:show="embed" xlink:actuate="onLoad"/><draw:image xlink:href="./ObjectReplacements/Object 15" xlink:type="simple" xlink:show="embed" xlink:actuate="onLoad"/><svg:desc>formula</svg:desc></draw:frame> — цена покупки ценной бумаги, <draw:frame draw:style-name="fr8" draw:name="Object37" text:anchor-type="as-char" svg:y="-0.377cm" svg:width="0.639cm" svg:height="0.533cm" draw:z-index="44"><draw:object xlink:href="./Object 17" xlink:type="simple" xlink:show="embed" xlink:actuate="onLoad"/><draw:image xlink:href="./ObjectReplacements/Object 17" xlink:type="simple" xlink:show="embed" xlink:actuate="onLoad"/><svg:desc>formula</svg:desc></draw:frame>— <text:span text:style-name="T503">цена данной</text:span> ценной бумаги при продаже, <draw:frame draw:style-name="fr8" draw:name="Object36" text:anchor-type="as-char" svg:y="-0.377cm" svg:width="0.443cm" svg:height="0.469cm" draw:z-index="45"><draw:object xlink:href="./Object 16" xlink:type="simple" xlink:show="embed" xlink:actuate="onLoad"/><draw:image xlink:href="./ObjectReplacements/Object 16" xlink:type="simple" xlink:show="embed" xlink:actuate="onLoad"/><svg:desc>formula</svg:desc></draw:frame>— все осуществленные за период владения дивидендные выплаты.</text:p>
        <text:p text:style-name="P38"><text:span text:style-name="T504">П</text:span>ортфель, <text:span text:style-name="T504">являющийся </text:span>совокупность<text:span text:style-name="T504">ю</text:span> <text:span text:style-name="T504">включенных в него ценных </text:span>бумаг, <text:span text:style-name="T504">имеет следующую формулу вычисления доходности:</text:span></text:p>
        <text:p text:style-name="P89"><text:span text:style-name="T129"><draw:frame draw:style-name="fr8" draw:name="Object57" text:anchor-type="as-char" svg:y="-0.684cm" svg:width="3.052cm" svg:height="1.125cm" draw:z-index="48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129">, где </text:span><text:span text:style-name="T129"><draw:frame draw:style-name="fr8" draw:name="Object91" text:anchor-type="as-char" svg:y="-0.377cm" svg:width="0.741cm" svg:height="0.533cm" draw:z-index="49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29"> — совокупную цену покупки всех ценных бумаг, </text:span><text:span text:style-name="T129"><draw:frame draw:style-name="fr8" draw:name="Object96" text:anchor-type="as-char" svg:y="-0.377cm" svg:width="0.734cm" svg:height="0.533cm" draw:z-index="50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29"> — совокупную </text:span><text:span text:style-name="T130">цена</text:span><text:span text:style-name="T129"> </text:span><text:span text:style-name="T130">продажи</text:span><text:span text:style-name="T129"> этих ценных бумаг, </text:span><text:span text:style-name="T129"><draw:frame draw:style-name="fr8" draw:name="Object92" text:anchor-type="as-char" svg:y="-0.377cm" svg:width="0.547cm" svg:height="0.469cm" draw:z-index="51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29">— </text:span><text:span text:style-name="T131">совокупные </text:span><text:span text:style-name="T129">дивидендные выплаты.</text:span></text:p>
        <text:p text:style-name="P64"><text:span text:style-name="T101">Для вычислительных нужд более удобной может оказаться </text:span><text:span text:style-name="T89">матричн</text:span><text:span text:style-name="T101">ая</text:span><text:span text:style-name="T89"> </text:span><text:span text:style-name="T118">нотация </text:span><text:span text:style-name="T89">формул</text:span><text:span text:style-name="T102">ы</text:span><text:span text:style-name="T89"> вычисления доходности [14]:</text:span></text:p>
        <text:p text:style-name="P64"><text:span text:style-name="T89"><draw:frame draw:style-name="fr8" draw:name="Object152" text:anchor-type="as-char" svg:y="-0.437cm" svg:width="1.843cm" svg:height="0.593cm" draw:z-index="61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89">, где </text:span><text:span text:style-name="T89"><draw:frame draw:style-name="fr8" draw:name="Object158" text:anchor-type="as-char" svg:y="-0.998cm" svg:width="1.438cm" svg:height="1.81cm" draw:z-index="62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89"> </text:span><text:span text:style-name="T99">—</text:span><text:span text:style-name="T89"> матрица весов ценных бумаг, включенных в портфель, </text:span><text:span text:style-name="T89"><draw:frame draw:style-name="fr8" draw:name="Object153" text:anchor-type="as-char" svg:y="-0.998cm" svg:width="1.566cm" svg:height="1.81cm" draw:z-index="63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89"> <text:s/>- матрица доходност</text:span><text:span text:style-name="T98">ей</text:span><text:span text:style-name="T89"> отдельно взятых ценных бумаг. </text:span></text:p>
        <text:p text:style-name="P64"><text:span text:style-name="T98">К примеру, для трех ценных бумаг формула вычисления доходност</text:span><text:span text:style-name="T100">и портфеля</text:span><text:span text:style-name="T98"> в матричной форме будет выглядеть так:</text:span></text:p>
        <text:p text:style-name="P27"><draw:frame draw:style-name="fr8" draw:name="Object154" text:anchor-type="as-char" svg:y="-1.032cm" svg:width="8.024cm" svg:height="1.879cm" draw:z-index="64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159" text:outline-level="3">2.1.<text:span text:style-name="T387">2.</text:span> <text:span text:style-name="T506">Стандартное</text:span> отклонение <text:span text:style-name="T506">портфеля</text:span></text:h>
        <text:p text:style-name="P90"><text:span text:style-name="T147">Среднеквадратичное отклонение</text:span><text:span text:style-name="T132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ожидания [38]. </text:span><text:span text:style-name="T133">В приложении к теории формирования портфеля, среднеквадратичное отклонение доходности </text:span><text:span text:style-name="T133"><draw:frame draw:style-name="fr8" draw:name="Object35" text:anchor-type="as-char" svg:y="-0.226cm" svg:width="0.482cm" svg:height="0.25cm" draw:z-index="65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3"> ценной бумаги является мерой риска. Оно вычисляется как квадратный корень из дисперсии, </text:span><text:soft-page-break/><text:span text:style-name="T133">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14">Формула <text:span text:style-name="T390">для </text:span>вычисления стандартного отклонения <text:span text:style-name="T294">портфеля имеет следующий вид [4]</text:span>:</text:p>
        <text:p text:style-name="P66"><draw:frame draw:style-name="fr8" draw:name="Object29" text:anchor-type="as-char" svg:y="-0.799cm" svg:width="3.734cm" svg:height="1.226cm" draw:z-index="66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89">, </text:span><text:span text:style-name="T90">где</text:span><text:span text:style-name="T95"> </text:span><text:span text:style-name="T90"><draw:frame draw:style-name="fr8" draw:name="Object156" text:anchor-type="as-char" svg:y="-0.377cm" svg:width="0.605cm" svg:height="0.533cm" draw:z-index="67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90"> </text:span><text:span text:style-name="T95">и </text:span><text:span text:style-name="T95"><draw:frame draw:style-name="fr8" draw:name="Object157" text:anchor-type="as-char" svg:y="-0.377cm" svg:width="0.646cm" svg:height="0.533cm" draw:z-index="68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95"> являются весами </text:span><text:span text:style-name="T97">ценных бумаг</text:span><text:span text:style-name="T90"> </text:span><text:span text:style-name="T90"><draw:frame draw:style-name="fr8" draw:name="Object104" text:anchor-type="as-char" svg:y="-0.377cm" svg:width="0.326cm" svg:height="0.469cm" draw:z-index="69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90"> и </text:span><text:span text:style-name="T90"><draw:frame draw:style-name="fr8" draw:name="Object105" text:anchor-type="as-char" svg:y="-0.377cm" svg:width="0.395cm" svg:height="0.469cm" draw:z-index="70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96">, а</text:span><text:span text:style-name="T90"> </text:span><text:span text:style-name="T90"><draw:frame draw:style-name="fr8" draw:name="Object103" text:anchor-type="as-char" svg:y="-0.226cm" svg:width="0.63cm" svg:height="0.379cm" draw:z-index="71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90"> обозначает ковариацию доходностей </text:span><text:span text:style-name="T96">этих </text:span><text:span text:style-name="T90">ценных бумаг</text:span><text:span text:style-name="T95">.</text:span></text:p>
        <text:p text:style-name="P64"><text:span text:style-name="T103">Аналогично </text:span><text:span text:style-name="T95">формул</text:span><text:span text:style-name="T103">е</text:span><text:span text:style-name="T95"> вычисления доходности, </text:span><text:span text:style-name="T103">формула вычисления стандартного отклонения портфеля также имеет матричную форму [14]</text:span><text:span text:style-name="T95">:</text:span></text:p>
        <text:p text:style-name="P43"><draw:frame draw:style-name="fr8" draw:name="Object155" text:anchor-type="as-char" svg:y="-0.437cm" svg:width="1.979cm" svg:height="0.593cm" draw:z-index="72"><draw:object xlink:href="./Object 56" xlink:type="simple" xlink:show="embed" xlink:actuate="onLoad"/><draw:image xlink:href="./ObjectReplacements/Object 56" xlink:type="simple" xlink:show="embed" xlink:actuate="onLoad"/><svg:desc>formula</svg:desc></draw:frame>, <text:span text:style-name="T295">где </text:span><text:span text:style-name="T295"><draw:frame draw:style-name="fr8" draw:name="Object151" text:anchor-type="as-char" svg:y="-0.998cm" svg:width="1.438cm" svg:height="1.81cm" draw:z-index="73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95"> — матрица весов ценных бумаг, включенных в портфель, </text:span><text:span text:style-name="T295"><draw:frame draw:style-name="fr8" draw:name="Object159" text:anchor-type="as-char" svg:y="-0.3cm" svg:width="0.466cm" svg:height="0.319cm" draw:z-index="74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95">— ковариационная матрица портфеля.</text:span></text:p>
        <text:p text:style-name="P45">К примеру, для случая с тремя бумагами в портфеле эта формула выглядит следующим образом:</text:p>
        <text:p text:style-name="P14"><text:span text:style-name="T252"><draw:frame draw:style-name="fr8" draw:name="Object150" text:anchor-type="as-char" svg:y="-1.162cm" svg:width="7.394cm" svg:height="2.08cm" draw:z-index="75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<text:h text:style-name="P160" text:outline-level="3"><text:span text:style-name="T297">2.1.3. </text:span>Ковариация</text:h>
        <text:p text:style-name="P28">Важным понятием при вычислении стандартного отклонения портфеля является ковариация. </text:p>
        <text:p text:style-name="P39"><text:span text:style-name="T229">Ковариация</text:span> <text:span text:style-name="T257">(covariance) в теории вероятности и математической статистике является мерой линейной зависимости двух случайных величин [40].</text:span> <text:span text:style-name="T388">Важность ковариации для теории формирования портфеля заключается в том, что с её помощью становится ясно, </text:span>насколько доходности двух ценных <text:soft-page-break/>бумаг i и j <text:span text:style-name="T388">(являющихся случайными переменными)</text:span>, зависят друг от друга. <text:span text:style-name="T389">Значение ковариации двух случайных величин лежит в промежутке </text:span><text:span text:style-name="T389"><draw:frame draw:style-name="fr7" draw:name="Object4" text:anchor-type="as-char" svg:y="-0.377cm" svg:width="1.452cm" svg:height="0.482cm" draw:z-index="7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89">, ковариация, равная единице означает, что доходности бумаг меняются 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29"><text:span text:style-name="T298">Понятие ковариации используется д</text:span>ля вычисления стандартного отклонения портфеля, <text:span text:style-name="T298">в формуле вычисления которого используется</text:span> ковариационная матрица. Ковариационная матрица <draw:frame draw:style-name="fr8" draw:name="Object161" text:anchor-type="as-char" svg:y="-0.3cm" svg:width="0.466cm" svg:height="0.319cm" draw:z-index="77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299">К примеру, в случае портфеля из трех ценных бумаг,</text:span> формула вычисления <text:span text:style-name="T299">ковариационной матрицы</text:span> в матричной форме имее<text:span text:style-name="T299">т</text:span> следующий вид <text:span text:style-name="T390">[14]</text:span>:</text:p>
        <text:p text:style-name="P39"><text:span text:style-name="T297"><draw:frame draw:style-name="fr8" draw:name="Object160" text:anchor-type="as-char" svg:y="-1.162cm" svg:width="3.475cm" svg:height="2.08cm" draw:z-index="7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97">, где </text:span><text:span text:style-name="T297"><draw:frame draw:style-name="fr8" draw:name="Object30" text:anchor-type="as-char" svg:y="-0.437cm" svg:width="0.61cm" svg:height="0.593cm" draw:z-index="7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97"> — дисперсия </text:span><text:span text:style-name="T297"><draw:frame draw:style-name="fr8" draw:name="Object31" text:anchor-type="as-char" svg:y="-0.377cm" svg:width="0.326cm" svg:height="0.469cm" draw:z-index="87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97">-й бумаги, </text:span><text:span text:style-name="T297"><draw:frame draw:style-name="fr8" draw:name="Object32" text:anchor-type="as-char" svg:y="-0.437cm" svg:width="0.63cm" svg:height="0.593cm" draw:z-index="88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97"> — ковариация между ценными бумагами </text:span><text:span text:style-name="T297"><draw:frame draw:style-name="fr8" draw:name="Object33" text:anchor-type="as-char" svg:y="-0.377cm" svg:width="0.326cm" svg:height="0.469cm" draw:z-index="89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97"> и </text:span><text:span text:style-name="T297"><draw:frame draw:style-name="fr8" draw:name="Object34" text:anchor-type="as-char" svg:y="-0.377cm" svg:width="0.395cm" svg:height="0.469cm" draw:z-index="90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97">.</text:span></text:p>
        <text:p text:style-name="P39"/>
        <text:h text:style-name="P168" text:outline-level="2"><text:bookmark-start text:name="__RefHeading___Toc152_1574039482"/>2.<text:span text:style-name="T277">2</text:span>. Портфельный анализ<text:bookmark-end text:name="__RefHeading___Toc152_1574039482"/></text:h>
        <text:h text:style-name="P159" text:outline-level="3">2.<text:span text:style-name="T391">2</text:span>.<text:span text:style-name="T392">1</text:span>. Достижимое множество</text:h>
        <text:p text:style-name="P10"><text:span text:style-name="T233">Достижимое множество </text:span><text:span text:style-name="T392">(feasible set) портфелей является множеством всех возможных портфелей, которые могут быть сформированы из набора в </text:span><text:span text:style-name="T392"><draw:frame draw:style-name="fr8" draw:name="Object5" text:anchor-type="as-char" svg:y="-0.377cm" svg:width="0.549cm" svg:height="0.469cm" draw:z-index="9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92"> ценных бумаг <text:s/>в различных комбинациях и в различных пропорциях. </text:span>На рисунке <text:span text:style-name="T513">2</text:span> представлен <text:span text:style-name="T393">пример</text:span> <text:span text:style-name="T394">такого</text:span> множества<text:span text:style-name="T395">.</text:span></text:p>
        <text:p text:style-name="Image"><draw:frame draw:style-name="fr3" draw:name="Image3" text:anchor-type="char" svg:y="0.014cm" svg:width="16.974cm" svg:height="8.359cm" draw:z-index="0"><draw:image xlink:href="Pictures/1000020100000352000001A44BE184AD675FC7C8.png" xlink:type="simple" xlink:show="embed" xlink:actuate="onLoad"/></draw:frame><text:soft-page-break/>Рисунок <text:span text:style-name="T512">2 — </text:span>достижимое множество портфелей, сформированного из некоторого количества ценных бумаг. <text:span text:style-name="T396">По вертикальной оси <text:s/>отложены значения доходностей, по горизонтальной — стандартное отклонение, являющееся мерой риска</text:span></text:p>
        <text:p text:style-name="P66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8" draw:name="Object43" text:anchor-type="as-char" svg:y="-0.377cm" svg:width="0.549cm" svg:height="0.469cm" draw:z-index="96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8" draw:name="Object106" text:anchor-type="as-char" svg:y="-0.377cm" svg:width="0.443cm" svg:height="0.469cm" draw:z-index="98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8" draw:name="Object107" text:anchor-type="as-char" svg:y="-0.377cm" svg:width="0.499cm" svg:height="0.469cm" draw:z-index="99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8" draw:name="Object108" text:anchor-type="as-char" svg:y="-0.377cm" svg:width="0.519cm" svg:height="0.469cm" draw:z-index="10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77">2</text:span><text:span text:style-name="T1"> являются примерами таких портфелей).</text:span></text:p>
        <text:h text:style-name="P161" text:outline-level="3">2.<text:span text:style-name="T391">2</text:span>.<text:span text:style-name="T397">2</text:span>. Теореме об эффективном множестве</text:h>
        <text:p text:style-name="Standard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75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7">Однако, </text:span><text:span text:style-name="T15">подход Марковитца говорит о том, что </text:span><text:span text:style-name="T17">и</text:span><text:span text:style-name="T1">нвестору нет </text:span><text:span text:style-name="T17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</text:span><text:soft-page-break/><text:span text:style-name="T15">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Standard">Инвестор <text:span text:style-name="T398">должен</text:span> свой оптимальный портфель из множества портфелей, каждый из которых:</text:p>
        <text:list xml:id="list3506595674179601899" text:style-name="WW8Num7">
          <text:list-item>
            <text:p text:style-name="P119">Обеспечивает максимальную ожидаемую доходность дл<text:span text:style-name="T293">я</text:span> некоторого уровня риска</text:p>
          </text:list-item>
          <text:list-item>
            <text:p text:style-name="P119">Обеспечивает минимальный риск для некоторого значения ожидаемой доходности.</text:p>
          </text:list-item>
        </text:list>
        <text:p text:style-name="Standard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Standard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Standard"><text:span text:style-name="T18">Для начала, определим</text:span><text:span text:style-name="T16"> множество портфелей, удовлетворяющих первому условию теорем</text:span><text:span text:style-name="T18">ы</text:span><text:span text:style-name="T16"> об эффективном </text:span><text:span text:style-name="T18">множестве, </text:span><text:span text:style-name="T19">а именно</text:span><text:span text:style-name="T18"> являющиеся портфелями с </text:span><text:span text:style-name="T151">максимальной доходностью.</text:span><text:span text:style-name="T18"> </text:span><text:span text:style-name="T20">Принимая во внимание, </text:span><text:span text:style-name="T19">что на рисунке </text:span><text:span text:style-name="T77">2</text:span><text:span text:style-name="T19">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9"><draw:frame draw:style-name="fr8" draw:name="Object24" text:anchor-type="as-char" svg:y="-0.377cm" svg:width="0.443cm" svg:height="0.469cm" draw:z-index="101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. Это объясняется тем, что если провести горизонтальную линию, проходящую через </text:span><text:span text:style-name="T19"><draw:frame draw:style-name="fr8" draw:name="Object26" text:anchor-type="as-char" svg:y="-0.377cm" svg:width="0.443cm" svg:height="0.469cm" draw:z-index="10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, то ни одна из точек достижимого множества не будет лежать выше горизонтальной прямой, проходящей через </text:span><text:span text:style-name="T19"><draw:frame draw:style-name="fr8" draw:name="Object25" text:anchor-type="as-char" svg:y="-0.377cm" svg:width="0.443cm" svg:height="0.469cm" draw:z-index="104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, </text:span><text:span text:style-name="T20">т. е. </text:span><text:span text:style-name="T19">не существует портфел</text:span><text:span text:style-name="T21">я</text:span><text:span text:style-name="T19">, </text:span><text:span text:style-name="T20">име</text:span><text:span text:style-name="T19">ющ</text:span><text:span text:style-name="T21">его</text:span><text:span text:style-name="T20"> </text:span><text:span text:style-name="T22">больш</text:span><text:span text:style-name="T19">ую доходность</text:span><text:span text:style-name="T20">, </text:span><text:span text:style-name="T21">чем </text:span><text:span text:style-name="T21"><draw:frame draw:style-name="fr8" draw:name="Object27" text:anchor-type="as-char" svg:y="-0.377cm" svg:width="0.443cm" svg:height="0.469cm" draw:z-index="109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. Аналогично, не существует портфеля, обеспечивающего меньшую ожидаемую доходность, чем портфель </text:span><text:span text:style-name="T21"><draw:frame draw:style-name="fr8" draw:name="Object28" text:anchor-type="as-char" svg:y="-0.377cm" svg:width="0.519cm" svg:height="0.469cm" draw:z-index="110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1">, потому что ни одна из точек достижимого множества не лежит ниже горизонтальной прямой, проходящей через </text:span><text:span text:style-name="T21"><draw:frame draw:style-name="fr8" draw:name="Object1" text:anchor-type="as-char" svg:y="-0.377cm" svg:width="0.519cm" svg:height="0.469cm" draw:z-index="114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1">. Таким образом, множеством портфелей, обеспечивающих минимальный риск при изменяющемся уровне ожидаемой доходности является часть левой </text:span><text:soft-page-break/><text:span text:style-name="T21">(выпуклой) границы достижимого множества, лежащего между точками </text:span><text:span text:style-name="T21"><draw:frame draw:style-name="fr8" draw:name="Object2" text:anchor-type="as-char" svg:y="-0.377cm" svg:width="0.443cm" svg:height="0.469cm" draw:z-index="115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1"> и </text:span><text:span text:style-name="T21"><draw:frame draw:style-name="fr8" draw:name="Object41" text:anchor-type="as-char" svg:y="-0.377cm" svg:width="0.519cm" svg:height="0.469cm" draw:z-index="11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1">.</text:span></text:p>
        <text:p text:style-name="Standard"><text:span text:style-name="T21">Перейдя ко второму </text:span><text:span text:style-name="T16">условию теорем</text:span><text:span text:style-name="T18">ы</text:span><text:span text:style-name="T16"> об эффективном </text:span><text:span text:style-name="T18">множестве, </text:span><text:span text:style-name="T21">определим </text:span><text:span text:style-name="T18">портфели с </text:span><text:span text:style-name="T151">м</text:span><text:span text:style-name="T152">инимальным риском</text:span><text:span text:style-name="T18">. </text:span><text:span text:style-name="T23">Т.к. с</text:span><text:span text:style-name="T21">тандартные отклонения, являющиеся мерой риска, отложены по горизонтальной шкале, </text:span><text:span text:style-name="T23">и</text:span><text:span text:style-name="T21">з рисунка </text:span><text:span text:style-name="T77">2</text:span><text:span text:style-name="T21"> становится очевидно</text:span><text:span text:style-name="T20">, что </text:span><text:span text:style-name="T1">не существует менее рискового портфеля, чем портфель </text:span><text:span text:style-name="T1"><draw:frame draw:style-name="fr8" draw:name="Object44" text:anchor-type="as-char" svg:y="-0.377cm" svg:width="0.499cm" svg:height="0.469cm" draw:z-index="117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1">потому что не существует точки достижимого множества, лежащей левее </text:span><text:span text:style-name="T21"><draw:frame draw:style-name="fr8" draw:name="Object42" text:anchor-type="as-char" svg:y="-0.377cm" svg:width="0.499cm" svg:height="0.469cm" draw:z-index="119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1">, </text:span><text:span text:style-name="T20">т. е. име</text:span><text:span text:style-name="T21">ющей</text:span><text:span text:style-name="T20"> меньше</text:span><text:span text:style-name="T21">е</text:span><text:span text:style-name="T20"> стандартное отклонение.</text:span></text:p>
        <text:p text:style-name="Standard"><text:span text:style-name="T23">Также</text:span><text:span text:style-name="T1">, не существует более рискового портфеля, чем </text:span><text:span text:style-name="T1"><draw:frame draw:style-name="fr8" draw:name="Object49" text:anchor-type="as-char" svg:y="-0.377cm" svg:width="0.519cm" svg:height="0.469cm" draw:z-index="120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3">так как</text:span><text:span text:style-name="T1"> <text:s/>ни одна точка достижимого множества не леж</text:span><text:span text:style-name="T23">и</text:span><text:span text:style-name="T1">т правее этой точки, </text:span><text:span text:style-name="T20">т. е. </text:span><text:span text:style-name="T19">не существует портфел</text:span><text:span text:style-name="T23">я</text:span><text:span text:style-name="T19">, </text:span><text:span text:style-name="T20">име</text:span><text:span text:style-name="T19">ющ</text:span><text:span text:style-name="T23">его</text:span><text:span text:style-name="T20"> </text:span><text:span text:style-name="T22">большее</text:span><text:span text:style-name="T20"> стандартное отклонение. </text:span></text:p>
        <text:p text:style-name="Standard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draw:frame draw:style-name="fr8" draw:name="Object47" text:anchor-type="as-char" svg:y="-0.377cm" svg:width="0.499cm" svg:height="0.469cm" draw:z-index="121"><draw:object xlink:href="./Object 76" xlink:type="simple" xlink:show="embed" xlink:actuate="onLoad"/><draw:image xlink:href="./ObjectReplacements/Object 76" xlink:type="simple" xlink:show="embed" xlink:actuate="onLoad"/><svg:desc>formula</svg:desc></draw:frame> и <draw:frame draw:style-name="fr8" draw:name="Object52" text:anchor-type="as-char" svg:y="-0.377cm" svg:width="0.443cm" svg:height="0.469cm" draw:z-index="122"><draw:object xlink:href="./Object 77" xlink:type="simple" xlink:show="embed" xlink:actuate="onLoad"/><draw:image xlink:href="./ObjectReplacements/Object 77" xlink:type="simple" xlink:show="embed" xlink:actuate="onLoad"/><svg:desc>formula</svg:desc></draw:frame>.</text:p>
        <text:p text:style-name="Standard"><text:span text:style-name="T24">Принимая во внимание </text:span><text:span text:style-name="T1">оба условия </text:span><text:span text:style-name="T24">теоремы об эффективном множестве, приходим к заключению</text:span><text:span text:style-name="T1">, что </text:span><text:span text:style-name="T24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8" draw:name="Object48" text:anchor-type="as-char" svg:y="-0.377cm" svg:width="0.499cm" svg:height="0.469cm" draw:z-index="123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8" draw:name="Object58" text:anchor-type="as-char" svg:y="-0.377cm" svg:width="0.443cm" svg:height="0.469cm" draw:z-index="124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Standard"><text:span text:style-name="T1">Соответственно, </text:span><text:span text:style-name="T25">л</text:span><text:span text:style-name="T1">ев</text:span><text:span text:style-name="T25">ая</text:span><text:span text:style-name="T1"> границ</text:span><text:span text:style-name="T25">а</text:span><text:span text:style-name="T1"> достижимого множества между точками </text:span><text:span text:style-name="T1"><draw:frame draw:style-name="fr8" draw:name="Object45" text:anchor-type="as-char" svg:y="-0.377cm" svg:width="0.499cm" svg:height="0.469cm" draw:z-index="125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8" draw:name="Object46" text:anchor-type="as-char" svg:y="-0.377cm" svg:width="0.443cm" svg:height="0.469cm" draw:z-index="127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5">и является искомым</text:span><text:span text:style-name="T1"> эффективн</text:span><text:span text:style-name="T25">ым</text:span><text:span text:style-name="T1"> множество</text:span><text:span text:style-name="T25">м</text:span><text:span text:style-name="T1">, и </text:span><text:span text:style-name="T25">именно </text:span><text:span text:style-name="T1">из этого множества эффективных портфелей (</text:span><text:span text:style-name="T149">efficient portfolios</text:span><text:span text:style-name="T1">) инвестор</text:span><text:span text:style-name="T25">у</text:span><text:span text:style-name="T1"> </text:span><text:span text:style-name="T25">необходимо</text:span><text:span text:style-name="T1"> выбирать </text:span><text:span text:style-name="T26">один, являющийся </text:span><text:span text:style-name="T1">оптимальны</text:span><text:span text:style-name="T26">м</text:span><text:span text:style-name="T1"> для </text:span><text:span text:style-name="T26">данного инвестора</text:span><text:span text:style-name="T1">. Все остальные портфели, </text:span><text:span text:style-name="T25">лежащие вне эффективного множества,</text:span><text:span text:style-name="T1"> являются неэффективными портфелями (</text:span><text:span text:style-name="T149">inefficient portfolios</text:span><text:span text:style-name="T1">), </text:span><text:span text:style-name="T25">и </text:span><text:span text:style-name="T71">инвестору</text:span><text:span text:style-name="T1"> </text:span><text:span text:style-name="T71">следует их</text:span><text:span text:style-name="T1"> игнорировать.</text:span></text:p>
        <text:h text:style-name="P159" text:outline-level="3"><text:soft-page-break/>2.<text:span text:style-name="T391">2</text:span>.<text:span text:style-name="T399">3</text:span>. Выбор оптимального портфеля</text:h>
        <text:p text:style-name="P65"><text:span text:style-name="T1">Важным понятием при выборе оптимального портфеля являются кривые безразличия. </text:span><text:span text:style-name="T149">Кривые безразличия </text:span><text:span text:style-name="T1">(indifference curves) представляют собой множество всевозможных комбинаций благ, имеющих для потребителя одинаковую полезность и по отношению к выбору которых он безразличен. В простейшем двумерном случае кривую безразличия часто изображают на плоскости в виде выпуклой линии [26].</text:span></text:p>
        <text:p text:style-name="P66"><text:span text:style-name="T1">Процесс выбор</text:span><text:span text:style-name="T27">а</text:span><text:span text:style-name="T1"> оптимального портфеля (optimal portfolio) </text:span><text:span text:style-name="T28">из</text:span><text:span text:style-name="T1"> </text:span><text:span text:style-name="T28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8">безразличия </text:span><text:span text:style-name="T1">касается эффективного множества</text:span><text:span text:style-name="T72">»[4, стр.197]</text:span><text:span text:style-name="T1">. Как видно </text:span><text:span text:style-name="T72">из</text:span><text:span text:style-name="T1"> рисунк</text:span><text:span text:style-name="T72">а</text:span><text:span text:style-name="T1"> </text:span><text:span text:style-name="T77">3</text:span><text:span text:style-name="T1">, таким портфелем является портфель </text:span><draw:frame draw:style-name="fr8" draw:name="Object59" text:anchor-type="as-char" svg:y="-0.377cm" svg:width="0.646cm" svg:height="0.533cm" draw:z-index="128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8" draw:name="Object60" text:anchor-type="as-char" svg:y="-0.377cm" svg:width="0.531cm" svg:height="0.533cm" draw:z-index="129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Image"><draw:frame draw:style-name="fr3" draw:name="Image4" text:anchor-type="char" svg:y="0.284cm" svg:width="16.974cm" svg:height="8.373cm" draw:z-index="1"><draw:image xlink:href="Pictures/1000020100000352000001A4398AEF52BA9C1736.png" xlink:type="simple" xlink:show="embed" xlink:actuate="onLoad"/></draw:frame><text:span text:style-name="T1">Рисунок </text:span><text:span text:style-name="T76">3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8" draw:name="Object61" text:anchor-type="as-char" svg:y="-0.377cm" svg:width="0.529cm" svg:height="0.533cm" draw:z-index="130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8" draw:name="Object62" text:anchor-type="as-char" svg:y="-0.437cm" svg:width="0.706cm" svg:height="0.593cm" draw:z-index="131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10"/>
        <text:p text:style-name="P66"><text:soft-page-break/><text:span text:style-name="T27">Очевидно</text:span><text:span text:style-name="T1">, что инвестор предпочел бы </text:span><text:span text:style-name="T27">некий </text:span><text:span text:style-name="T1">портфель, находящийся на кривой </text:span><text:span text:style-name="T1"><draw:frame draw:style-name="fr8" draw:name="Object63" text:anchor-type="as-char" svg:y="-0.437cm" svg:width="0.706cm" svg:height="0.593cm" draw:z-index="133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7">как более доходный, однако</text:span><text:span text:style-name="T1"> такого портфеля </text:span><text:span text:style-name="T27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66"><text:span text:style-name="T27">Каждый инвестор имеет свой набор кривых безразличия. К примеру, кривые безразличия и</text:span><text:span text:style-name="T1">нвестор</text:span><text:span text:style-name="T27">а</text:span><text:span text:style-name="T1"> с низкой степенью избегания риска буд</text:span><text:span text:style-name="T27">у</text:span><text:span text:style-name="T1">т <text:s/></text:span><text:span text:style-name="T27">находиться левее и ниже </text:span><text:span text:style-name="T1">кривых безразличия инвестора </text:span><text:span text:style-name="T27">с </text:span><text:span text:style-name="T1">высокой степенью избегания риска. На рисунке </text:span><text:span text:style-name="T77">4</text:span><text:span text:style-name="T1"> </text:span><text:span text:style-name="T29">кривые безразличия такого инвестора <text:s/>имеют синий цвет, <text:s/>и оптимальным </text:span><text:span text:style-name="T1">портфелем </text:span><text:span text:style-name="T29">для этого инвестора </text:span><text:span text:style-name="T1">является портфель </text:span><text:span text:style-name="T1"><draw:frame draw:style-name="fr8" draw:name="Object50" text:anchor-type="as-char" svg:y="-0.377cm" svg:width="0.646cm" svg:height="0.533cm" draw:z-index="137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8" draw:name="Object65" text:anchor-type="as-char" svg:y="-0.377cm" svg:width="0.531cm" svg:height="0.533cm" draw:z-index="138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8" draw:name="Object64" text:anchor-type="as-char" svg:y="-0.437cm" svg:width="0.706cm" svg:height="0.593cm" draw:z-index="139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29">является</text:span><text:span text:style-name="T1"> предпочтительн</text:span><text:span text:style-name="T29">ей</text:span><text:span text:style-name="T1"> для инвестора, </text:span><text:span text:style-name="T30">однако эта</text:span><text:span text:style-name="T1"> кривая не касается </text:span><text:span text:style-name="T29">достижимого</text:span><text:span text:style-name="T1"> множества). </text:span></text:p>
        <text:p text:style-name="Image"><draw:frame draw:style-name="fr3" draw:name="Image22" text:anchor-type="char" svg:y="0.284cm" svg:width="16.974cm" svg:height="8.373cm" draw:z-index="2"><draw:image xlink:href="Pictures/1000020100000352000001A4469B4AC92E0A3BD7.png" xlink:type="simple" xlink:show="embed" xlink:actuate="onLoad"/></draw:frame><text:span text:style-name="T1">Рисунок </text:span><text:span text:style-name="T76">4</text:span><text:span text:style-name="T31">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8" draw:name="Object67" text:anchor-type="as-char" svg:y="-0.377cm" svg:width="0.531cm" svg:height="0.533cm" draw:z-index="140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8" draw:name="Object68" text:anchor-type="as-char" svg:y="-0.437cm" svg:width="0.706cm" svg:height="0.593cm" draw:z-index="141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9"/>
        <text:h text:style-name="P159" text:outline-level="3"><text:soft-page-break/>2.<text:span text:style-name="T400">2</text:span>.<text:span text:style-name="T400">4</text:span>. Рыночная модель</text:h>
        <text:p text:style-name="P14"><text:span text:style-name="T401">Важным понятием при формировании портфеля является диверсификация, которая рассматривается в ранках рыночной модели (</text:span><text:span text:style-name="T246">market model</text:span><text:span text:style-name="T401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ext:p text:style-name="P14"><draw:frame draw:style-name="fr8" draw:name="Object69" text:anchor-type="as-char" svg:y="-0.377cm" svg:width="3.002cm" svg:height="0.533cm" draw:z-index="142"><draw:object xlink:href="./Object 92" xlink:type="simple" xlink:show="embed" xlink:actuate="onLoad"/><draw:image xlink:href="./ObjectReplacements/Object 92" xlink:type="simple" xlink:show="embed" xlink:actuate="onLoad"/><svg:desc>formula</svg:desc></draw:frame>, где <draw:frame draw:style-name="fr8" draw:name="Object70" text:anchor-type="as-char" svg:y="-0.377cm" svg:width="0.467cm" svg:height="0.533cm" draw:z-index="143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8" draw:name="Object71" text:anchor-type="as-char" svg:y="-0.377cm" svg:width="0.326cm" svg:height="0.469cm" draw:z-index="144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402">владения</text:span>; <draw:frame draw:style-name="fr8" draw:name="Object72" text:anchor-type="as-char" svg:y="-0.377cm" svg:width="0.512cm" svg:height="0.533cm" draw:z-index="145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402">ого</text:span> индекс<text:span text:style-name="T402">а</text:span> за тот же период; <draw:frame draw:style-name="fr8" draw:name="Object73" text:anchor-type="as-char" svg:y="-0.215cm" svg:width="0.661cm" svg:height="0.37cm" draw:z-index="146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 <draw:frame draw:style-name="fr8" draw:name="Object74" text:anchor-type="as-char" svg:y="-0.312cm" svg:width="0.61cm" svg:height="0.466cm" draw:z-index="147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8" draw:name="Object75" text:anchor-type="as-char" svg:y="-0.219cm" svg:width="0.584cm" svg:height="0.372cm" draw:z-index="148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Standard"><text:span text:style-name="T119">К</text:span><text:span text:style-name="T89"> пример</text:span><text:span text:style-name="T119">у, в случае</text:span><text:span text:style-name="T89"> рассмотрим акци</text:span><text:span text:style-name="T119">и компании</text:span><text:span text:style-name="T89"> A, для которых</text:span><text:span text:style-name="T89"><draw:frame draw:style-name="fr8" draw:name="Object76" text:anchor-type="as-char" svg:y="-0.377cm" svg:width="1.635cm" svg:height="0.533cm" draw:z-index="52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89">, </text:span><text:span text:style-name="T89"><draw:frame draw:style-name="fr8" draw:name="Object77" text:anchor-type="as-char" svg:y="-0.377cm" svg:width="1.505cm" svg:height="0.533cm" draw:z-index="5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9">. Это означает, что для акции А рыночная модель будет выглядеть следующим образом:</text:span></text:p>
        <text:p text:style-name="Standard"><draw:frame draw:style-name="fr8" draw:name="Object78" text:anchor-type="as-char" svg:y="-0.377cm" svg:width="3.653cm" svg:height="0.533cm" draw:z-index="5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Standard"><text:span text:style-name="T89">Таким образом, если рыночный индекс имеет доходность 10%, то ожидаемая доходность ценной бумаги состав</text:span><text:span text:style-name="T119">и</text:span><text:span text:style-name="T89">т </text:span><text:span text:style-name="T89"><draw:frame draw:style-name="fr8" draw:name="Object79" text:anchor-type="as-char" svg:y="-0.377cm" svg:width="3.263cm" svg:height="0.469cm" draw:z-index="56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89">. Если же доходность рыночного индекса равняется -5%, то доходность ценной бумаги А ожидается равной </text:span><text:span text:style-name="T89"><draw:frame draw:style-name="fr8" draw:name="Object80" text:anchor-type="as-char" svg:y="-0.386cm" svg:width="3.956cm" svg:height="0.51cm" draw:z-index="57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89">.</text:span></text:p>
        <text:p text:style-name="Standard">«Член уравнения <draw:frame draw:style-name="fr8" draw:name="Object81" text:anchor-type="as-char" svg:y="-0.219cm" svg:width="0.584cm" svg:height="0.372cm" draw:z-index="58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403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8" draw:name="Object82" text:anchor-type="as-char" svg:y="-0.226cm" svg:width="0.748cm" svg:height="0.379cm" draw:z-index="80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403">[4, стр.210]</text:span>.</text:p>
        <text:p text:style-name="Standard">Формально рыночная модель утверждает, что «неожиданная» доходность любой ценной бумаги пропорциональна неожиданной <text:soft-page-break/>дополнительной доходности фондового рынка плюс некоторая индивидуальная непредвиденная доходность компаний [2].</text:p>
        <text:p text:style-name="Standard">Исходя из рыночной модели, общий риск ценной бумаги <draw:frame draw:style-name="fr8" draw:name="Object83" text:anchor-type="as-char" svg:y="-0.377cm" svg:width="0.326cm" svg:height="0.469cm" draw:z-index="81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8" draw:name="Object84" text:anchor-type="as-char" svg:y="-0.437cm" svg:width="0.686cm" svg:height="0.593cm" draw:z-index="82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404">[4]</text:span>:</text:p>
        <text:list xml:id="list328162833656838699" text:style-name="WW8Num8">
          <text:list-item>
            <text:p text:style-name="P136">систематический <text:s/><text:span text:style-name="T405">(или </text:span>рыночный) риск (market risk)</text:p>
          </text:list-item>
          <text:list-item>
            <text:p text:style-name="P136">несистематический <text:span text:style-name="T406">(собственный) </text:span>риск (unique risk)</text:p>
          </text:list-item>
        </text:list>
        <text:p text:style-name="Standard">Таким образом, <text:span text:style-name="T404">дисперсия</text:span> <draw:frame draw:style-name="fr8" draw:name="Object85" text:anchor-type="as-char" svg:y="-0.437cm" svg:width="0.686cm" svg:height="0.593cm" draw:z-index="83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404">ценной бумаги равна </text:span><draw:frame draw:style-name="fr8" draw:name="Object86" text:anchor-type="as-char" svg:y="-0.437cm" svg:width="3.064cm" svg:height="0.593cm" draw:z-index="84"><draw:object xlink:href="./Object 109" xlink:type="simple" xlink:show="embed" xlink:actuate="onLoad"/><draw:image xlink:href="./ObjectReplacements/Object 109" xlink:type="simple" xlink:show="embed" xlink:actuate="onLoad"/><svg:desc>formula</svg:desc></draw:frame>, где <draw:frame draw:style-name="fr8" draw:name="Object87" text:anchor-type="as-char" svg:y="-0.437cm" svg:width="0.686cm" svg:height="0.593cm" draw:z-index="85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407">ого</text:span> индекс<text:span text:style-name="T407">а</text:span>, <draw:frame draw:style-name="fr8" draw:name="Object88" text:anchor-type="as-char" svg:y="-0.437cm" svg:width="1.311cm" svg:height="0.593cm" draw:z-index="86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8" draw:name="Object89" text:anchor-type="as-char" svg:y="-0.377cm" svg:width="0.326cm" svg:height="0.469cm" draw:z-index="91"><draw:object xlink:href="./Object 113" xlink:type="simple" xlink:show="embed" xlink:actuate="onLoad"/><draw:image xlink:href="./ObjectReplacements/Object 113" xlink:type="simple" xlink:show="embed" xlink:actuate="onLoad"/><svg:desc>formula</svg:desc></draw:frame>, а <draw:frame draw:style-name="fr8" draw:name="Object90" text:anchor-type="as-char" svg:y="-0.437cm" svg:width="0.833cm" svg:height="0.593cm" draw:z-index="92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8" draw:name="Object93" text:anchor-type="as-char" svg:y="-0.377cm" svg:width="0.326cm" svg:height="0.469cm" draw:z-index="97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8" draw:name="Object94" text:anchor-type="as-char" svg:y="-0.219cm" svg:width="0.584cm" svg:height="0.372cm" draw:z-index="103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159" text:outline-level="3"><text:span text:style-name="T408">2.2.6. </text:span>Общий риск и доходность портфеля</text:h>
        <text:p text:style-name="Standard"><text:span text:style-name="T409">Как уже упоминалось ранее, д</text:span>оходность<text:span text:style-name="T259"> портфеля может быть вычислена следующим образом:</text:span></text:p>
        <text:p text:style-name="Standard"><draw:frame draw:style-name="fr8" draw:name="Object112" text:anchor-type="as-char" svg:y="-0.713cm" svg:width="2.178cm" svg:height="1.139cm" draw:z-index="132"><draw:object xlink:href="./Object 119" xlink:type="simple" xlink:show="embed" xlink:actuate="onLoad"/><draw:image xlink:href="./ObjectReplacements/Object 119" xlink:type="simple" xlink:show="embed" xlink:actuate="onLoad"/><svg:desc>formula</svg:desc></draw:frame>, <text:span text:style-name="T259">где </text:span><text:span text:style-name="T259"><draw:frame draw:style-name="fr8" draw:name="Object113" text:anchor-type="as-char" svg:y="-0.377cm" svg:width="0.326cm" svg:height="0.469cm" draw:z-index="149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259"> - ценная бумага, входящая в портфель; </text:span><text:span text:style-name="T259"><draw:frame draw:style-name="fr8" draw:name="Object116" text:anchor-type="as-char" svg:y="-0.377cm" svg:width="0.549cm" svg:height="0.469cm" draw:z-index="150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259"> - количество бумаг в портфеле; </text:span><text:span text:style-name="T259"><draw:frame draw:style-name="fr8" draw:name="Object117" text:anchor-type="as-char" svg:y="-0.377cm" svg:width="0.605cm" svg:height="0.533cm" draw:z-index="151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259"> - доля ценной бумаги в портфеле; </text:span><text:span text:style-name="T259"><draw:frame draw:style-name="fr8" draw:name="Object118" text:anchor-type="as-char" svg:y="-0.377cm" svg:width="0.467cm" svg:height="0.533cm" draw:z-index="152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259"> - доходность отдельной ценной бумаги. </text:span></text:p>
        <text:p text:style-name="Standard">По<text:span text:style-name="T500">д</text:span>ставив в уравнение доходности уравнение рыночной модели, получим:</text:p>
        <text:p text:style-name="Standard"><draw:frame draw:style-name="fr8" draw:name="Object119" text:anchor-type="as-char" svg:y="-0.713cm" svg:width="13.286cm" svg:height="1.139cm" draw:z-index="153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<text:p text:style-name="Standard">Данное уравнение показывает, что <draw:frame draw:style-name="fr8" draw:name="Object120" text:anchor-type="as-char" svg:y="-0.215cm" svg:width="0.744cm" svg:height="0.37cm" draw:z-index="154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8" draw:name="Object121" text:anchor-type="as-char" svg:y="-0.312cm" svg:width="0.693cm" svg:height="0.466cm" draw:z-index="155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60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60"><draw:frame draw:style-name="fr8" draw:name="Object122" text:anchor-type="as-char" svg:y="-0.219cm" svg:width="0.667cm" svg:height="0.372cm" draw:z-index="156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60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</text:span><text:soft-page-break/><text:span text:style-name="T260">рыночных моделей отдельных ценных бумаг»[4, стр.214], входящих в этот портфель.</text:span></text:p>
        <text:p text:style-name="Standard">Также из этого уравнения следует, что общий риск портфеля, измеряемый дисперсией его доходности <draw:frame draw:style-name="fr8" draw:name="Object3" text:anchor-type="as-char" svg:y="-0.437cm" svg:width="0.769cm" svg:height="0.593cm" draw:z-index="157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410">может быть </text:span>выраже<text:span text:style-name="T410">н</text:span> следующим образом:</text:p>
        <text:p text:style-name="Standard"><draw:frame draw:style-name="fr8" draw:name="Object124" text:anchor-type="as-char" svg:y="-0.437cm" svg:width="2.937cm" svg:height="0.593cm" draw:z-index="158"><draw:object xlink:href="./Object 138" xlink:type="simple" xlink:show="embed" xlink:actuate="onLoad"/><draw:image xlink:href="./ObjectReplacements/Object 138" xlink:type="simple" xlink:show="embed" xlink:actuate="onLoad"/><svg:desc>formula</svg:desc></draw:frame>, где <draw:frame draw:style-name="fr8" draw:name="Object125" text:anchor-type="as-char" svg:y="-0.799cm" svg:width="2.715cm" svg:height="1.226cm" draw:z-index="159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Standard"><text:span text:style-name="T501">Сделав допущение, что</text:span> случайные отклонения доходност<text:span text:style-name="T411">ей</text:span> ценных бумаг, <text:span text:style-name="T501">входящих в портфель,</text:span> некореллированы, получим:</text:p>
        <text:p text:style-name="Standard"><draw:frame draw:style-name="fr8" draw:name="Object126" text:anchor-type="as-char" svg:y="-0.799cm" svg:width="2.96cm" svg:height="1.226cm" draw:z-index="46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<text:p text:style-name="Standard">Из этого уравнения следует, что в рамках рыночной модели, <text:span text:style-name="T412">общий риск портфеля состоит из двух </text:span>частей<text:span text:style-name="T412">, аналогичным двум </text:span>частям<text:span text:style-name="T412"> общего риска отдельных ценных бумаг. Эти компоненты также носят название </text:span>систематического (<text:span text:style-name="T412">рыночного</text:span>)<text:span text:style-name="T412"> риска </text:span><text:span text:style-name="T412"><draw:frame draw:style-name="fr8" draw:name="Object127" text:anchor-type="as-char" svg:y="-0.437cm" svg:width="1.147cm" svg:height="0.593cm" draw:z-index="93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12"> и </text:span>несистематического (<text:span text:style-name="T412">собственного</text:span>)<text:span text:style-name="T412"> риска </text:span><text:span text:style-name="T412"><draw:frame draw:style-name="fr8" draw:name="Object128" text:anchor-type="as-char" svg:y="-0.437cm" svg:width="0.787cm" svg:height="0.593cm" draw:z-index="95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12"> портфеля.</text:span></text:p>
        <text:h text:style-name="P162" text:outline-level="3"><text:span text:style-name="T413">2.2.7. Рыночный <text:s/>и с</text:span>обственный риск портфеля</text:h>
        <text:p text:style-name="Standard">Рыночный риск портфеля <draw:frame draw:style-name="fr8" draw:name="Object39" text:anchor-type="as-char" svg:y="-0.437cm" svg:width="1.147cm" svg:height="0.593cm" draw:z-index="105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8" draw:name="Object129" text:anchor-type="as-char" svg:y="-0.799cm" svg:width="2.715cm" svg:height="1.226cm" draw:z-index="106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502">рыночной модели </text:span><draw:frame draw:style-name="fr8" draw:name="Object40" text:anchor-type="as-char" svg:y="-0.437cm" svg:width="2.937cm" svg:height="0.593cm" draw:z-index="107"><draw:object xlink:href="./Object 105" xlink:type="simple" xlink:show="embed" xlink:actuate="onLoad"/><draw:image xlink:href="./ObjectReplacements/Object 105" xlink:type="simple" xlink:show="embed" xlink:actuate="onLoad"/><svg:desc>formula</svg:desc></draw:frame> обладает важным свойством — чем больше значение <draw:frame draw:style-name="fr8" draw:name="Object131" text:anchor-type="as-char" svg:y="-0.377cm" svg:width="0.549cm" svg:height="0.469cm" draw:z-index="108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8" draw:name="Object130" text:anchor-type="as-char" svg:y="-0.437cm" svg:width="0.693cm" svg:height="0.593cm" draw:z-index="118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8" draw:name="Object132" text:anchor-type="as-char" svg:y="-0.312cm" svg:width="0.61cm" svg:height="0.466cm" draw:z-index="126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Standard"><text:span text:style-name="T247">С</text:span><text:span text:style-name="T237">обственный риск портфеля </text:span><text:span text:style-name="T237"><draw:frame draw:style-name="fr8" draw:name="Object53" text:anchor-type="as-char" svg:y="-0.799cm" svg:width="2.96cm" svg:height="1.226cm" draw:z-index="134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37"> в уравнении рыночной модели </text:span><text:span text:style-name="T237"><draw:frame draw:style-name="fr8" draw:name="Object51" text:anchor-type="as-char" svg:y="-0.437cm" svg:width="2.937cm" svg:height="0.593cm" draw:z-index="135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237"> имеет другое свойство — при увеличении количества бумаг, входящих в портфель, коэффициент </text:span><text:span text:style-name="T237"><draw:frame draw:style-name="fr8" draw:name="Object54" text:anchor-type="as-char" svg:y="-0.437cm" svg:width="0.787cm" svg:height="0.593cm" draw:z-index="136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37"> стремительно уменьшается. </text:span><text:soft-page-break/><text:span text:style-name="T237">Другими словами, диверсификация уменьшает собственный риск, и, следовательно, общий риск портфеля.</text:span></text:p>
        <text:p text:style-name="P46"/>
        <text:h text:style-name="P166" text:outline-level="2"><text:bookmark-start text:name="__RefHeading___Toc2454_99562824"/>2.3. <text:span text:style-name="T414">Стратегии </text:span>управлени<text:span text:style-name="T414">я портфелем</text:span> и оценка эффективности<text:bookmark-end text:name="__RefHeading___Toc2454_99562824"/></text:h>
        <text:h text:style-name="P159" text:outline-level="3"><text:span text:style-name="T414">2.3.1. Стратегии </text:span>управлени<text:span text:style-name="T414">я</text:span> инвестиционным портфелем</text:h>
        <text:p text:style-name="Standard"><text:span text:style-name="T89">Выделяют две </text:span><text:span text:style-name="T134">основные </text:span><text:span text:style-name="T89">стратегии управления </text:span><text:span text:style-name="T120">инвестициями</text:span><text:span text:style-name="T89"> — пассивную и активную</text:span><text:span text:style-name="T134">.</text:span><text:span text:style-name="T89"> </text:span></text:p>
        <text:p text:style-name="Standard"><text:span text:style-name="T150">Пассивное управление</text:span><text:span text:style-name="T32"> предполагает владение </text:span><text:span text:style-name="T89">диверсифицированным </text:span><text:span text:style-name="T121">инвестиционным</text:span><text:span text:style-name="T89"> портфел</text:span><text:span text:style-name="T121">е</text:span><text:span text:style-name="T89">м, </text:span><text:span text:style-name="T121">который не требует частого пересмотра. «</text:span><text:span text:style-name="T184">При таком подходе оптимальной стратегией </text:span><text:span text:style-name="T185">зачастую</text:span><text:span text:style-name="T184"> </text:span><text:span text:style-name="T185">является </text:span><text:span text:style-name="T184">следование рыночным индексам (взвешенным по капитализации, таким, как S&amp;P500</text:span><text:span text:style-name="T185"> </text:span><text:span text:style-name="T184">или РТС). При пассивном управлении не требу</text:span><text:span text:style-name="T185">ю</text:span><text:span text:style-name="T184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185">значительно </text:span><text:span text:style-name="T184">меньше, чем при активном управлении, что дает экономию на транзакционных издержках</text:span><text:span text:style-name="T186">»</text:span><text:span text:style-name="T184"> </text:span><text:span text:style-name="T189">[1, стр.294]</text:span><text:span text:style-name="T190">.</text:span></text:p>
        <text:p text:style-name="Standard">«<text:span text:style-name="T229">Активное управление</text:span> — это попытка повысить эффективность портфеля путем <text:span text:style-name="T415">добавления в него</text:span> недооцененных рынком ценных бумаг <text:span text:style-name="T415">(с помощью фундаментального анализа)</text:span>, <text:s/><text:span text:style-name="T415">а также</text:span> посредством выбора времени для сделок с широкими классами активов, когда фондовый рынок имеет тенденцию к повышению»<text:span text:style-name="T509">[2, стр.15]</text:span></text:p>
        <text:p text:style-name="Standard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282">Для первичного ориентирования целесообразно иметь в виду следующие моменты:</text:span></text:p>
        <text:list xml:id="list7690622941637819755" text:style-name="L7">
          <text:list-item>
            <text:p text:style-name="P120">Портфели ценных бумаг всех инвесторов, взятые в совокупности, образую<text:span text:style-name="T284">т</text:span> рыночный портфель, <text:span text:style-name="T283">поэтому средняя доходность портфелей будет равна доходности рынка, что является игрой с нулевой суммой <text:s text:c="2"/></text:span><text:soft-page-break/><text:span text:style-name="T283"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121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285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122">Универсальное свойство рыночного портфеля получено в предположении, что инвестиционный горизонт всех инвесторов одинаков. <text:span text:style-name="T286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123">Проводя анализ отдельных <text:span text:style-name="T416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287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508">[1, стр. 294]</text:span></text:p>
            <text:p text:style-name="P123"><text:soft-page-break/></text:p>
          </text:list-item>
        </text:list>
        <text:h text:style-name="P159" text:outline-level="3"><text:span text:style-name="T417">2.3.2. </text:span>Оценка эффективности управления инвестициями</text:h>
        <text:p text:style-name="Standard">«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279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18">коэффициент </text:span>P/E <text:span text:style-name="T278">(price/earnings ratio) </text:span>и т. п. <text:span text:style-name="T278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.</text:span></text:p>
        <text:p text:style-name="Standard">Совокупность <text:span text:style-name="T280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Standard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7143449556438046585" text:style-name="L8">
          <text:list-item>
            <text:p text:style-name="P124">индекс фондового рынка ММВБ</text:p>
          </text:list-item>
          <text:list-item>
            <text:p text:style-name="P124"><text:soft-page-break/>индекс РТС RTSI (отличается от индекса ММВБ тем, что рассчитывается в долларах США)</text:p>
          </text:list-item>
          <text:list-item>
            <text:p text:style-name="P124">отраслевые индексы ММВБ: MICEX O&amp;G (нефтегазовая отрасль), MICEX PWR (энергетический сектор), <text:span text:style-name="T281">MICEX TLC 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125">капитализированные индексы ММВБ: MICEX LC (компании высокой капитализации), MICEX MC (стандартной капитализации), MICEX SC (базовой капитализации).»<text:span text:style-name="T510">[1, стр.295]</text:span></text:p>
          </text:list-item>
        </text:list>
        <text:p text:style-name="P5">Среди международных индексов стоит выделить следующие <text:span text:style-name="T289">[2]</text:span>:</text:p>
        <text:list xml:id="list8056231766273639403" text:style-name="L9">
          <text:list-item>
            <text:p text:style-name="P126">индекс Доу-Джонса <text:span text:style-name="T288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126">индекс S&amp;P500<text:span text:style-name="T289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127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127">немецкий DAX, <text:span text:style-name="T290">являющийся средневзвешенным индексом 30 крупнейших компаний Германии</text:span></text:p>
          </text:list-item>
          <text:list-item>
            <text:p text:style-name="P127">японский Nikkei,<text:span text:style-name="T291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128">Примерами <text:span text:style-name="T419">пассивно управляемых </text:span>эталонных портфелей могут служить индекс S&amp;P500 <text:span text:style-name="T420">(символ </text:span><text:span text:style-name="T234">^GSPC</text:span><text:span text:style-name="T420"> на Нью-Йоркской фондовой бирже) </text:span>и торгуемый фонд ETF SPDR S&amp;P500 <text:span text:style-name="T420">(символ </text:span><text:span text:style-name="T234">SPY</text:span><text:span text:style-name="T420">), построенный на базе </text:span><text:soft-page-break/><text:span text:style-name="T420">индекса S&amp;P500</text:span>. <text:span text:style-name="T511">Показатели доходности этих эталонных портфелей приведены в таблице 4 и в графике на рисунке 5.</text:span></text:p>
        <text:p text:style-name="Image"><draw:frame draw:style-name="fr4" draw:name="Image2" text:anchor-type="char" svg:width="16.499cm" svg:height="7.565cm" draw:z-index="170"><draw:image xlink:href="Pictures/100002010000051800000256ED70E570DAC628CB.png" xlink:type="simple" xlink:show="embed" xlink:actuate="onLoad"/></draw:frame>Р<text:span text:style-name="T420">исунок 5 — доходности индекса S&amp;P500 (синий) и торгуемого фонда ETF SPDR S&amp;P500 (красный) за 2012-2015 годы. Котировки нормированы но индексу S&amp;P500</text:span></text:p>
        <text:p text:style-name="P48">Из графика видно, что торгуемый фонд SPDR S&amp;P500 в целом повторяет динамику индекса, на котором он строится, однако является в среднем на несколько процентов в год более прибыльным, чем «чистый» индекс S&amp;P500. <text:span text:style-name="T511">Это можно объяснить тем, что в случае торгуемого фонда <text:s/>SPDR S&amp;P500, происходит оптимизация портфеля и совершается изменение удельных весов входящих в портфель бумаг, а не производится прямое следование индексу S&amp;P500.</text:span></text:p>
        <text:p text:style-name="P192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Image">Год</text:p>
            </table:table-cell>
            <table:table-cell table:style-name="Table7.A1" office:value-type="string">
              <text:p text:style-name="Image">Фонд (индекс)</text:p>
            </table:table-cell>
            <table:table-cell table:style-name="Table7.A1" office:value-type="string">
              <text:p text:style-name="Image">Цена на начало периода владения</text:p>
            </table:table-cell>
            <table:table-cell table:style-name="Table7.A1" office:value-type="string">
              <text:p text:style-name="Image">Цена в конце периода владения</text:p>
            </table:table-cell>
            <table:table-cell table:style-name="Table7.E1" office:value-type="string">
              <text:p text:style-name="Image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Image">2013</text:p>
            </table:table-cell>
            <table:table-cell table:style-name="Table7.B2" office:value-type="string">
              <text:p text:style-name="Image">S&amp;P500</text:p>
            </table:table-cell>
            <table:table-cell table:style-name="Table7.C2" office:value-type="string">
              <text:p text:style-name="Image">1462.42</text:p>
            </table:table-cell>
            <table:table-cell table:style-name="Table7.D2" office:value-type="string">
              <text:p text:style-name="Image">1848.36</text:p>
            </table:table-cell>
            <table:table-cell table:style-name="Table7.E2" office:value-type="string">
              <text:p text:style-name="Image">+26.4</text:p>
            </table:table-cell>
          </table:table-row>
          <table:table-row>
            <table:covered-table-cell/>
            <table:table-cell table:style-name="Table7.B3" office:value-type="string">
              <text:p text:style-name="Image">ETF SPDR S&amp;P500</text:p>
            </table:table-cell>
            <table:table-cell table:style-name="Table7.C3" office:value-type="string">
              <text:p text:style-name="Image">137.59</text:p>
            </table:table-cell>
            <table:table-cell table:style-name="Table7.D3" office:value-type="string">
              <text:p text:style-name="Image">177.49</text:p>
            </table:table-cell>
            <table:table-cell table:style-name="Table7.E3" office:value-type="string">
              <text:p text:style-name="Image">+29.0</text:p>
            </table:table-cell>
          </table:table-row>
          <table:table-row>
            <table:table-cell table:style-name="Table7.A5" table:number-rows-spanned="2" office:value-type="string">
              <text:p text:style-name="Image">2014</text:p>
            </table:table-cell>
            <table:table-cell table:style-name="Table7.B4" office:value-type="string">
              <text:p text:style-name="Image">S&amp;P500</text:p>
            </table:table-cell>
            <table:table-cell table:style-name="Table7.C4" office:value-type="string">
              <text:p text:style-name="Image">1831.98</text:p>
            </table:table-cell>
            <table:table-cell table:style-name="Table7.D4" office:value-type="string">
              <text:p text:style-name="Image">2058.9</text:p>
            </table:table-cell>
            <table:table-cell table:style-name="Table7.E4" office:value-type="string">
              <text:p text:style-name="Image">+12.4</text:p>
            </table:table-cell>
          </table:table-row>
          <table:table-row>
            <table:covered-table-cell/>
            <table:table-cell table:style-name="Table7.B5" office:value-type="string">
              <text:p text:style-name="Image">ETF SPDR S&amp;P500</text:p>
            </table:table-cell>
            <table:table-cell table:style-name="Table7.C5" office:value-type="string">
              <text:p text:style-name="Image">175.79</text:p>
            </table:table-cell>
            <table:table-cell table:style-name="Table7.D5" office:value-type="string">
              <text:p text:style-name="Image">201.38</text:p>
            </table:table-cell>
            <table:table-cell table:style-name="Table7.E5" office:value-type="string">
              <text:p text:style-name="Image">+14.6</text:p>
            </table:table-cell>
          </table:table-row>
          <table:table-row>
            <table:table-cell table:style-name="Table7.A7" table:number-rows-spanned="2" office:value-type="string">
              <text:p text:style-name="Image">2015</text:p>
            </table:table-cell>
            <table:table-cell table:style-name="Table7.B6" office:value-type="string">
              <text:p text:style-name="Image">S&amp;P500</text:p>
            </table:table-cell>
            <table:table-cell table:style-name="Table7.C6" office:value-type="string">
              <text:p text:style-name="Image">2058.2</text:p>
            </table:table-cell>
            <table:table-cell table:style-name="Table7.D6" office:value-type="string">
              <text:p text:style-name="Image">2043.94</text:p>
            </table:table-cell>
            <table:table-cell table:style-name="Table7.E6" office:value-type="string">
              <text:p text:style-name="Image">-<text:span text:style-name="T421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Image">ETF SPDR S&amp;P500</text:p>
            </table:table-cell>
            <table:table-cell table:style-name="Table7.C7" office:value-type="string">
              <text:p text:style-name="Image">201.28</text:p>
            </table:table-cell>
            <table:table-cell table:style-name="Table7.D7" office:value-type="string">
              <text:p text:style-name="Image">203.87</text:p>
            </table:table-cell>
            <table:table-cell table:style-name="Table7.E7" office:value-type="string">
              <text:p text:style-name="Image">+1.3</text:p>
            </table:table-cell>
          </table:table-row>
        </table:table>
        <text:p text:style-name="Image"><text:span text:style-name="T187">Таблица</text:span><text:span text:style-name="T183"> </text:span><text:span text:style-name="T188">4</text:span><text:span text:style-name="T183"> — </text:span><text:span text:style-name="T187"><text:s/></text:span><text:span text:style-name="T183">доходност</text:span><text:span text:style-name="T187">и</text:span><text:span text:style-name="T183"> индекса S&amp;P500 и торгуемого фонда ETF SPDR S&amp;P500 за 2012-2015 годы</text:span></text:p>
        <text:h text:style-name="Heading_20_3" text:outline-level="3"><text:bookmark-start text:name="__RefHeading___Toc2300_99562824"/>Выводы <text:span text:style-name="T422">по главе</text:span><text:bookmark-end text:name="__RefHeading___Toc2300_99562824"/></text:h>
        <text:p text:style-name="Standard">В<text:span text:style-name="T473">о</text:span> второй главе выпускной квалификационной работы <text:s/><text:span text:style-name="T423">рассмотрены основные понятия, связанные с современной теорией формирования портфеля.</text:span></text:p>
        <text:p text:style-name="Standard">В первом разделе главы рассмотрены основные величины связанные с инвестиционным портфелем — <text:span text:style-name="T424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Второ<text:span text:style-name="T425">й</text:span> раздел главы <text:span text:style-name="T425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</text:span><text:soft-page-break/><text:span text:style-name="T425">определения оптимального портфеля с помощью построения кривых безразличия. Также в этом разделе рассмотрено понятие диверсификации, и введено определение рыночной модели, объясняющей значение диверсификации для уменьшения собственного риска портфеля и </text:span><text:span text:style-name="T247"><text:s/>усреднению </text:span><text:span text:style-name="T248">его </text:span><text:span text:style-name="T247">рыночного риска</text:span><text:span text:style-name="T230">.</text:span></text:p>
        <text:p text:style-name="Standard">В третье<text:span text:style-name="T479">м</text:span> разделе главы основное внимание уделено двум основным стратегиям управления инвестициями, <text:span text:style-name="T383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Проведенное <text:span text:style-name="T383">теоретическое </text:span>исследование <text:span text:style-name="T383">современной теории формирования портфеля Марковитца </text:span>и полученные выводы позволяют перейти к <text:span text:style-name="T383">практической реализации системы оптимизации инвестиций, описанной в следующей главе.</text:span></text:p>
        <text:h text:style-name="P154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p text:style-name="Standard"><text:span text:style-name="T227"/></text:p>
        <text:h text:style-name="P169" text:outline-level="2"><text:bookmark-start text:name="__RefHeading___Toc1561_1158609865"/><text:span text:style-name="T445">3.1. </text:span>Особенности системы, используемые алгоритмы и <text:span text:style-name="T429">структуры данных</text:span>.<text:bookmark-end text:name="__RefHeading___Toc1561_1158609865"/></text:h>
        <text:p text:style-name="P92">Для практической реализации системы <text:span text:style-name="T430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2503559988924510228" text:style-name="L10">
          <text:list-item>
            <text:p text:style-name="P142">Высокая скорость разработки, обусловленная простым синтаксисом, и удобной модел<text:span text:style-name="T258">ью</text:span> данных.</text:p>
          </text:list-item>
          <text:list-item>
            <text:p text:style-name="P142">Наличие большого количества библиотек, облегчающих работу с <text:span text:style-name="T519">матрицами и </text:span>данными большого объема — библиотеки NumPy <text:span text:style-name="T492">и</text:span> SciPy.</text:p>
          </text:list-item>
          <text:list-item>
            <text:p text:style-name="P143">Широкий выбор библиотек для работы с финансовыми данными (в первую очередь — Pandas [9]).</text:p>
          </text:list-item>
          <text:list-item>
            <text:p text:style-name="P142">Наличие удобных средств визуализации для отображения графиков различной сложности (библиотека mathplotlib).</text:p>
          </text:list-item>
          <text:list-item>
            <text:p text:style-name="P144">Интерпретируемость и кросс-платформенность — возможность запускать приложения, написанные на языке Python в различных <text:span text:style-name="T519">операционных системах</text:span> (MacOS, Linux, Windows).</text:p>
          </text:list-item>
          <text:list-item>
            <text:p text:style-name="P145">Возможность последующего использования приложения на Python в качестве back-end в веб-приложении.</text:p>
          </text:list-item>
          <text:list-item>
            <text:p text:style-name="P147">Популярность языка python в финансовом секторе, сфере банкинга и инвестиционного менеджмента [10].</text:p>
          </text:list-item>
        </text:list>
        <text:h text:style-name="Heading_20_3" text:outline-level="3"><text:span text:style-name="T513">3.1.1 </text:span>Используемые программные средства</text:h>
        <text:p text:style-name="P98">В качестве среды для запуска разработанного python-приложения была выбрана интерактивная вычислительная платформа I<text:span text:style-name="T520">P</text:span>ython Notebook [27]. Основными преимуществами такой <text:span text:style-name="T521">работы</text:span> приложения являются:</text:p>
        <text:list xml:id="list3913866917500" text:continue-list="list2503559988924510228" text:style-name="L10">
          <text:list-item text:start-value="1">
            <text:p text:style-name="P148"><text:soft-page-break/>Возможность написания и запуска кода в веб-браузере, и поддержка интерпретации только необходимых секций кода</text:p>
          </text:list-item>
          <text:list-item>
            <text:p text:style-name="P146">Возможность использования встроенн<text:span text:style-name="T522">ой</text:span> графики и мультимедиа</text:p>
          </text:list-item>
          <text:list-item>
            <text:p text:style-name="P146">Поддержка <text:span text:style-name="T522">вычислительных </text:span>кластеров и простой доступ к параллелизации вычислений</text:p>
          </text:list-item>
          <text:list-item>
            <text:p text:style-name="P148">Удобное использование математических формул в комментариях</text:p>
          </text:list-item>
          <text:list-item>
            <text:p text:style-name="P146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149"><text:span text:style-name="T514">Кроссплатформенность — приложение I</text:span><text:span text:style-name="T515">P</text:span><text:span text:style-name="T514">ython Notebook доступно для всех современных операционных систем.</text:span></text:p>
          </text:list-item>
        </text:list>
        <text:p text:style-name="P93"/>
        <text:p text:style-name="P93">Пример <text:span text:style-name="T441">фрагмента запущенного приложения в среде Ipython Notebook показан на рисунке 6.</text:span></text:p>
        <text:p text:style-name="Image"><draw:frame draw:style-name="fr4" draw:name="Image23" text:anchor-type="char" svg:width="16.499cm" svg:height="10.705cm" draw:z-index="3"><draw:image xlink:href="Pictures/10000201000003A900000260EDA2730F99116033.png" xlink:type="simple" xlink:show="embed" xlink:actuate="onLoad"/></draw:frame><text:soft-page-break/>Рисунок <text:span text:style-name="T512">6</text:span> — <text:s/>фрагмент запущенного приложения в среде I<text:span text:style-name="T442">P</text:span>ython Notebook</text:p>
        <text:p text:style-name="P94"/>
        <text:h text:style-name="Heading_20_3" text:outline-level="3"><text:span text:style-name="T513">3.1.2. </text:span>Используемые библиотеки</text:h>
        <text:p text:style-name="P95">Основными библиотеками, использованными в реализованной системе, являются: </text:p>
        <text:list xml:id="list2438232265360797891" text:style-name="L11">
          <text:list-item>
            <text:p text:style-name="P150"><text:span text:style-name="T433">Библиотека для анализа данных </text:span><text:span text:style-name="T440">Pandas</text:span><text:span text:style-name="T433"> [28], предоставляющая необходимые удобные </text:span><text:span text:style-name="T435">матричные </text:span><text:span text:style-name="T433">структуры данных (Pandas Dataframe) для работы с котировк</text:span><text:span text:style-name="T438">ами</text:span><text:span text:style-name="T433"> </text:span><text:span text:style-name="T435">ценных бумаг</text:span><text:span text:style-name="T433">, а также методы, позволяющие легко получать </text:span><text:span text:style-name="T438">цены закрытия</text:span><text:span text:style-name="T433"> акций за нужный исторический период </text:span><text:span text:style-name="T434">(Pandas.io.DataReader) </text:span><text:span text:style-name="T437">[9]</text:span><text:span text:style-name="T434">.</text:span></text:p>
          </text:list-item>
          <text:list-item>
            <text:p text:style-name="P151"><text:span text:style-name="T434">Б</text:span><text:span text:style-name="T432">иблиотека </text:span><text:span text:style-name="T439">NumPy</text:span><text:span text:style-name="T432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</text:span><text:soft-page-break/><text:span text:style-name="T432">использовались </text:span><text:span text:style-name="T438">пере</text:span><text:span text:style-name="T432">множение </text:span><text:span text:style-name="T438">и</text:span><text:span text:style-name="T432"> транспонирование </text:span><text:span text:style-name="T438">матриц, а также </text:span><text:span text:style-name="T432"><text:s/>вычисление ковариационной матрицы.</text:span></text:p>
          </text:list-item>
          <text:list-item>
            <text:p text:style-name="P151"><text:span text:style-name="T432">Библиотека </text:span><text:span text:style-name="T439">SciPy</text:span><text:span text:style-name="T432"> [30], </text:span><text:span text:style-name="T435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152"><text:span text:style-name="T432">Библиотека </text:span><text:span text:style-name="T439">mathplotlib</text:span><text:span text:style-name="T432"> [31], используемая для отображения графиков. </text:span></text:p>
          </text:list-item>
          <text:list-item>
            <text:p text:style-name="P152"><text:span text:style-name="T432">Различные второстепенные библиотеки — </text:span><text:span text:style-name="T439">re </text:span><text:span text:style-name="T432">(для работы с регулярными выражениями), </text:span><text:span text:style-name="T439">random</text:span><text:span text:style-name="T432"> (для генерации случайных чисел — используется при генерации портфеля из случайного набора заданного количества ценных бумаг), </text:span><text:span text:style-name="T439">urllib</text:span><text:span text:style-name="T432"> и </text:span><text:span text:style-name="T439">BeautifulSoup </text:span><text:span text:style-name="T432">(для парсинга веб-страниц — используется для получения списка </text:span><text:span text:style-name="T436">компаний, входящих в рейтинг S&amp;P500 из открытых источников</text:span><text:span text:style-name="T432">).</text:span></text:p>
          </text:list-item>
        </text:list>
        <text:h text:style-name="Heading_20_3" text:outline-level="3"><text:span text:style-name="T522">3.1.3. </text:span>Используемые структуры данных</text:h>
        <text:p text:style-name="P99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96"/>
        <text:h text:style-name="Heading_20_2" text:outline-level="2"><text:bookmark-start text:name="__RefHeading___Toc5580_859139803"/><text:span text:style-name="T445">3.2. </text:span>Инвестиционная политика с то<text:span text:style-name="T445">ч</text:span>ки зрения разработанного приложения<text:bookmark-end text:name="__RefHeading___Toc5580_859139803"/></text:h>
        <text:p text:style-name="P97">В главе 1 были рассмотрены следующие основные этапы инвестиционного процесса:</text:p>
        <text:list xml:id="list3913583164260" text:continue-list="list3298103580618004940" text:style-name="WW8Num6">
          <text:list-item text:start-value="1">
            <text:p text:style-name="P116">Выбор инвестиционной политики</text:p>
          </text:list-item>
          <text:list-item>
            <text:p text:style-name="P116">Анализ рынка ценных бумаг</text:p>
          </text:list-item>
          <text:list-item>
            <text:p text:style-name="P116"><text:soft-page-break/>Формирование портфеля ценных бумаг.</text:p>
          </text:list-item>
          <text:list-item>
            <text:p text:style-name="P116">Пересмотр портфеля ценных бумаг.</text:p>
          </text:list-item>
          <text:list-item>
            <text:p text:style-name="P116">Оценка эффективности портфеля ценных бумаг.</text:p>
          </text:list-item>
        </text:list>
        <text:p text:style-name="P13">Рассмотрим каждый из этих этапов с точки зрения разработанного приложения.</text:p>
        <text:h text:style-name="Heading_20_3" text:outline-level="3">3.2.1. Выбор инвестиционной политики</text:h>
        <text:p text:style-name="P67"><text:span text:style-name="T122">Этап в</text:span><text:span text:style-name="T89">ыбор</text:span><text:span text:style-name="T122">а</text:span><text:span text:style-name="T89"> инвестиционной политики включает </text:span><text:span text:style-name="T104">в себя </text:span><text:span text:style-name="T89"><text:s/>определение цели инвестора, объема инвестируемых средств, </text:span><text:span text:style-name="T122">а также</text:span><text:span text:style-name="T33"> выбор потенциальных видов финансовых активов, которые будут включены в инвестиционный портфель. </text:span><text:span text:style-name="T34">В в</text:span><text:span text:style-name="T33">ыбор</text:span><text:span text:style-name="T34">е</text:span><text:span text:style-name="T33"> потенциальных видов финансовых активов</text:span><text:span text:style-name="T34"> разработанное приложение имеет два ограничения:</text:span></text:p>
        <text:list xml:id="list1008722872325222993" text:style-name="L12">
          <text:list-item>
            <text:p text:style-name="P112"><text:span text:style-name="T379"><text:s/>инвестиции возможны только в акции компаний, торгующихся на Нью-Йоркской фондовой бирже </text:span><text:span text:style-name="T381">(New York Stock Exchange, NYSE).</text:span></text:p>
          </text:list-item>
          <text:list-item>
            <text:p text:style-name="P113"><text:span text:style-name="T379">с</text:span><text:span text:style-name="T376">писок ценных бумаг для инвестирования ограничен компаниями, входящими в индекс S&amp;P500.</text:span></text:p>
          </text:list-item>
        </text:list>
        <text:p text:style-name="P11"/>
        <text:p text:style-name="P31"><text:span text:style-name="T446">Первое ограничение</text:span> <text:span text:style-name="T446">вызвано тем, что </text:span>Нью-Йоркск<text:span text:style-name="T446">ая</text:span> фондов<text:span text:style-name="T446">ая</text:span> бирж<text:span text:style-name="T446">а</text:span> (New York Stock Exchange, NYSE) явля<text:span text:style-name="T446">ется</text:span> крупнейшей и самой популярной биржей в мире, благодаря чему существует множество веб-площадок, <text:span text:style-name="T446">бесплатно </text:span>предоставляющих данные (как актуальные данные в реальном времени, так и <text:span text:style-name="T447">данные за продолжительный </text:span>исторически<text:span text:style-name="T447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30"><text:span text:style-name="T380">Кроме того, </text:span><text:span text:style-name="T34">Нью Йоркская фондовая биржа NYSE остается крупнейшей </text:span><text:span text:style-name="T380">и наиболее ликвидной </text:span><text:span text:style-name="T34">единичной биржей, котирующей </text:span><text:soft-page-break/><text:span text:style-name="T34">примерно 2800 компаний суммарной рыночной стоимостью в 2005 г. около 20 трлн. долларов</text:span><text:span text:style-name="T382">[13]</text:span><text:span text:style-name="T34">. <text:s/>Ежедневный торговый оборот NYSE в 2005 году составлял в среднем 1,6 млн акций на сумму 55 млрд долларов[2].</text:span></text:p>
        <text:p text:style-name="P68"><text:span text:style-name="T34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5">Yahoo Finance, </text:span><text:span text:style-name="T1">ни </text:span><text:span text:style-name="T35">Google Finance, </text:span><text:span text:style-name="T1">ни </text:span><text:span text:style-name="T35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S&amp;P500, т. к. эта информация всегда доступна в удобном формате в открытых источниках, например в [15].</text:span></text:p>
        <text:p text:style-name="P86"><text:span text:style-name="T37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фондовой биржи [33] </text:span><text:span text:style-name="T66">или </text:span><text:span text:style-name="T81">л</text:span><text:span text:style-name="T66">ондонской биржи[36]</text:span><text:span text:style-name="T37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88"><text:span text:style-name="T37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8" draw:name="Object66" text:anchor-type="as-char" svg:y="-0.377cm" svg:width="0.443cm" svg:height="0.469cm" draw:z-index="160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. </text:span><text:span text:style-name="T82">Д</text:span><text:span text:style-name="T73">ругими словами, доходность ценной бумаги равняется отношени</text:span><text:span text:style-name="T82">ю</text:span><text:span text:style-name="T73"> разности цены продажи и цены покупки к начальной цене:</text:span></text:p>
        <text:p text:style-name="P87"><text:span text:style-name="T1"><draw:frame draw:style-name="fr8" draw:name="Object38" text:anchor-type="as-char" svg:y="-0.684cm" svg:width="2.141cm" svg:height="1.125cm" draw:z-index="161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, где </text:span><text:span text:style-name="T1"><draw:frame draw:style-name="fr8" draw:name="Object55" text:anchor-type="as-char" svg:y="-0.377cm" svg:width="0.646cm" svg:height="0.533cm" draw:z-index="162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, </text:span><text:span text:style-name="T1"><draw:frame draw:style-name="fr8" draw:name="Object56" text:anchor-type="as-char" svg:y="-0.377cm" svg:width="0.639cm" svg:height="0.533cm" draw:z-index="163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74">цена данной</text:span><text:span text:style-name="T1"> ценной бумаги при продаже.</text:span></text:p>
        <text:h text:style-name="Heading_20_3" text:outline-level="3"><text:soft-page-break/><text:span text:style-name="T33"><text:s/></text:span><text:span text:style-name="T36">3.2.2. </text:span><text:span text:style-name="T33">Анализ рынка ценных бумаг</text:span></text:h>
        <text:p text:style-name="Standard"><text:span text:style-name="T33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67">иной </text:span><text:span text:style-name="T1">ценной бумаги он должен сделать самостоятельно.</text:span></text:p>
        <text:h text:style-name="Heading_20_3" text:outline-level="3"><text:span text:style-name="T449">3.2.3. </text:span><text:span text:style-name="T1">Формирование портфеля</text:span></text:h>
        <text:p text:style-name="Standard"><text:span text:style-name="T523">Э</text:span>тап <text:span text:style-name="T523">формирования портфеля </text:span>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Standard"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78">7</text:span><text:span text:style-name="T1">, либо может быть сформирован случайным образом, с помощ</text:span><text:span text:style-name="T38">ь</text:span><text:span text:style-name="T1">ю метода random() класса SP500, как показано на рисунке </text:span><text:span text:style-name="T78">8</text:span><text:span text:style-name="T41">.</text:span></text:p>
        <text:p text:style-name="Image"><draw:frame draw:style-name="fr2" draw:name="Image37" text:anchor-type="char" svg:width="16.499cm" svg:height="0.979cm" draw:z-index="16"><draw:image xlink:href="Pictures/100002010000037C00000035773B980EF4736E92.png" xlink:type="simple" xlink:show="embed" xlink:actuate="onLoad"/></draw:frame><text:span text:style-name="T41">Р</text:span><text:span text:style-name="T1">исунок </text:span><text:span text:style-name="T76">7</text:span><text:span text:style-name="T1"> — создание портфеля из 4 бумаг определенных компаний</text:span></text:p>
        <text:p text:style-name="Image"><draw:frame draw:style-name="fr2" draw:name="Image27" text:anchor-type="char" svg:width="16.499cm" svg:height="2.838cm" draw:z-index="5"><draw:image xlink:href="Pictures/10000201000003620000009543E9D3EFE4033681.png" xlink:type="simple" xlink:show="embed" xlink:actuate="onLoad"/></draw:frame><text:span text:style-name="T41">Р</text:span><text:span text:style-name="T45">исунок </text:span><text:span text:style-name="T76">8</text:span><text:span text:style-name="T45"> </text:span><text:span text:style-name="T38">— <text:s/>создание портфеля из </text:span><text:span text:style-name="T42">3</text:span><text:span text:style-name="T38">0 случайных </text:span><text:span text:style-name="T86">ценных </text:span><text:span text:style-name="T38">бумаг, входящих в индекс S&amp;P500</text:span></text:p>
        <text:p text:style-name="Standard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78">8</text:span><text:span text:style-name="T1"> — список из </text:span><text:span text:style-name="T42">3</text:span><text:span text:style-name="T1">0 бумаг). При создании объекта класса Portfolio, </text:span><text:soft-page-break/><text:span text:style-name="T1">производится вызов процедуры fetch(), в которой </text:span><text:span text:style-name="T68">с помощью библиотечного вызова Pandas.DataReader </text:span><text:span text:style-name="T1">осуществляется выборка котировок акций заданных компаний из агрегатора Yahoo Finance</text:span><text:span text:style-name="T82">:</text:span></text:p>
        <text:p text:style-name="Image"><draw:frame draw:style-name="fr2" draw:name="Image25" text:anchor-type="char" svg:width="16.499cm" svg:height="2.221cm" draw:z-index="4"><draw:image xlink:href="Pictures/10000201000002EE00000065598BD2CA2ACF18BB.png" xlink:type="simple" xlink:show="embed" xlink:actuate="onLoad"/></draw:frame><text:span text:style-name="T1">Рисунок </text:span><text:span text:style-name="T77">9</text:span><text:span text:style-name="T1"> — использование Pandas DataFrame и Pandas DataReader для получения котировок акций из агрегатора Yahoo <text:s/>Finance</text:span></text:p>
        <text:p text:style-name="Standard"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3">Zoetis Inc.</text:span><text:span text:style-name="T1"> <text:s/>(</text:span><text:span text:style-name="T43">ZTS</text:span><text:span text:style-name="T1">) на рисунке </text:span><text:span text:style-name="T78">8</text:span><text:span text:style-name="T1"> (компания произвела листинг на бирже </text:span><text:span text:style-name="T43">4</text:span><text:span text:style-name="T1"> </text:span><text:span text:style-name="T43">февраля</text:span><text:span text:style-name="T1"> 2013 года), данная ценная бумага исключается из портфеля, и не участвует в дальнейш</text:span><text:span text:style-name="T44">их</text:span><text:span text:style-name="T1"> вычислени</text:span><text:span text:style-name="T44">ях</text:span><text:span text:style-name="T1">.</text:span></text:p>
        <text:p text:style-name="Standard"><text:span text:style-name="T1">Вычисление эффективного множества портфелей осуществляется с помощью метода </text:span><text:span text:style-name="T149">calc()</text:span><text:span text:style-name="T158">. Данный метод имеет </text:span><text:span text:style-name="T170">три</text:span><text:span text:style-name="T158"> входных аргумента, <text:s/>имеющих решающее значение для времени вычисления оптимального портфеля — минимальная доходность, максимальная доходность и точность вычислений. </text:span><text:span text:style-name="T159">К примеру, на рисунке </text:span><text:span text:style-name="T179">10</text:span><text:span text:style-name="T159"> </text:span><text:span text:style-name="T161">производится вычисление эффективного множества портфелей, с целевыми показателями доходности от 0% до 1</text:span><text:span text:style-name="T169">2</text:span><text:span text:style-name="T161">0%, точность вычислений в удельном весе бумаги в портфеле — 4 точки после запятой. </text:span><text:span text:style-name="T164">Как видно из рисунка </text:span><text:span text:style-name="T182">10</text:span><text:span text:style-name="T164">, время вычисления эффективного множества портфеля из </text:span><text:span text:style-name="T170">данного</text:span><text:span text:style-name="T164"> количества ценных бумаг и с такими параметрами заняло </text:span><text:span text:style-name="T172">2</text:span><text:span text:style-name="T169"> минуты </text:span><text:span text:style-name="T172">39</text:span><text:span text:style-name="T164"> секунд.</text:span></text:p>
        <text:p text:style-name="Image"><draw:frame draw:style-name="fr2" draw:name="Image34" text:anchor-type="char" svg:width="16.499cm" svg:height="2.531cm" draw:z-index="6"><draw:image xlink:href="Pictures/100002010000037D00000089E8610034CF936D58.png" xlink:type="simple" xlink:show="embed" xlink:actuate="onLoad"/></draw:frame><text:span text:style-name="T164">Р</text:span><text:span text:style-name="T169">исунок </text:span><text:span text:style-name="T178">10</text:span><text:span text:style-name="T160"> — функция вычисления эффективного множества</text:span></text:p>
        <text:p text:style-name="P32"><text:soft-page-break/><text:span text:style-name="T254">Д</text:span><text:span text:style-name="T253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36">get_effective_set()</text:span><text:span text:style-name="T253">, вызываемой из метода </text:span><text:span text:style-name="T236">calc().</text:span></text:p>
        <text:p text:style-name="P71"><text:span text:style-name="T158">Вычисление доходности портфеля осуществляется функцией </text:span><text:span text:style-name="T149">get_portfolio_return()</text:span><text:span text:style-name="T158"> (см. листинг 1), и производится, как было показано в главе 2, <text:s/>суммированием доходностей отдельных ценных бумаг, умноженных на удельный вес этих бумаг.</text:span></text:p>
        <text:p text:style-name="Image"><draw:frame draw:style-name="fr2" draw:name="Image10" text:anchor-type="char" svg:width="16.499cm" svg:height="2.429cm" draw:z-index="17"><draw:image xlink:href="Pictures/10000201000003ED00000094ED8F1D494305AF6E.png" xlink:type="simple" xlink:show="embed" xlink:actuate="onLoad"/></draw:frame><text:span text:style-name="T254">Л</text:span><text:span text:style-name="T253">истинг </text:span><text:span text:style-name="T255">1</text:span><text:span text:style-name="T253"> — функция вычисления доходности портфеля</text:span></text:p>
        <text:p text:style-name="P47">Вторым <text:span text:style-name="T454">используемым</text:span> математическим понятием в модели Марковитца является <text:span text:style-name="T261">стандартное отклонение, вычисляемое, как было показано в главе 2, по формуле</text:span></text:p>
        <text:p text:style-name="P47"><text:s/><draw:frame draw:style-name="fr8" draw:name="Object111" text:anchor-type="as-char" svg:y="-0.799cm" svg:width="3.734cm" svg:height="1.226cm" draw:z-index="164"><draw:object xlink:href="./Object 111" xlink:type="simple" xlink:show="embed" xlink:actuate="onLoad"/><draw:image xlink:href="./ObjectReplacements/Object 111" xlink:type="simple" xlink:show="embed" xlink:actuate="onLoad"/><svg:desc>formula</svg:desc></draw:frame>, <text:span text:style-name="T262">где </text:span><text:span text:style-name="T262"><draw:frame draw:style-name="fr8" draw:name="Object114" text:anchor-type="as-char" svg:y="-0.226cm" svg:width="0.63cm" svg:height="0.379cm" draw:z-index="165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262"> - ковариация двух ценных бумаг </text:span><text:span text:style-name="T262"><draw:frame draw:style-name="fr8" draw:name="Object115" text:anchor-type="as-char" svg:y="-0.377cm" svg:width="0.326cm" svg:height="0.469cm" draw:z-index="166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262"> и </text:span><text:span text:style-name="T262"><draw:frame draw:style-name="fr8" draw:name="Object149" text:anchor-type="as-char" svg:y="-0.377cm" svg:width="0.395cm" svg:height="0.469cm" draw:z-index="167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262">.</text:span></text:p>
        <text:p text:style-name="P44"><text:span text:style-name="T263">Э</text:span>то <text:span text:style-name="T454">же </text:span>уравнение в матричной форме <text:span text:style-name="T454">имеет вид</text:span>:</text:p>
        <text:p text:style-name="P44"><draw:frame draw:style-name="fr8" draw:name="Object162" text:anchor-type="as-char" svg:y="-0.437cm" svg:width="1.979cm" svg:height="0.593cm" draw:z-index="168"><draw:object xlink:href="./Object 162" xlink:type="simple" xlink:show="embed" xlink:actuate="onLoad"/><draw:image xlink:href="./ObjectReplacements/Object 162" xlink:type="simple" xlink:show="embed" xlink:actuate="onLoad"/><svg:desc>formula</svg:desc></draw:frame>, <text:span text:style-name="T454">где </text:span><text:span text:style-name="T454"><draw:frame draw:style-name="fr8" draw:name="Object164" text:anchor-type="as-char" svg:y="-0.3cm" svg:width="0.466cm" svg:height="0.319cm" draw:z-index="169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454"> является ковариационной матрицей.</text:span></text:p>
        <text:p text:style-name="Standard"><text:span text:style-name="T249">Стандартное отклонение портфеля вычисляется с помощью функции</text:span><text:span text:style-name="T235"> statistics().</text:span><text:span text:style-name="T249"> </text:span><text:span text:style-name="T237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Image"><draw:frame draw:style-name="fr2" draw:name="Image9" text:anchor-type="char" svg:width="16.499cm" svg:height="2.101cm" draw:z-index="18"><draw:image xlink:href="Pictures/10000201000003F5000000812058B16DD7B09C3E.png" xlink:type="simple" xlink:show="embed" xlink:actuate="onLoad"/></draw:frame><text:span text:style-name="T256">Листинг 2</text:span><text:span text:style-name="T253"> - метод </text:span><text:span text:style-name="T236">statistics()</text:span><text:span text:style-name="T253">, </text:span><text:span text:style-name="T256">осуществляющий вычисление стандартного отклонения портфеля и </text:span><text:span text:style-name="T253">используемый функцией минимизации при построении эффективного множества</text:span></text:p>
        <text:p text:style-name="Standard"><text:soft-page-break/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29">minimize() </text:span><text:span text:style-name="T237">из библиотеки SciPy, который в качестве оптимизационного алгоритма использует последовательное квадратичное программирование (</text:span><text:span text:style-name="T251">s</text:span><text:span text:style-name="T237">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50">вычисления</text:span><text:span text:style-name="T237"> эффективного множества показан в листинге 3.</text:span></text:p>
        <text:p text:style-name="Image"><draw:frame draw:style-name="fr5" draw:name="Image8" text:anchor-type="char" svg:width="16.499cm" svg:height="6.546cm" draw:z-index="19"><draw:image xlink:href="Pictures/10000201000003EB0000018EF43D652CB8EC1AD5.png" xlink:type="simple" xlink:show="embed" xlink:actuate="onLoad"/></draw:frame><text:span text:style-name="T123">Листинг 3</text:span><text:span text:style-name="T89"> — метод </text:span><text:span text:style-name="T145">get_effective_set()</text:span><text:span text:style-name="T89">, осуществляющий вычисление эффективного множества</text:span></text:p>
        <text:p text:style-name="Standard"><text:span text:style-name="T162">Для отображения построенного эффективного множества необходимо воспользоваться методом </text:span><text:span text:style-name="T153">plot()</text:span><text:span text:style-name="T162">.</text:span></text:p>
        <text:p text:style-name="Image"><draw:frame draw:style-name="fr4" draw:name="Image5" text:anchor-type="char" svg:width="16.499cm" svg:height="7.265cm" draw:z-index="20"><draw:image xlink:href="Pictures/10000201000003810000018B28CECAE417CC3204.png" xlink:type="simple" xlink:show="embed" xlink:actuate="onLoad"/></draw:frame><text:soft-page-break/><text:span text:style-name="T162">Р</text:span><text:span text:style-name="T158">исунок </text:span><text:span text:style-name="T177">1</text:span><text:span text:style-name="T178">1</text:span><text:span text:style-name="T158"> </text:span><text:span text:style-name="T162">— </text:span><text:span text:style-name="T165">метод plot(), используемый для </text:span><text:span text:style-name="T162">построени</text:span><text:span text:style-name="T165">я</text:span><text:span text:style-name="T162"> эффективного множества</text:span></text:p>
        <text:p text:style-name="Standard"><text:span text:style-name="T158">Из построенного графика становится видно, что </text:span><text:span text:style-name="T181">полученное</text:span><text:span text:style-name="T158"> эффективное множество </text:span><text:span text:style-name="T171">повторяет </text:span><text:span text:style-name="T158">форму </text:span><text:span text:style-name="T171">множества</text:span><text:span text:style-name="T158">, описанную в главе 2 (см. рисунок </text:span><text:span text:style-name="T179">3</text:span><text:span text:style-name="T158">). Желтой точкой на графике показан портфель с минимальной волатильностью (</text:span><text:span text:style-name="T163">minimal variance portfolio, </text:span><text:span text:style-name="T158">его координаты, в соответствии с рисунком </text:span><text:span text:style-name="T179">10</text:span><text:span text:style-name="T163">, равны</text:span><text:span text:style-name="T158"> </text:span><text:span text:style-name="T163"><draw:frame draw:style-name="fr7" draw:name="Object102" text:anchor-type="as-char" svg:y="-0.377cm" svg:width="2.344cm" svg:height="0.482cm" draw:z-index="111"><draw:object xlink:href="./Object 158" xlink:type="simple" xlink:show="embed" xlink:actuate="onLoad"/><draw:image xlink:href="./ObjectReplacements/Object 158" xlink:type="simple" xlink:show="embed" xlink:actuate="onLoad"/></draw:frame></text:span><text:span text:style-name="T158">). </text:span><text:span text:style-name="T165">К</text:span><text:span text:style-name="T163">расной </text:span><text:span text:style-name="T165">точкой обозначен</text:span><text:span text:style-name="T163"> портфель с максимальным коэффициентом Шарпа — максимальным отношением доходности к волатильности (</text:span><text:span text:style-name="T165">h</text:span><text:span text:style-name="T164">ighest Sharpe ratio portfolio, </text:span><text:span text:style-name="T158">его координаты, в соответствии с рисунком </text:span><text:span text:style-name="T179">10</text:span><text:span text:style-name="T163">, равны </text:span><text:span text:style-name="T163"><draw:frame draw:style-name="fr7" draw:name="Object123" text:anchor-type="as-char" svg:y="-0.377cm" svg:width="2.565cm" svg:height="0.483cm" draw:z-index="112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63">). </text:span><text:span text:style-name="T171">Зеленой точкой </text:span><text:span text:style-name="T165">обозначен</text:span><text:span text:style-name="T163"> портфель с максимальн</text:span><text:span text:style-name="T171">ой</text:span><text:span text:style-name="T163"> </text:span><text:span text:style-name="T171">доходностью</text:span><text:span text:style-name="T163"> (</text:span><text:span text:style-name="T171">max return</text:span><text:span text:style-name="T164"> portfolio, </text:span><text:span text:style-name="T158">его координаты, в соответствии с рисунком </text:span><text:span text:style-name="T179">10</text:span><text:span text:style-name="T163">, равны </text:span><text:span text:style-name="T158"><draw:frame draw:style-name="fr7" draw:name="Object148" text:anchor-type="as-char" svg:y="-0.377cm" svg:width="2.556cm" svg:height="0.483cm" draw:z-index="113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63">). </text:span></text:p>
        <text:p text:style-name="Standard"><text:span text:style-name="T163">Д</text:span><text:span text:style-name="T158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76">1</text:span><text:span text:style-name="T179">1</text:span><text:span text:style-name="T158">). </text:span><text:span text:style-name="T173">Для получения списка бумаг и </text:span><text:span text:style-name="T158">их удельны</text:span><text:span text:style-name="T173">х</text:span><text:span text:style-name="T158"> вес</text:span><text:span text:style-name="T173">ов</text:span><text:span text:style-name="T158">, входящие в данной портфель, </text:span><text:span text:style-name="T173">необходимо </text:span><text:span text:style-name="T158"><text:s/>воспользоваться методом </text:span><text:span text:style-name="T149">get_conservative()</text:span><text:span text:style-name="T158">, как показано на рисунке 1</text:span><text:span text:style-name="T179">2</text:span><text:span text:style-name="T158">.</text:span></text:p>
        <text:p text:style-name="Image"><draw:frame draw:style-name="fr4" draw:name="Image24" text:anchor-type="char" svg:width="16.499cm" svg:height="7.601cm" draw:z-index="7"><draw:image xlink:href="Pictures/100002010000037C0000019B0CC64C131B4C34C1.png" xlink:type="simple" xlink:show="embed" xlink:actuate="onLoad"/></draw:frame><text:soft-page-break/><text:span text:style-name="T158">Рисунок 1</text:span><text:span text:style-name="T178">2</text:span><text:span text:style-name="T158"> — получение списка ценных бумаг и их удельных весов для портфеля с минимальной волатильностью</text:span></text:p>
        <text:p text:style-name="Standard"><text:span text:style-name="T158">Функция </text:span><text:span text:style-name="T149">get_conservative()</text:span><text:span text:style-name="T158"> возвращает два списка — список ценных бумаг и список их удельных весов. Из рисунка 1</text:span><text:span text:style-name="T179">2</text:span><text:span text:style-name="T158"> видно, что портфель с минимальной волатильностью состоит из 1</text:span><text:span text:style-name="T173">3</text:span><text:span text:style-name="T158"> ценных бумаг, взятых в следующих пропорциях: </text:span><text:span text:style-name="T173">NKE</text:span><text:span text:style-name="T158"> — </text:span><text:span text:style-name="T173">3.</text:span><text:span text:style-name="T158">2%, </text:span><text:span text:style-name="T173">USB</text:span><text:span text:style-name="T158"> — 1</text:span><text:span text:style-name="T173">9</text:span><text:span text:style-name="T158">.</text:span><text:span text:style-name="T173">3</text:span><text:span text:style-name="T158">%, </text:span><text:span text:style-name="T173">EFX</text:span><text:span text:style-name="T158"> — </text:span><text:span text:style-name="T173">8.2</text:span><text:span text:style-name="T158">% и т. д.</text:span></text:p>
        <text:p text:style-name="Standard"><text:span text:style-name="T158">В случае, если инвестор, </text:span><text:span text:style-name="T167">являясь инвестором с низкой степенью избегания риска,</text:span><text:span text:style-name="T158"> выбирает наиболее рисковый портфель (обозначенный </text:span><text:span text:style-name="T174">зеленой</text:span><text:span text:style-name="T158"> точкой на рисунке </text:span><text:span text:style-name="T176">1</text:span><text:span text:style-name="T179">1</text:span><text:span text:style-name="T158">), ему следует воспользоваться методом </text:span><text:span text:style-name="T149">get_risky()</text:span><text:span text:style-name="T167">, как показано в примере на рисунке 1</text:span><text:span text:style-name="T179">3</text:span><text:span text:style-name="T167">.</text:span></text:p>
        <text:p text:style-name="Image"><draw:frame draw:style-name="fr2" draw:name="Image28" text:anchor-type="char" svg:width="16.499cm" svg:height="1.274cm" draw:z-index="8"><draw:image xlink:href="Pictures/100002010000037D0000004556BA510CCAD76C6B.png" xlink:type="simple" xlink:show="embed" xlink:actuate="onLoad"/></draw:frame><text:span text:style-name="T158">Рисунок 1</text:span><text:span text:style-name="T178">3 </text:span><text:span text:style-name="T158">— </text:span><text:span text:style-name="T166">получение списка ценных бумаг и их удельных весов для портфеля с </text:span><text:span text:style-name="T158">максимальн</text:span><text:span text:style-name="T174">ой</text:span><text:span text:style-name="T166"> </text:span><text:span text:style-name="T174">доходностью</text:span></text:p>
        <text:p text:style-name="Standard"><text:span text:style-name="T524">Стоит заметить</text:span>, <text:span text:style-name="T524">что в показанном примере </text:span>инвестору не стоит выбирать данный портфель, поскольку он не диверсифицирован и состоит из одной-единственной бумаги. </text:p>
        <text:p text:style-name="Standard"><text:soft-page-break/><text:span text:style-name="T158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49">get_sharpe()</text:span><text:span text:style-name="T158">:</text:span></text:p>
        <text:p text:style-name="Image"><draw:frame draw:style-name="fr2" draw:name="Image29" text:anchor-type="char" svg:width="16.499cm" svg:height="3.073cm" draw:z-index="9"><draw:image xlink:href="Pictures/100002010000037B000000A6B46FF93A13CEED47.png" xlink:type="simple" xlink:show="embed" xlink:actuate="onLoad"/></draw:frame><text:span text:style-name="T158">Рисунок 1</text:span><text:span text:style-name="T178">4</text:span><text:span text:style-name="T158"> — получение </text:span><text:span text:style-name="T166">списка ценных бумаг и их удельных весов для портфеля с </text:span><text:span text:style-name="T158">максимальным коэффициентом Шарпа</text:span></text:p>
        <text:p text:style-name="Standard"><text:span text:style-name="T158">Естественно, инвестор может </text:span><text:span text:style-name="T174">не ограничивать себя указанными выше тремя портфелями, и </text:span><text:span text:style-name="T158">выбрать </text:span><text:span text:style-name="T174">любой</text:span><text:span text:style-name="T158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49">get_acceptable()</text:span><text:span text:style-name="T158">, принимающим в качестве входного аргумента предельное значение риска (волатильности) для данного инвестора. </text:span><text:span text:style-name="T168">Значение риска в этом случае должно лежать в промежутке от волатильности наименее рискового портфеля (0.</text:span><text:span text:style-name="T175">14</text:span><text:span text:style-name="T168"> в примере на рисунке </text:span><text:span text:style-name="T180">10</text:span><text:span text:style-name="T168">) до волатильности наиболее рискового портфеля (0.</text:span><text:span text:style-name="T175">477</text:span><text:span text:style-name="T168"> в примере на рисунке </text:span><text:span text:style-name="T180">10</text:span><text:span text:style-name="T168">).</text:span></text:p>
        <text:p text:style-name="Image"><draw:frame draw:style-name="fr2" draw:name="Image30" text:anchor-type="char" svg:width="16.499cm" svg:height="7.532cm" draw:z-index="10"><draw:image xlink:href="Pictures/100002010000035F0000018ACBB23094AF11098A.png" xlink:type="simple" xlink:show="embed" xlink:actuate="onLoad"/></draw:frame><text:soft-page-break/><text:span text:style-name="T158">Рисунок 1</text:span><text:span text:style-name="T178">5</text:span><text:span text:style-name="T158"> — два оптимальных портфеля для двух инвесторов с различной степенью избегания риска</text:span></text:p>
        <text:p text:style-name="Standard"><text:span text:style-name="T168">В примере на рисунке 1</text:span><text:span text:style-name="T180">5</text:span><text:span text:style-name="T168"> показаны два оптимальных портфеля с различными мерами риска — 0.1</text:span><text:span text:style-name="T175">5</text:span><text:span text:style-name="T168"> и 0.1</text:span><text:span text:style-name="T175">6</text:span><text:span text:style-name="T168">. Несмотря на то, что состав бумаг в обоих портфелях является одинаковым, </text:span><text:span text:style-name="T180">видно, что </text:span><text:span text:style-name="T168">их удельные веса </text:span><text:span text:style-name="T175">значительно </text:span><text:span text:style-name="T168">отличаются от друг от друга.</text:span></text:p>
        <text:h text:style-name="Heading_20_3" text:outline-level="3"><text:span text:style-name="T449">3.2.4. </text:span><text:span text:style-name="T1">Пересмотр портфеля</text:span></text:h>
        <text:p text:style-name="Standard"><text:span text:style-name="T1">Этап пересмотра портфеля легко реализуем в рамках разработанной систем</text:span><text:span text:style-name="T46">ы</text:span><text:span text:style-name="T1"> — достаточно лишь пересчитать эффективное множество портфелей с новым историческим периодом.</text:span></text:p>
        <text:p text:style-name="Standard"><text:span text:style-name="T1">Для примера рассмотрим ситуацию, когда </text:span><text:span text:style-name="T39">инвестору из примера на рисунке 1</text:span><text:span text:style-name="T79">5</text:span><text:span text:style-name="T39"> спустя полгода необходимо пересмотреть</text:span><text:span text:style-name="T79"> </text:span><text:span text:style-name="T39">портфель со значением риска 0.1</text:span><text:span text:style-name="T47">6</text:span><text:span text:style-name="T39">. </text:span><text:span text:style-name="T40">Для этого необходимо создать новый объект класса Portfolio, 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79">6</text:span><text:span text:style-name="T40">. </text:span></text:p>
        <text:p text:style-name="Image"><draw:frame draw:style-name="fr2" draw:name="Image31" text:anchor-type="char" svg:width="16.499cm" svg:height="2.046cm" draw:z-index="11"><draw:image xlink:href="Pictures/100002010000037F0000006F6268031F190044AB.png" xlink:type="simple" xlink:show="embed" xlink:actuate="onLoad"/></draw:frame><text:soft-page-break/><text:span text:style-name="T40">Рисунок 1</text:span><text:span text:style-name="T77">6</text:span><text:span text:style-name="T40"> — пересмотр портфеля на основании изменившихся за полгода данных о котировках ценных бумаг</text:span></text:p>
        <text:p text:style-name="Standard">После этого необходимо заново произвести вычисление эффективного множества:</text:p>
        <text:p text:style-name="Image"><draw:frame draw:style-name="fr2" draw:name="Image32" text:anchor-type="char" svg:width="16.499cm" svg:height="2.531cm" draw:z-index="12"><draw:image xlink:href="Pictures/100002010000037D00000089D220BC486BCC98F9.png" xlink:type="simple" xlink:show="embed" xlink:actuate="onLoad"/></draw:frame><text:span text:style-name="T1">Рисунок 1</text:span><text:span text:style-name="T77">7</text:span><text:span text:style-name="T1"> — вычисление эффективного множества для пересматриваемого портфеля</text:span></text:p>
        <text:p text:style-name="Standard"><text:span text:style-name="T1">Далее, если степень принятия риска для данного инвестора не изменилась, можно снова воспользоваться методом </text:span><text:span text:style-name="T149">get_acceptable()</text:span><text:span text:style-name="T1"> со старым значением волатильности:</text:span></text:p>
        <text:p text:style-name="Image"><draw:frame draw:style-name="fr2" draw:name="Image33" text:anchor-type="char" svg:width="16.499cm" svg:height="7.574cm" draw:z-index="13"><draw:image xlink:href="Pictures/100002010000037D0000019AD248BA8C8017804A.png" xlink:type="simple" xlink:show="embed" xlink:actuate="onLoad"/></draw:frame><text:span text:style-name="T1">Рисунок 1</text:span><text:span text:style-name="T77">8</text:span><text:span text:style-name="T1"> — пересмотренный портфель со значением риска 0.18</text:span></text:p>
        <text:p text:style-name="Standard"><text:span text:style-name="T1">Сравнив полученные данные из рисунка 1</text:span><text:span text:style-name="T79">8</text:span><text:span text:style-name="T1"> с </text:span><text:span text:style-name="T83">исходными </text:span><text:span text:style-name="T1">данными из рисунка 1</text:span><text:span text:style-name="T79">5</text:span><text:span text:style-name="T1">, можно заметить, что </text:span><text:span text:style-name="T47">портфель</text:span><text:span text:style-name="T1"> </text:span><text:span text:style-name="T47">значительно изменился — </text:span><text:soft-page-break/><text:span text:style-name="T47">увеличилось количество бумаг в портфеле, а также изменился удельный весь каждой из них.</text:span></text:p>
        <text:h text:style-name="Heading_20_3" text:outline-level="3"><text:span text:style-name="T449">3.2.5. </text:span><text:span text:style-name="T1">Оценка эффективности портфеля</text:span></text:h>
        <text:p text:style-name="P69"><text:span text:style-name="T48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48">Для проверки реальных показателей полученных оптимальных портфелей, </text:span><text:span text:style-name="T84">необходимо </text:span><text:span text:style-name="T48">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70"><text:span text:style-name="T48">На рисунке 1</text:span><text:span text:style-name="T79">9</text:span><text:span text:style-name="T48"> показана </text:span><text:span text:style-name="T84">реальная</text:span><text:span text:style-name="T48"> доходность </text:span><text:span text:style-name="T79">одного из портфелей, <text:s/>взятого</text:span><text:span text:style-name="T48"> из примера на рисунке </text:span><text:span text:style-name="T49">1</text:span><text:span text:style-name="T79">5</text:span><text:span text:style-name="T49">. Данный портфель был </text:span><text:span text:style-name="T84">определен в качестве оптимального</text:span><text:span text:style-name="T49"> на основании исторических данных за 2013-2014 год, имеет стандартное отклонение 0.15 </text:span><text:span text:style-name="T79">(т.е.</text:span><text:span text:style-name="T49"> имеет приемлемый уровень риска для некоторого инвестора</text:span><text:span text:style-name="T79">)</text:span><text:span text:style-name="T49">. </text:span><text:span text:style-name="T79">Расчёты</text:span><text:span text:style-name="T49"> на рисунке 1</text:span><text:span text:style-name="T79">9</text:span><text:span text:style-name="T49"> показывает, какова была бы доходность данного портфеля за 2015 год (т. е. </text:span><text:span text:style-name="T79">в случае, когда </text:span><text:span text:style-name="T49">инвестор осуществ</text:span><text:span text:style-name="T85">ил</text:span><text:span text:style-name="T49"> покупку указанных ценных бумаг в указанном количестве в первый рабочий день 2015 года, и прода</text:span><text:span text:style-name="T85">л</text:span><text:span text:style-name="T49"> их в последний рабочий день 2015 года). Для каждой бумаги указан её удельный вес (в скобках), показано, как </text:span><text:span text:style-name="T85">из</text:span><text:span text:style-name="T49">мен</text:span><text:span text:style-name="T85">и</text:span><text:span text:style-name="T49">лась цена </text:span><text:span text:style-name="T85">за весь</text:span><text:span text:style-name="T49"> период времени, и указана доходность каждой отдельно взятой бумаги. </text:span></text:p>
        <text:p text:style-name="Image"><draw:frame draw:style-name="fr4" draw:name="Image35" text:anchor-type="char" svg:width="16.499cm" svg:height="6.645cm" draw:z-index="14"><draw:image xlink:href="Pictures/100002010000035B0000015A9256180AAB7B2287.png" xlink:type="simple" xlink:show="embed" xlink:actuate="onLoad"/></draw:frame><text:soft-page-break/><text:span text:style-name="T48">Р</text:span><text:span text:style-name="T1">исунок 1</text:span><text:span text:style-name="T77">9</text:span><text:span text:style-name="T1"> — проверка показателей доходности портфеля </text:span><text:span text:style-name="T50">с уровнем риска 0.15</text:span></text:p>
        <text:p text:style-name="Standard"><text:span text:style-name="T1">Из рисунка 1</text:span><text:span text:style-name="T79">9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Standard"><text:span text:style-name="T1">На рисунке </text:span><text:span text:style-name="T79">20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1">16.1%.</text:span></text:p>
        <text:p text:style-name="Image"><draw:frame draw:style-name="fr4" draw:name="Image36" text:anchor-type="char" svg:width="16.499cm" svg:height="4.815cm" draw:z-index="15"><draw:image xlink:href="Pictures/100002010000037E00000105E462A04087F547DC.png" xlink:type="simple" xlink:show="embed" xlink:actuate="onLoad"/></draw:frame><text:soft-page-break/><text:span text:style-name="T1">Рисунок </text:span><text:span text:style-name="T77">20</text:span><text:span text:style-name="T1"> — проверка показателей портфеля с максимальным коэффициентом Шарпа</text:span></text:p>
        <text:p text:style-name="Standard"><text:span text:style-name="T85">Однако, к</text:span><text:span text:style-name="T1">ак видно из рисунка </text:span><text:span text:style-name="T65">2</text:span><text:span text:style-name="T85">1</text:span><text:span text:style-name="T1">, далеко не любой выбранный из эффективного множества оптимальный портфель может</text:span><text:span text:style-name="T58"> оказаться удачным вложением средств и </text:span><text:span text:style-name="T1">показать </text:span><text:span text:style-name="T59">приемлемую</text:span><text:span text:style-name="T1"> <text:s/>доходность </text:span><text:span text:style-name="T54">в следующем году</text:span><text:span text:style-name="T1">. </text:span><text:span text:style-name="T54">И 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</text:span><text:span text:style-name="T79">этот</text:span><text:span text:style-name="T54">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54">в выборе портфеля </text:span><text:span text:style-name="T1">играет мера избегания риска каждого отдельно взятого инвестора</text:span><text:span text:style-name="T54"> </text:span><text:span text:style-name="T1">и </text:span><text:span text:style-name="T54">его </text:span><text:span text:style-name="T1">интуиция.</text:span></text:p>
        <text:p text:style-name="Image"><draw:frame draw:style-name="fr4" draw:name="Image12" text:anchor-type="char" svg:width="16.499cm" svg:height="8.077cm" draw:z-index="25"><draw:image xlink:href="Pictures/100002010000032B0000018D3F71B1D65D722F2A.png" xlink:type="simple" xlink:show="embed" xlink:actuate="onLoad"/></draw:frame><text:soft-page-break/><text:span text:style-name="T61">Рисунок </text:span><text:span text:style-name="T60">2</text:span><text:span text:style-name="T77">1</text:span><text:span text:style-name="T61"> — зависимость доходности портфелей от стандартного отклонения </text:span><text:span text:style-name="T53">(из используемого примера)</text:span><text:span text:style-name="T61">. Красной точкой показан портфель с максимальным коэффициентом Шарпа</text:span></text:p>
        <text:p text:style-name="P100"/>
        <text:h text:style-name="P167" text:outline-level="2"><text:bookmark-start text:name="__RefHeading___Toc160_1574039482"/>3.3. <text:span text:style-name="T450">П</text:span>рактическая значимость разработанной системы<text:bookmark-end text:name="__RefHeading___Toc160_1574039482"/></text:h>
        <text:h text:style-name="P163" text:outline-level="3">3.3.1. Вычисление <text:span text:style-name="T460">эффективного множества из широкого набора доступных ценных бумаг</text:span></text:h>
        <text:p text:style-name="P49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достижимое <text:s/>множество инвестиционного портфеля должно включать все доступные <text:span text:style-name="T525">ценные бумаги</text:span>, торгующиеся на Нью-Йоркской фондовой бирже. На основании данного множества система построит эффективное множеств<text:span text:style-name="T264">о</text:span>, из которого и<text:span text:style-name="T525">нвестору нужно </text:span>будет <text:span text:style-name="T525">выбрать свой оптимальный</text:span> портфел<text:span text:style-name="T451">ей согласно своей степени избегания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65">расчет портфеля из 500 бумаг, произведенный на обычном персональном </text:span><text:soft-page-break/><text:span text:style-name="T265">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которых насчитывается около 3000, займёт еще более значительное количество времени.</text:span></text:p>
        <text:p text:style-name="P50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, состоящ<text:span text:style-name="T526">его</text:span> из 500 ценных бумаг, входящих в индекс S&amp;P500. <text:span text:style-name="T456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56">е</text:span> эффективного множества заняло почти пять дней, <text:span text:style-name="T455">построенное в результате </text:span>эффективное множество <text:span text:style-name="T455">показано на рисунке 22.</text:span></text:p>
        <text:p text:style-name="Image"><draw:frame draw:style-name="fr4" draw:name="Image6" text:anchor-type="char" svg:width="16.499cm" svg:height="7.262cm" draw:z-index="22"><draw:image xlink:href="Pictures/100002010000037F0000018A4CB5F10016744CFB.png" xlink:type="simple" xlink:show="embed" xlink:actuate="onLoad"/></draw:frame>Рисунок <text:span text:style-name="T461">22</text:span> — <text:s/>эффективное множество портфелей, построенное из 500 ценных бумаг, входящих в S&amp;P500, за 2013-2014 годы</text:p>
        <text:p text:style-name="P51">Полученные портфели оказались хорошо диверсифицированными — портфель с минимальной волатильностью содержал 42 бумаги (рисунок <text:span text:style-name="T461">23</text:span>), портфель с максимальным коэффициентом Шарпа — 30 бумаг (рисунок <text:span text:style-name="T461">24</text:span>)</text:p>
        <text:p text:style-name="Image"><draw:frame draw:style-name="fr4" draw:name="Image7" text:anchor-type="char" svg:width="16.499cm" svg:height="13.732cm" draw:z-index="23"><draw:image xlink:href="Pictures/100002010000030D0000028A4FCA11EE7D531BC8.png" xlink:type="simple" xlink:show="embed" xlink:actuate="onLoad"/></draw:frame><text:soft-page-break/><text:span text:style-name="T1">Рисунок</text:span><text:span text:style-name="T62"> 2</text:span><text:span text:style-name="T77">3</text:span><text:span text:style-name="T1"> — </text:span><text:span text:style-name="T87">значение полученных</text:span><text:span text:style-name="T50"> показателей </text:span><text:span text:style-name="T1">доходности портфеля с минимальной волатильностью в 2015 году</text:span></text:p>
        <text:p text:style-name="P101"/>
        <text:p text:style-name="P101"/>
        <text:p text:style-name="Image"><draw:frame draw:style-name="fr4" draw:name="Image11" text:anchor-type="char" svg:width="16.499cm" svg:height="10.737cm" draw:z-index="24"><draw:image xlink:href="Pictures/100002010000030B000001FB9174819D6881B7CB.png" xlink:type="simple" xlink:show="embed" xlink:actuate="onLoad"/></draw:frame><text:soft-page-break/><text:span text:style-name="T1">Р</text:span><text:span text:style-name="T52">исунок </text:span><text:span text:style-name="T62">2</text:span><text:span text:style-name="T77">4</text:span><text:span text:style-name="T52"> — </text:span><text:span text:style-name="T88">значение полученных</text:span><text:span text:style-name="T50"> показателей </text:span><text:span text:style-name="T52">доходности портфеля с </text:span><text:span text:style-name="T1">максимальным коэффициентом Шарпа</text:span><text:span text:style-name="T52"> в 2015 году</text:span></text:p>
        <text:p text:style-name="Standard"><text:span text:style-name="T1">Показатели доходностей оптимальных портфелей, а также количество входящих в них бумаг показаны в таблице </text:span><text:span text:style-name="T64">5</text:span><text:span text:style-name="T1">. </text:span><text:span text:style-name="T55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Image">Стандартное отклонение портфеля</text:p>
            </table:table-cell>
            <table:table-cell table:style-name="Table9.A1" office:value-type="string">
              <text:p text:style-name="Image">Количество бумаг в портфеле</text:p>
            </table:table-cell>
            <table:table-cell table:style-name="Table9.C1" office:value-type="string">
              <text:p text:style-name="Image">Доходность портфеля за 2015 год, %</text:p>
            </table:table-cell>
          </table:table-row>
          <table:table-row>
            <table:table-cell table:style-name="Table9.B31" office:value-type="string">
              <text:p text:style-name="Image">0.111</text:p>
            </table:table-cell>
            <table:table-cell table:style-name="Table9.B31" office:value-type="string">
              <text:p text:style-name="Image">42</text:p>
            </table:table-cell>
            <table:table-cell table:style-name="Table9.C31" office:value-type="string">
              <text:p text:style-name="Image">+3.7</text:p>
            </table:table-cell>
          </table:table-row>
          <table:table-row>
            <table:table-cell table:style-name="Table9.B31" office:value-type="string">
              <text:p text:style-name="Image">0.112</text:p>
            </table:table-cell>
            <table:table-cell table:style-name="Table9.B31" office:value-type="string">
              <text:p text:style-name="Image">32</text:p>
            </table:table-cell>
            <table:table-cell table:style-name="Table9.C31" office:value-type="string">
              <text:p text:style-name="Image">+3.9</text:p>
            </table:table-cell>
          </table:table-row>
          <table:table-row>
            <table:table-cell table:style-name="Table9.B31" office:value-type="string">
              <text:p text:style-name="Image">0.113</text:p>
            </table:table-cell>
            <table:table-cell table:style-name="Table9.B31" office:value-type="string">
              <text:p text:style-name="Image">30</text:p>
            </table:table-cell>
            <table:table-cell table:style-name="Table9.C31" office:value-type="string">
              <text:p text:style-name="Image">+1.7</text:p>
            </table:table-cell>
          </table:table-row>
          <table:table-row>
            <table:table-cell table:style-name="Table9.B31" office:value-type="string">
              <text:p text:style-name="Image">0.114</text:p>
            </table:table-cell>
            <table:table-cell table:style-name="Table9.B31" office:value-type="string">
              <text:p text:style-name="Image">28</text:p>
            </table:table-cell>
            <table:table-cell table:style-name="Table9.C31" office:value-type="string">
              <text:p text:style-name="Image">-<text:span text:style-name="T452">0.5</text:span></text:p>
            </table:table-cell>
          </table:table-row>
          <text:soft-page-break/>
          <table:table-row>
            <table:table-cell table:style-name="Table9.B31" office:value-type="string">
              <text:p text:style-name="Image">0.115</text:p>
            </table:table-cell>
            <table:table-cell table:style-name="Table9.B31" office:value-type="string">
              <text:p text:style-name="Image">28</text:p>
            </table:table-cell>
            <table:table-cell table:style-name="Table9.C31" office:value-type="string">
              <text:p text:style-name="Image">-<text:span text:style-name="T452">2.4</text:span></text:p>
            </table:table-cell>
          </table:table-row>
          <table:table-row>
            <table:table-cell table:style-name="Table9.B31" office:value-type="string">
              <text:p text:style-name="Image">0.116</text:p>
            </table:table-cell>
            <table:table-cell table:style-name="Table9.B31" office:value-type="string">
              <text:p text:style-name="Image">28</text:p>
            </table:table-cell>
            <table:table-cell table:style-name="Table9.C31" office:value-type="string">
              <text:p text:style-name="Image">-<text:span text:style-name="T453">2.9</text:span></text:p>
            </table:table-cell>
          </table:table-row>
          <table:table-row>
            <table:table-cell table:style-name="Table9.B31" office:value-type="string">
              <text:p text:style-name="Image">0.117</text:p>
            </table:table-cell>
            <table:table-cell table:style-name="Table9.B31" office:value-type="string">
              <text:p text:style-name="Image">29</text:p>
            </table:table-cell>
            <table:table-cell table:style-name="Table9.C31" office:value-type="string">
              <text:p text:style-name="Image">-<text:span text:style-name="T453">3.3</text:span></text:p>
            </table:table-cell>
          </table:table-row>
          <table:table-row>
            <table:table-cell table:style-name="Table9.B31" office:value-type="string">
              <text:p text:style-name="Image">0.118</text:p>
            </table:table-cell>
            <table:table-cell table:style-name="Table9.B31" office:value-type="string">
              <text:p text:style-name="Image">30</text:p>
            </table:table-cell>
            <table:table-cell table:style-name="Table9.C31" office:value-type="string">
              <text:p text:style-name="Image">-<text:span text:style-name="T453">3.5</text:span></text:p>
            </table:table-cell>
          </table:table-row>
          <table:table-row>
            <table:table-cell table:style-name="Table9.B31" office:value-type="string">
              <text:p text:style-name="Image">0.119</text:p>
            </table:table-cell>
            <table:table-cell table:style-name="Table9.B31" office:value-type="string">
              <text:p text:style-name="Image">30</text:p>
            </table:table-cell>
            <table:table-cell table:style-name="Table9.C31" office:value-type="string">
              <text:p text:style-name="Image">-<text:span text:style-name="T453">4.1</text:span></text:p>
            </table:table-cell>
          </table:table-row>
          <table:table-row>
            <table:table-cell table:style-name="Table9.B31" office:value-type="string">
              <text:p text:style-name="Image">0.120</text:p>
            </table:table-cell>
            <table:table-cell table:style-name="Table9.B31" office:value-type="string">
              <text:p text:style-name="Image">30</text:p>
            </table:table-cell>
            <table:table-cell table:style-name="Table9.C31" office:value-type="string">
              <text:p text:style-name="Image">-<text:span text:style-name="T453">5.1</text:span></text:p>
            </table:table-cell>
          </table:table-row>
          <table:table-row>
            <table:table-cell table:style-name="Table9.B31" office:value-type="string">
              <text:p text:style-name="Image">0.121</text:p>
            </table:table-cell>
            <table:table-cell table:style-name="Table9.B31" office:value-type="string">
              <text:p text:style-name="Image">29</text:p>
            </table:table-cell>
            <table:table-cell table:style-name="Table9.C31" office:value-type="string">
              <text:p text:style-name="Image">-<text:span text:style-name="T453">5.2</text:span></text:p>
            </table:table-cell>
          </table:table-row>
          <table:table-row>
            <table:table-cell table:style-name="Table9.B31" office:value-type="string">
              <text:p text:style-name="Image">0.122</text:p>
            </table:table-cell>
            <table:table-cell table:style-name="Table9.B31" office:value-type="string">
              <text:p text:style-name="Image">29</text:p>
            </table:table-cell>
            <table:table-cell table:style-name="Table9.C31" office:value-type="string">
              <text:p text:style-name="Image">-<text:span text:style-name="T453">5.1</text:span></text:p>
            </table:table-cell>
          </table:table-row>
          <table:table-row>
            <table:table-cell table:style-name="Table9.B31" office:value-type="string">
              <text:p text:style-name="Image">0.123</text:p>
            </table:table-cell>
            <table:table-cell table:style-name="Table9.B31" office:value-type="string">
              <text:p text:style-name="Image">30</text:p>
            </table:table-cell>
            <table:table-cell table:style-name="Table9.C31" office:value-type="string">
              <text:p text:style-name="Image">-<text:span text:style-name="T453">5.3</text:span></text:p>
            </table:table-cell>
          </table:table-row>
          <table:table-row>
            <table:table-cell table:style-name="Table9.B31" office:value-type="string">
              <text:p text:style-name="Image">0.124</text:p>
            </table:table-cell>
            <table:table-cell table:style-name="Table9.B31" office:value-type="string">
              <text:p text:style-name="Image">31</text:p>
            </table:table-cell>
            <table:table-cell table:style-name="Table9.C31" office:value-type="string">
              <text:p text:style-name="Image">-<text:span text:style-name="T453">5.3</text:span></text:p>
            </table:table-cell>
          </table:table-row>
          <table:table-row>
            <table:table-cell table:style-name="Table9.B31" office:value-type="string">
              <text:p text:style-name="Image">0.125</text:p>
            </table:table-cell>
            <table:table-cell table:style-name="Table9.B31" office:value-type="string">
              <text:p text:style-name="Image">32</text:p>
            </table:table-cell>
            <table:table-cell table:style-name="Table9.C31" office:value-type="string">
              <text:p text:style-name="Image">-<text:span text:style-name="T453">5.3</text:span></text:p>
            </table:table-cell>
          </table:table-row>
          <table:table-row>
            <table:table-cell table:style-name="Table9.B31" office:value-type="string">
              <text:p text:style-name="Image">0.126</text:p>
            </table:table-cell>
            <table:table-cell table:style-name="Table9.B31" office:value-type="string">
              <text:p text:style-name="Image">32</text:p>
            </table:table-cell>
            <table:table-cell table:style-name="Table9.C31" office:value-type="string">
              <text:p text:style-name="Image">-<text:span text:style-name="T453">5.0</text:span></text:p>
            </table:table-cell>
          </table:table-row>
          <table:table-row>
            <table:table-cell table:style-name="Table9.B31" office:value-type="string">
              <text:p text:style-name="Image">0.127</text:p>
            </table:table-cell>
            <table:table-cell table:style-name="Table9.B31" office:value-type="string">
              <text:p text:style-name="Image">33</text:p>
            </table:table-cell>
            <table:table-cell table:style-name="Table9.C31" office:value-type="string">
              <text:p text:style-name="Image">-<text:span text:style-name="T453">4.5</text:span></text:p>
            </table:table-cell>
          </table:table-row>
          <table:table-row>
            <table:table-cell table:style-name="Table9.B31" office:value-type="string">
              <text:p text:style-name="Image">0.128</text:p>
            </table:table-cell>
            <table:table-cell table:style-name="Table9.B31" office:value-type="string">
              <text:p text:style-name="Image">30</text:p>
            </table:table-cell>
            <table:table-cell table:style-name="Table9.C31" office:value-type="string">
              <text:p text:style-name="Image">-<text:span text:style-name="T453">3.9</text:span></text:p>
            </table:table-cell>
          </table:table-row>
          <table:table-row>
            <table:table-cell table:style-name="Table9.B31" office:value-type="string">
              <text:p text:style-name="Image">0.129</text:p>
            </table:table-cell>
            <table:table-cell table:style-name="Table9.B31" office:value-type="string">
              <text:p text:style-name="Image">29</text:p>
            </table:table-cell>
            <table:table-cell table:style-name="Table9.C31" office:value-type="string">
              <text:p text:style-name="Image">-<text:span text:style-name="T453">3.2</text:span></text:p>
            </table:table-cell>
          </table:table-row>
          <table:table-row>
            <table:table-cell table:style-name="Table9.B31" office:value-type="string">
              <text:p text:style-name="Image">0.130</text:p>
            </table:table-cell>
            <table:table-cell table:style-name="Table9.B31" office:value-type="string">
              <text:p text:style-name="Image">28</text:p>
            </table:table-cell>
            <table:table-cell table:style-name="Table9.C31" office:value-type="string">
              <text:p text:style-name="Image">-<text:span text:style-name="T453">2.4</text:span></text:p>
            </table:table-cell>
          </table:table-row>
          <table:table-row>
            <table:table-cell table:style-name="Table9.B31" office:value-type="string">
              <text:p text:style-name="Image">0.131</text:p>
            </table:table-cell>
            <table:table-cell table:style-name="Table9.B31" office:value-type="string">
              <text:p text:style-name="Image">29</text:p>
            </table:table-cell>
            <table:table-cell table:style-name="Table9.C31" office:value-type="string">
              <text:p text:style-name="Image">-<text:span text:style-name="T453">1.4</text:span></text:p>
            </table:table-cell>
          </table:table-row>
          <table:table-row>
            <table:table-cell table:style-name="Table9.B31" office:value-type="string">
              <text:p text:style-name="Image">0.132</text:p>
            </table:table-cell>
            <table:table-cell table:style-name="Table9.B31" office:value-type="string">
              <text:p text:style-name="Image">29</text:p>
            </table:table-cell>
            <table:table-cell table:style-name="Table9.C31" office:value-type="string">
              <text:p text:style-name="Image">-<text:span text:style-name="T453">1.0</text:span></text:p>
            </table:table-cell>
          </table:table-row>
          <table:table-row>
            <table:table-cell table:style-name="Table9.B31" office:value-type="string">
              <text:p text:style-name="Image">0.133</text:p>
            </table:table-cell>
            <table:table-cell table:style-name="Table9.B31" office:value-type="string">
              <text:p text:style-name="Image">31</text:p>
            </table:table-cell>
            <table:table-cell table:style-name="Table9.C31" office:value-type="string">
              <text:p text:style-name="Image">-<text:span text:style-name="T453">0.4</text:span></text:p>
            </table:table-cell>
          </table:table-row>
          <table:table-row>
            <table:table-cell table:style-name="Table9.B31" office:value-type="string">
              <text:p text:style-name="Image">0.134</text:p>
            </table:table-cell>
            <table:table-cell table:style-name="Table9.B31" office:value-type="string">
              <text:p text:style-name="Image">30</text:p>
            </table:table-cell>
            <table:table-cell table:style-name="Table9.C31" office:value-type="string">
              <text:p text:style-name="Image">+0.4</text:p>
            </table:table-cell>
          </table:table-row>
          <table:table-row>
            <table:table-cell table:style-name="Table9.B31" office:value-type="string">
              <text:p text:style-name="Image">0.135</text:p>
            </table:table-cell>
            <table:table-cell table:style-name="Table9.B31" office:value-type="string">
              <text:p text:style-name="Image">28</text:p>
            </table:table-cell>
            <table:table-cell table:style-name="Table9.C31" office:value-type="string">
              <text:p text:style-name="Image">+1.1</text:p>
            </table:table-cell>
          </table:table-row>
          <text:soft-page-break/>
          <table:table-row>
            <table:table-cell table:style-name="Table9.B31" office:value-type="string">
              <text:p text:style-name="Image">0.136</text:p>
            </table:table-cell>
            <table:table-cell table:style-name="Table9.B31" office:value-type="string">
              <text:p text:style-name="Image">28</text:p>
            </table:table-cell>
            <table:table-cell table:style-name="Table9.C31" office:value-type="string">
              <text:p text:style-name="Image">+1.9</text:p>
            </table:table-cell>
          </table:table-row>
          <table:table-row>
            <table:table-cell table:style-name="Table9.B31" office:value-type="string">
              <text:p text:style-name="Image">0.137</text:p>
            </table:table-cell>
            <table:table-cell table:style-name="Table9.B31" office:value-type="string">
              <text:p text:style-name="Image">30</text:p>
            </table:table-cell>
            <table:table-cell table:style-name="Table9.C31" office:value-type="string">
              <text:p text:style-name="Image">+3.3</text:p>
            </table:table-cell>
          </table:table-row>
          <table:table-row>
            <table:table-cell table:style-name="Table9.B31" office:value-type="string">
              <text:p text:style-name="Image">0.138</text:p>
            </table:table-cell>
            <table:table-cell table:style-name="Table9.B31" office:value-type="string">
              <text:p text:style-name="Image">31</text:p>
            </table:table-cell>
            <table:table-cell table:style-name="Table9.C31" office:value-type="string">
              <text:p text:style-name="Image">+5.0</text:p>
            </table:table-cell>
          </table:table-row>
          <table:table-row>
            <table:table-cell table:style-name="Table9.B31" office:value-type="string">
              <text:p text:style-name="Image">0.139</text:p>
            </table:table-cell>
            <table:table-cell table:style-name="Table9.B31" office:value-type="string">
              <text:p text:style-name="Image">29</text:p>
            </table:table-cell>
            <table:table-cell table:style-name="Table9.C31" office:value-type="string">
              <text:p text:style-name="Image">+5.8</text:p>
            </table:table-cell>
          </table:table-row>
          <table:table-row>
            <table:table-cell table:style-name="Table9.B31" office:value-type="string">
              <text:p text:style-name="Image">0.140</text:p>
            </table:table-cell>
            <table:table-cell table:style-name="Table9.B31" office:value-type="string">
              <text:p text:style-name="Image">30</text:p>
            </table:table-cell>
            <table:table-cell table:style-name="Table9.C31" office:value-type="string">
              <text:p text:style-name="Image">+6.6</text:p>
            </table:table-cell>
          </table:table-row>
        </table:table>
        <text:p text:style-name="Image"><text:span text:style-name="T1">Таблица </text:span><text:span text:style-name="T63">5</text:span><text:span text:style-name="T1"> — доходности оптимальных портфелей </text:span><text:span text:style-name="T55">в 2015 году</text:span></text:p>
        <text:p text:style-name="Standard"><text:span text:style-name="T55">З</text:span><text:span text:style-name="T1">ависимость </text:span><text:span text:style-name="T56">доходности от стандартного отклонения портфеля </text:span><text:span text:style-name="T1">показана на рисунке </text:span><text:span text:style-name="T64">2</text:span><text:span text:style-name="T80">5</text:span><text:span text:style-name="T57">.</text:span></text:p>
        <text:p text:style-name="Image"><draw:frame draw:style-name="fr6" draw:name="Image21" text:anchor-type="char" svg:width="16.499cm" svg:height="8.116cm" draw:z-index="21"><draw:image xlink:href="Pictures/10000201000003270000018D7D599187E832221E.png" xlink:type="simple" xlink:show="embed" xlink:actuate="onLoad"/></draw:frame>Рисунок <text:span text:style-name="T463">25</text:span> — зависимость доходности от стандартного отклонения портфеля для эффективного множества, построенного из 500 бумаг <text:span text:style-name="T530">в 2015 году</text:span></text:p>
        <text:h text:style-name="P163" text:outline-level="3"><text:span text:style-name="T516">3.3.2. </text:span>Сравнение рассчитанных оптимальных портфелей с <text:span text:style-name="T458">российскими инвестиционными фондами, представленными на рынке</text:span></text:h>
        <text:p text:style-name="P53">«Паевые инвестиционные фонды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<text:soft-page-break/>как правило, это некая брокерская фирма — покупает определенный портфель ценных бумаг, депонируя их в траст. <text:span text:style-name="T303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».[2, стр.99]</text:span></text:p>
        <text:p text:style-name="P56">Среди всего разнообразия <text:span text:style-name="T517">паевых инвестиционных фондов (</text:span>ПИФов<text:span text:style-name="T517">)</text:span>, представленных на российском рынке, существует лишь <text:span text:style-name="T518">два</text:span> фонд<text:span text:style-name="T518">а</text:span>, инвестированных в американский фондовый рынок — ПИФ «Сбербанк-Америка»[18] и ПИФ «Райффайзен-США»[19] двух крупных игроков на российском финансовом рынке — Сбербанка и Райффайзен <text:span text:style-name="T518">Б</text:span>анка. <text:s/>Средства этих инвестиционных фондов, <text:span text:style-name="T526">согласно информации на веб-страницах этих фондов,</text:span> вложены в ETF SPDR S&amp;P500, который следует динамике американского индекса акций S&amp;P500, и, соответственно, повторяет его доходность.</text:p>
        <text:p text:style-name="Image"><draw:frame draw:style-name="fr6" draw:name="Image13" text:anchor-type="char" svg:width="16.499cm" svg:height="8.798cm" draw:z-index="26"><draw:image xlink:href="Pictures/10000201000002C1000001780825492AC1599B4E.png" xlink:type="simple" xlink:show="embed" xlink:actuate="onLoad"/></draw:frame>Рисунок <text:span text:style-name="T464">26</text:span> — график стоимости паев ETF SPDR S&amp;P500 (красный)<text:span text:style-name="T531">[20]</text:span>, «Райффайзен-США» (желтый)<text:span text:style-name="T531">[19]</text:span> и «Сбербанк-Америка» (зеленый)<text:span text:style-name="T531">[18]</text:span>. <text:soft-page-break/>Стоимости паев пересчитаны по курсу ЦБ<text:span text:style-name="T530">[35]</text:span> и нормализованы друг относительно друга</text:p>
        <text:p text:style-name="P52">На рисунке <text:span text:style-name="T526">выше</text:span> <text:span text:style-name="T465">п</text:span>редставлен график стоимости паев инвестиционных фондов <text:s/><text:span text:style-name="T304">«Сбербанк-Америка» </text:span>и<text:span text:style-name="T304"> «Райффайзен-США», </text:span>а также фонда <text:span text:style-name="T304">ETF 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304">ETF SPDR S&amp;P500 (другими словами, в первый рабочий день 2015 года за $496.43 можно было приобрести один пай фонда «Райффайзен-США», либо 2.5 пая ETF SPDR S&amp;P500, либо 23.16 паев фонда «Сбербанк-Америка»). </text:span></text:p>
        <text:p text:style-name="P129"><text:span text:style-name="T458">Также и</text:span>з рисунка <text:span text:style-name="T465">26</text:span> видно, <text:span text:style-name="T458">что </text:span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информационных веб-страницах обоих фондов [18][19]) занимают в портфеле российски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text:span text:style-name="T458">номинированная в долларах, </text:span>значительно проигрыва<text:span text:style-name="T526">е</text:span>т доходности целевого американского фонда, <text:span text:style-name="T458">как показано в</text:span> таблиц<text:span text:style-name="T458">е</text:span> <text:span text:style-name="T465">6</text:span>. <text:span text:style-name="T458">Здесь требуется отметить, что оба российских фонда оказались прибыльными в пересчете на рубли, однако стоит заметить, что курс доллара за этот же период также вырос на 29.5%. </text:span></text:p>
        <text:p text:style-name="Image"/>
        <text:p text:style-name="Image"/>
        <text:p text:style-name="Image"/>
        <text:p text:style-name="Image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ext:soft-page-break/>
          <table:table-row>
            <table:table-cell table:style-name="Table6.A1" table:number-rows-spanned="2" office:value-type="string">
              <text:p text:style-name="P191">Инвестиционный <text:span text:style-name="T457">фонд</text:span></text:p>
            </table:table-cell>
            <table:table-cell table:style-name="Table6.A1" table:number-columns-spanned="3" office:value-type="string">
              <text:p text:style-name="P191">Стоимость пая в начале периода <text:span text:style-name="T457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191">Стоимость пая в конце периода<text:span text:style-name="T457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191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191">Руб.</text:p>
            </table:table-cell>
            <table:table-cell table:style-name="Table6.B2" office:value-type="string">
              <text:p text:style-name="P191">Дол. США</text:p>
            </table:table-cell>
            <table:table-cell table:style-name="Table6.B2" office:value-type="string">
              <text:p text:style-name="P191">Курс доллара</text:p>
            </table:table-cell>
            <table:table-cell table:style-name="Table6.B2" office:value-type="string">
              <text:p text:style-name="P191">Руб.</text:p>
            </table:table-cell>
            <table:table-cell table:style-name="Table6.B2" office:value-type="string">
              <text:p text:style-name="P191">Дол. США</text:p>
            </table:table-cell>
            <table:table-cell table:style-name="Table6.B2" office:value-type="string">
              <text:p text:style-name="P191">Курс доллара</text:p>
            </table:table-cell>
            <table:table-cell table:style-name="Table6.B2" office:value-type="string">
              <text:p text:style-name="P191">Руб.</text:p>
            </table:table-cell>
            <table:table-cell table:style-name="Table6.I2" office:value-type="string">
              <text:p text:style-name="P191">Дол. США</text:p>
            </table:table-cell>
          </table:table-row>
          <table:table-row>
            <table:table-cell table:style-name="Table6.A4" office:value-type="string">
              <text:p text:style-name="P191">Сбербанк-Америка</text:p>
            </table:table-cell>
            <table:table-cell table:style-name="Table6.B4" office:value-type="string">
              <text:p text:style-name="P191">1205.07</text:p>
            </table:table-cell>
            <table:table-cell table:style-name="Table6.B2" office:value-type="string">
              <text:p text:style-name="P191">21.43</text:p>
            </table:table-cell>
            <table:table-cell table:style-name="Table6.D5" table:number-rows-spanned="3" office:value-type="string">
              <text:p text:style-name="P191">56.24</text:p>
            </table:table-cell>
            <table:table-cell table:style-name="Table6.E4" office:value-type="string">
              <text:p text:style-name="P191">1446.34</text:p>
            </table:table-cell>
            <table:table-cell table:style-name="Table6.B2" office:value-type="string">
              <text:p text:style-name="P191">19.85</text:p>
            </table:table-cell>
            <table:table-cell table:style-name="Table6.G5" table:number-rows-spanned="3" office:value-type="string">
              <text:p text:style-name="P191">72.88</text:p>
            </table:table-cell>
            <table:table-cell table:style-name="Table6.H4" office:value-type="string">
              <text:p text:style-name="P191"><text:span text:style-name="T457">+</text:span>20.02</text:p>
            </table:table-cell>
            <table:table-cell table:style-name="Table6.I2" office:value-type="string">
              <text:p text:style-name="P191">-<text:span text:style-name="T306">7.37</text:span></text:p>
            </table:table-cell>
          </table:table-row>
          <table:table-row>
            <table:table-cell table:style-name="Table6.A4" office:value-type="string">
              <text:p text:style-name="P191">Райффайзен-США</text:p>
            </table:table-cell>
            <table:table-cell table:style-name="Table6.B4" office:value-type="string">
              <text:p text:style-name="P191">27918.19</text:p>
            </table:table-cell>
            <table:table-cell table:style-name="Table6.B2" office:value-type="string">
              <text:p text:style-name="P191">496.41</text:p>
            </table:table-cell>
            <table:covered-table-cell/>
            <table:table-cell table:style-name="Table6.E4" office:value-type="string">
              <text:p text:style-name="P191">35221.49</text:p>
            </table:table-cell>
            <table:table-cell table:style-name="Table6.B2" office:value-type="string">
              <text:p text:style-name="P191">483.28</text:p>
            </table:table-cell>
            <table:covered-table-cell/>
            <table:table-cell table:style-name="Table6.H4" office:value-type="string">
              <text:p text:style-name="P191">+26.15</text:p>
            </table:table-cell>
            <table:table-cell table:style-name="Table6.I2" office:value-type="string">
              <text:p text:style-name="P191">-<text:span text:style-name="T457">2.6</text:span></text:p>
            </table:table-cell>
          </table:table-row>
          <table:table-row>
            <table:table-cell table:style-name="Table6.A5" office:value-type="string">
              <text:p text:style-name="P191">ETF SPDR S&amp;P500</text:p>
            </table:table-cell>
            <table:table-cell table:style-name="Table6.B5" office:value-type="string">
              <text:p text:style-name="P191">11166.45</text:p>
            </table:table-cell>
            <table:table-cell table:style-name="Table6.B2" office:value-type="string">
              <text:p text:style-name="P191">198.55</text:p>
            </table:table-cell>
            <table:covered-table-cell/>
            <table:table-cell table:style-name="Table6.E5" office:value-type="string">
              <text:p text:style-name="P191">14858.05</text:p>
            </table:table-cell>
            <table:table-cell table:style-name="Table6.B2" office:value-type="string">
              <text:p text:style-name="P191">203.87</text:p>
            </table:table-cell>
            <table:covered-table-cell/>
            <table:table-cell table:style-name="Table6.H5" office:value-type="string">
              <text:p text:style-name="P191">+33.05</text:p>
            </table:table-cell>
            <table:table-cell table:style-name="Table6.I2" office:value-type="string">
              <text:p text:style-name="P191">+2.7</text:p>
            </table:table-cell>
          </table:table-row>
        </table:table>
        <text:p text:style-name="Image">Таблица <text:span text:style-name="T462">6</text:span> — <text:span text:style-name="T305">доходность <text:s/>инвестиционных фондов ETF SPDR S&amp;P500, «Райффайзен-США» и «Сбербанк-Америка» за 2015 год</text:span></text:p>
        <text:p text:style-name="P54">Сравнив данные таблицы с данными рассчитанных оптимальных портфелей из таблицы, можно заметить, что доходность инвестиционного фонда «Сбербанк-Америка» за 2015 год (-7.37%) ниже показателей доходности самого худшего из рассчитанных <text:span text:style-name="T527">по модели Марковитца </text:span>оптимальных портфелей (-5.3%). <text:span text:style-name="T457">Это позволяет сделать вывод, что </text:span>стратегия управления данным фондом не является оптимальной. </text:p>
        <text:p text:style-name="P55"><text:span text:style-name="T459">Д</text:span>оходность фонда «Райффайзен-США» за 2015 год (-2.6% <text:span text:style-name="T459">в долларах</text:span>), <text:span text:style-name="T459">к примеру, вполне может быть обусловлена тем, что при управлении портфелем был просто выбран неудачный оптимальный портфель (например, таким, как портфель с мерой риска 0.115 или 0.116 из таблицы 5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</text:span><text:soft-page-break/><text:span text:style-name="T459">фонда (ETF SPDR S&amp;P500), должен произвести пересмотр портфеля, определить новое эффективное множество, при необходимости, изменить меру избегания риска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59">и</text:span> управления данным фондом.</text:p>
        <text:h text:style-name="Heading_20_3" text:outline-level="3">Выводы по главе</text:h>
        <text:p text:style-name="P57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57">В первом разделе главы обосновывается выбор языка программирования для разработки приложения (python) <text:span text:style-name="T473">и</text:span> среды выполнения приложения (вычислительная среда Ipython Notebook), <text:span text:style-name="T473">а также дано краткое описание внешних используемых библиотек и обосновывается из использование. </text:span></text:p>
        <text:p text:style-name="P58">Второй раздел главы посвящен всем этапам инвестиционного процесса с точки зрения разработанного приложения, основное внимание уделено этапу формирования и пересмотра инвестиционного портфеля, а также оценке его эффективности.</text:p>
        <text:p text:style-name="P58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58"/>
        <text:h text:style-name="P153" text:outline-level="1"><text:bookmark-start text:name="__RefHeading___Toc473_1574039482"/>ЗАКЛЮЧЕНИЕ<text:bookmark-end text:name="__RefHeading___Toc473_1574039482"/></text:h>
        <text:p text:style-name="Standard"><text:span text:style-name="T475">И</text:span><text:span text:style-name="T474">нвестиции в ценные бумаги </text:span><text:span text:style-name="T475">на данный момент </text:span><text:span text:style-name="T474">являются одним из самых доходных инструментов современного инвестора. </text:span><text:span text:style-name="T476">Благодаря существующему</text:span><text:span text:style-name="T474"> математическ</text:span><text:span text:style-name="T476">ому</text:span><text:span text:style-name="T474"> аппарат</text:span><text:span text:style-name="T476">у оценки эффективности </text:span><text:span text:style-name="T474"><text:s/>инвестирования в ценные бумаги,</text:span><text:span text:style-name="T476">у инвестора есть возможность получить <text:s/></text:span><text:span text:style-name="T474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Standard">В первой главе выпускной квалификационной работы рассмотрены основные понятия, <text:span text:style-name="T370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Standard">Основное внимание в главе уделено обыкновенным акциям <text:span text:style-name="T373">и инвестициям в них </text:span>— указаны <text:span text:style-name="T373">важные </text:span>основные свойства (<text:span text:style-name="T374">остаточное правопритязание и ограниченная ответственность акционера</text:span>); и рассмотрены различные типы стоимости (<text:span text:style-name="T375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71">30</text:span> крупнейших <text:span text:style-name="T371">публичных </text:span>компаний США; также <text:span text:style-name="T371">рассмотрено </text:span>изменение пропорции <text:span text:style-name="T371">выплачиваемых </text:span>дивидендов в полной доходности обыкновенных акций в исторической перспективе <text:span text:style-name="T371">для разных стран мира.</text:span></text:p>
        <text:p text:style-name="Standard"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Standard"><text:soft-page-break/>В<text:span text:style-name="T473">о</text:span> второй главе выпускной квалификационной работы <text:s/><text:span text:style-name="T423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<text:span text:style-name="T478">Основное внимание во втор</text:span>о<text:span text:style-name="T425">й</text:span> глав<text:span text:style-name="T478">е</text:span> <text:span text:style-name="T425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47"><text:s/>усреднению </text:span><text:span text:style-name="T248">его </text:span><text:span text:style-name="T247">рыночного риска</text:span><text:span text:style-name="T230">.</text:span></text:p>
        <text:p text:style-name="Standard">В третье разделе главы основное внимание уделено двум основным стратегиям управления инвестициями, <text:span text:style-name="T383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<text:span text:style-name="T191">На основе </text:span><text:span text:style-name="T194">проведенного</text:span><text:span text:style-name="T191"> </text:span><text:span text:style-name="T194">теоретического</text:span><text:span text:style-name="T192"> </text:span><text:span text:style-name="T194">исследования</text:span><text:span text:style-name="T192"> </text:span><text:span text:style-name="T194">была</text:span><text:span text:style-name="T191"> </text:span><text:span text:style-name="T194">спроектирована</text:span><text:span text:style-name="T191"> </text:span><text:span text:style-name="T194">и разработана</text:span><text:span text:style-name="T191"> </text:span><text:span text:style-name="T192">система оптимального распределения инвестиций в ценные бумаги, позволяющая </text:span><text:span text:style-name="T193">производить вычисление оптимальных инвестиционных портфелей в соответствии с современной теорией формирования портфеля.</text:span></text:p>
        <text:p text:style-name="Standard">В процессе выполнения выпускной квалификационной работы решены следующие задачи:</text:p>
        <text:list xml:id="list3913523746325" text:continue-list="list7811213771651790755" text:style-name="WW8Num4">
          <text:list-item>
            <text:p text:style-name="P106"><text:soft-page-break/>да<text:span text:style-name="T477">но</text:span> определение понятию инвестиции, <text:span text:style-name="T477">приведена</text:span> основн<text:span text:style-name="T477">ая</text:span> классификаци<text:span text:style-name="T477">я</text:span> инвестиций</text:p>
          </text:list-item>
          <text:list-item>
            <text:p text:style-name="P107"><text:span text:style-name="T477">указаны</text:span> основные этапы инвестиционного процесса</text:p>
          </text:list-item>
          <text:list-item>
            <text:p text:style-name="P109">рассмотрены теоретические основы современной теории формирования инвестиционного портфеля</text:p>
          </text:list-item>
          <text:list-item>
            <text:p text:style-name="P109">указаны <text:s/>методы оценки эффективности инвестиций</text:p>
          </text:list-item>
          <text:list-item>
            <text:p text:style-name="P106"><text:span text:style-name="T477">разработана</text:span> систем<text:span text:style-name="T477">а</text:span> оптимизации распределения инвестиций, показа<text:span text:style-name="T477">на</text:span> ее работу в нескольких практических примерах</text:p>
          </text:list-item>
          <text:list-item>
            <text:p text:style-name="P108">проведена оценка эффективности разработанной системы</text:p>
          </text:list-item>
        </text:list>
        <text:p text:style-name="Standard"><text:span text:style-name="T191">Таким образом, в результате проведенных исследований, </text:span><text:span text:style-name="T89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157" text:outline-level="1"><text:bookmark-start text:name="__RefHeading___Toc5328_859139803"/>СПИСОК ИСПОЛЬЗОВАННОЙ ЛИТЕРАТУРЫ<text:bookmark-end text:name="__RefHeading___Toc5328_859139803"/></text:h>
        <text:list xml:id="list11817374495395304" text:style-name="WW8Num3">
          <text:list-item>
            <text:p text:style-name="P117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117">Ц. Боди. Инвестиции: Учебник. М.: ЗАО «Олимп-Бизнес», 2013.</text:p>
          </text:list-item>
          <text:list-item>
            <text:p text:style-name="P170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171"><text:span text:style-name="T499">Шарп, У.Ф., <text:s/>Александер, Г.Д., Бэйли, Д.В. Инвестиции</text:span>. М.: ИНФРА-М, 2015.</text:p>
          </text:list-item>
          <text:list-item>
            <text:p text:style-name="P172"><text:span text:style-name="T495">Б. </text:span>Грэхем, <text:span text:style-name="T495">Д. </text:span>Додд. Анализ ценных бумаг. М.: ООО «И.Д. Вильямс», 2015. </text:p>
          </text:list-item>
          <text:list-item>
            <text:p text:style-name="P173"><text:span text:style-name="T481">Y. Hilpisch. Python for Finance: </text:span><text:span text:style-name="T485">Analize Big Financial Data</text:span><text:span text:style-name="T481">. O’Reilly Media</text:span><text:span text:style-name="T489">,</text:span><text:span text:style-name="T481"> 2015.</text:span></text:p>
          </text:list-item>
          <text:list-item>
            <text:p text:style-name="P173"><text:span text:style-name="T480">M. Levinson. The Economist Guide to Financial Markets, </text:span><text:span text:style-name="T482">6</text:span><text:span text:style-name="T469">th</text:span><text:span text:style-name="T480"> edition</text:span><text:span text:style-name="T482">. <text:s/>Profile Books Ltd., 2014.</text:span></text:p>
          </text:list-item>
          <text:list-item>
            <text:p text:style-name="P173"><text:span text:style-name="T482">A.</text:span><text:span text:style-name="T487"> Saunders, M.M. Cornett. Financial Markets and Institutions, 6</text:span><text:span text:style-name="T470">th</text:span><text:span text:style-name="T487"> edition. McGraw-Hill Education</text:span><text:span text:style-name="T482">., 201</text:span><text:span text:style-name="T487">5</text:span><text:span text:style-name="T482">.</text:span></text:p>
          </text:list-item>
          <text:list-item>
            <text:p text:style-name="P175"><text:span text:style-name="T482"><text:s/></text:span><text:span text:style-name="T483">M. Heydt. Mastering pandas for finance.</text:span><text:span text:style-name="T482"> </text:span><text:span text:style-name="T483">Packt Publishing,</text:span><text:span text:style-name="T482"> 201</text:span><text:span text:style-name="T483">5</text:span><text:span text:style-name="T482">.</text:span></text:p>
          </text:list-item>
          <text:list-item>
            <text:p text:style-name="P175"><text:span text:style-name="T482"><text:s/></text:span><text:span text:style-name="T484">J.M. Weiming. Mastering Python for Finance.</text:span><text:span text:style-name="T482"> </text:span><text:span text:style-name="T483">Packt Publishing,</text:span><text:span text:style-name="T482"> 201</text:span><text:span text:style-name="T483">5</text:span><text:span text:style-name="T482">.</text:span></text:p>
          </text:list-item>
          <text:list-item>
            <text:p text:style-name="P175"><text:span text:style-name="T488">H.M. </text:span><text:span text:style-name="T486">Markowitz. "Portfolio Selection". The Journal of Finance Vol. 7, No. 1 (Mar., 1952), pp. 77-91</text:span></text:p>
          </text:list-item>
          <text:list-item>
            <text:p text:style-name="P174"><text:a xlink:type="simple" xlink:href="https://www.python.org/" text:style-name="Internet_20_link" text:visited-style-name="Visited_20_Internet_20_Link"><text:span text:style-name="T494">https://www.python.org/</text:span></text:a></text:p>
          </text:list-item>
          <text:list-item>
            <text:p text:style-name="P176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177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178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179"><text:a xlink:type="simple" xlink:href="https://www.plannersfinancialservices.com/918764.pdf" text:style-name="Internet_20_link" text:visited-style-name="Visited_20_Internet_20_Link"><text:span text:style-name="T313">https://www.plannersfinancialservices.com/918764.pdf</text:span></text:a></text:p>
          </text:list-item>
          <text:list-item>
            <text:p text:style-name="P179"><text:a xlink:type="simple" xlink:href="http://pages.stern.nyu.edu/~adamodar/New_Home_Page/datafile/histretSP.html" text:style-name="Internet_20_link" text:visited-style-name="Visited_20_Internet_20_Link"><text:span text:style-name="T313">http://pages.stern.nyu.edu/~adamodar/New_Home_Page/datafile/histretSP.html</text:span></text:a></text:p>
          </text:list-item>
          <text:list-item>
            <text:p text:style-name="P181"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/text:p>
          </text:list-item>
          <text:list-item>
            <text:p text:style-name="P182"><text:soft-page-break/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</text:p>
          </text:list-item>
          <text:list-item>
            <text:p text:style-name="P182"><text:a xlink:type="simple" xlink:href="http://finance.yahoo.com/" text:style-name="Internet_20_link" text:visited-style-name="Visited_20_Internet_20_Link"><text:span text:style-name="T496">http://finance.yahoo.com/</text:span></text:a></text:p>
          </text:list-item>
          <text:list-item>
            <text:p text:style-name="P183"><text:a xlink:type="simple" xlink:href="https://ru.wikipedia.org/wiki/Дивиденд" text:style-name="Internet_20_link" text:visited-style-name="Visited_20_Internet_20_Link"><text:span text:style-name="T428">https://ru.wikipedia.org/wiki/Дивиденд</text:span></text:a></text:p>
          </text:list-item>
          <text:list-item>
            <text:p text:style-name="P184"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184"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26">Пузырь_доткомов</text:span></text:a></text:p>
          </text:list-item>
          <text:list-item>
            <text:p text:style-name="P184"><text:a xlink:type="simple" xlink:href="http://finance.yahoo.com/q?s=GSPC" text:style-name="Internet_20_link" text:visited-style-name="Visited_20_Internet_20_Link"><text:span text:style-name="T427">http://finance.yahoo.com/q?s=GSPC</text:span></text:a></text:p>
          </text:list-item>
          <text:list-item>
            <text:p text:style-name="P184"><text:a xlink:type="simple" xlink:href="http://www.etf.com/SPY" text:style-name="Internet_20_link" text:visited-style-name="Visited_20_Internet_20_Link"><text:span text:style-name="T466">http://www.etf.com/SPY</text:span></text:a></text:p>
          </text:list-item>
          <text:list-item>
            <text:p text:style-name="P185"><text:a xlink:type="simple" xlink:href="https://ru.wikipedia.org/wiki/Кривая_безразличия" text:style-name="Internet_20_link" text:visited-style-name="Visited_20_Internet_20_Link"><text:span text:style-name="T428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</text:p>
          </text:list-item>
          <text:list-item>
            <text:p text:style-name="P185"><text:a xlink:type="simple" xlink:href="http://ipython.org/notebook.html" text:style-name="Internet_20_link" text:visited-style-name="Visited_20_Internet_20_Link"><text:span text:style-name="T431">http://ipython.org/notebook.html</text:span></text:a></text:p>
          </text:list-item>
          <text:list-item>
            <text:p text:style-name="P185"><text:a xlink:type="simple" xlink:href="http://pandas.pydata.org/" text:style-name="Internet_20_link" text:visited-style-name="Visited_20_Internet_20_Link"><text:span text:style-name="T442">http://pandas.pydata.org/</text:span></text:a></text:p>
          </text:list-item>
          <text:list-item>
            <text:p text:style-name="P185"><text:a xlink:type="simple" xlink:href="http://www.numpy.org/" text:style-name="Internet_20_link" text:visited-style-name="Visited_20_Internet_20_Link"><text:span text:style-name="T443">http://www.numpy.org/</text:span></text:a></text:p>
          </text:list-item>
          <text:list-item>
            <text:p text:style-name="P185"><text:a xlink:type="simple" xlink:href="http://www.scipy.org/scipylib/index.html" text:style-name="Internet_20_link" text:visited-style-name="Visited_20_Internet_20_Link"><text:span text:style-name="T443">http://www.scipy.org/scipylib/index.html</text:span></text:a></text:p>
          </text:list-item>
          <text:list-item>
            <text:p text:style-name="P185"><text:a xlink:type="simple" xlink:href="http://matplotlib.org/" text:style-name="Internet_20_link" text:visited-style-name="Visited_20_Internet_20_Link"><text:span text:style-name="T444">http://matplotlib.org/</text:span></text:a></text:p>
          </text:list-item>
          <text:list-item>
            <text:p text:style-name="P185"><text:a xlink:type="simple" xlink:href="https://www.nyse.com/listings_directory/stock" text:style-name="Internet_20_link" text:visited-style-name="Visited_20_Internet_20_Link"><text:span text:style-name="T447">https://www.nyse.com/listings_directory/stock</text:span></text:a></text:p>
          </text:list-item>
          <text:list-item>
            <text:p text:style-name="P185"><text:a xlink:type="simple" xlink:href="http://moex.com/" text:style-name="Internet_20_link" text:visited-style-name="Visited_20_Internet_20_Link"><text:span text:style-name="T448">http://moex.com/</text:span></text:a></text:p>
          </text:list-item>
          <text:list-item>
            <text:p text:style-name="P185"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428">https://ru.wikipedia.org/wiki/Последовательное_квадратичное_программирование</text:span></text:a></text:p>
          </text:list-item>
          <text:list-item>
            <text:p text:style-name="P186"><text:a xlink:type="simple" xlink:href="http://www.cbr.ru/currency_base/dynamics.aspx" text:style-name="Internet_20_link" text:visited-style-name="Visited_20_Internet_20_Link">http://www.cbr.ru/currency_base/dynamics.aspx</text:a></text:p>
          </text:list-item>
          <text:list-item>
            <text:p text:style-name="P187"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</text:p>
          </text:list-item>
          <text:list-item>
            <text:p text:style-name="P188"><text:a xlink:type="simple" xlink:href="https://ru.wikipedia.org/wiki/Облигация" text:style-name="Internet_20_link" text:visited-style-name="Visited_20_Internet_20_Link"><text:span text:style-name="T428">https://ru.wikipedia.org/wiki/</text:span></text:a><text:a xlink:type="simple" xlink:href="https://ru.wikipedia.org/wiki/Облигация" text:style-name="Internet_20_link" text:visited-style-name="Visited_20_Internet_20_Link">Облигация</text:a></text:p>
          </text:list-item>
          <text:list-item>
            <text:p text:style-name="P188"><text:a xlink:type="simple" xlink:href="https://ru.wikipedia.org/wiki/Среднеквадратическое_отклонение" text:style-name="Internet_20_link" text:visited-style-name="Visited_20_Internet_20_Link"><text:span text:style-name="T428">https://ru.wikipedia.org/wiki</text:span></text:a><text:a xlink:type="simple" xlink:href="https://ru.wikipedia.org/wiki/Среднеквадратическое_отклонение" text:style-name="Internet_20_link" text:visited-style-name="Visited_20_Internet_20_Link"><text:span text:style-name="T428">/</text:span></text:a><text:a xlink:type="simple" xlink:href="https://ru.wikipedia.org/wiki/Среднеквадратическое_отклонение" text:style-name="Internet_20_link" text:visited-style-name="Visited_20_Internet_20_Link"><text:span text:style-name="T428">Среднеквадратическое_отклонение</text:span></text:a></text:p>
          </text:list-item>
          <text:list-item>
            <text:p text:style-name="P188"><text:a xlink:type="simple" xlink:href="https://ru.wikipedia.org/wiki/Дисперсия_случайной_величины" text:style-name="Internet_20_link" text:visited-style-name="Visited_20_Internet_20_Link"><text:span text:style-name="T428">https://ru.wikipedia.org/wiki/Дисперсия_случайной_величины</text:span></text:a></text:p>
          </text:list-item>
          <text:list-item>
            <text:p text:style-name="P180"><text:a xlink:type="simple" xlink:href="https://ru.wikipedia.org/wiki/Ковариация" text:style-name="Internet_20_link" text:visited-style-name="Visited_20_Internet_20_Link"><text:span text:style-name="T428">https://ru.wikipedia.org/wiki/Ковариация</text:span></text:a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loext:graphic-properties draw:fill="none"/>
      <style:paragraph-properties fo:margin-left="0.101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Image" style:family="paragraph" style:parent-style-name="Standard">
      <loext:graphic-properties draw:fill="none"/>
      <style:paragraph-properties fo:margin-left="0cm" fo:margin-right="0cm" fo:margin-top="0.201cm" fo:margin-bottom="0.201cm" loext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3cm" fo:margin-right="1.501cm" style:shadow="none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fo:background-color="transparent" style:dynamic-spacing="false" draw:fill="none"/>
      </style:header-style>
      <style:footer-style>
        <style:header-footer-properties svg:height="0.499cm" fo:margin-left="0cm" fo:margin-right="0cm" fo:margin-top="0cm" style:shadow="none" fo:background-color="transparent" style:dynamic-spacing="true" draw:fill="none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5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22T00:39:11.228584446</dc:date>
    <meta:editing-cycles>831</meta:editing-cycles>
    <meta:editing-duration>P4DT8H42M1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8" meta:image-count="30" meta:object-count="141" meta:page-count="81" meta:paragraph-count="836" meta:word-count="12510" meta:character-count="99019" meta:non-whitespace-character-count="86647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5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9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1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4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115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19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r</mi>
        <mi>i</mi>
      </msub>
    </mrow>
    <annotation encoding="StarMath 5.0">r_p = sum from i=1 to N X_i r_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0/content.xml><?xml version="1.0" encoding="utf-8"?>
<math xmlns="http://www.w3.org/1998/Math/MathML" display="block">
  <semantics>
    <mi>i</mi>
    <annotation encoding="StarMath 5.0">i</annotation>
  </semantics>
</math>
</file>

<file path=Object 121/content.xml><?xml version="1.0" encoding="utf-8"?>
<math xmlns="http://www.w3.org/1998/Math/MathML" display="block">
  <semantics>
    <mi>N</mi>
    <annotation encoding="StarMath 5.0">N</annotation>
  </semantics>
</math>
</file>

<file path=Object 12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2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124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3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8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d + w_1 - w_0 }over w_0</annotation>
  </semantics>
</math>
</file>

<file path=Object 140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3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i>d</mi>
    <annotation encoding="StarMath 5.0">d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61/content.xml><?xml version="1.0" encoding="utf-8"?>
<math xmlns="http://www.w3.org/1998/Math/MathML" display="block">
  <semantics>
    <mi>j</mi>
    <annotation encoding="StarMath 5.0">j</annotation>
  </semantics>
</math>
</file>

<file path=Object 162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16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5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50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6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2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